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3mm" fo:break-before="auto" style:use-optimal-row-height="true"/>
    </style:style>
    <style:style style:name="ro5" style:family="table-row">
      <style:table-row-properties style:row-height="3.07mm" fo:break-before="auto" style:use-optimal-row-height="true"/>
    </style:style>
    <style:style style:name="ro6" style:family="table-row">
      <style:table-row-properties style:row-height="3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8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8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7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7">
      <style:table-cell-properties fo:wrap-option="wrap"/>
      <style:text-properties fo:color="#7e0021"/>
    </style:style>
    <style:style style:name="ce18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3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3">
      <style:table-cell-properties fo:wrap-option="wrap"/>
      <style:text-properties fo:color="#7e0021"/>
    </style:style>
    <style:style style:name="ce23" style:family="table-cell" style:parent-style-name="Default" style:data-style-name="N188">
      <style:table-cell-properties fo:wrap-option="wrap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88">
      <style:table-cell-properties fo:wrap-option="wrap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88">
      <style:table-cell-properties fo:wrap-option="wrap"/>
    </style:style>
    <style:style style:name="ce26" style:family="table-cell" style:parent-style-name="Default" style:data-style-name="N3">
      <style:table-cell-properties fo:wrap-option="wrap"/>
    </style:style>
    <style:style style:name="ce27" style:family="table-cell" style:parent-style-name="Default" style:data-style-name="N3">
      <style:text-properties fo:color="#0000ff" fo:font-weight="normal" style:font-weight-asian="normal" style:font-weight-complex="normal"/>
    </style:style>
    <style:style style:name="ce28" style:family="table-cell" style:parent-style-name="Default" style:data-style-name="N1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 fo:font-style="italic" style:font-style-asian="italic" style:font-style-complex="italic"/>
    </style:style>
    <style:style style:name="ce30" style:family="table-cell" style:parent-style-name="Default" style:data-style-name="N192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3">
      <style:text-properties fo:color="#0000ff" fo:font-style="italic" style:font-style-asian="italic" style:font-style-complex="italic"/>
    </style:style>
    <style:style style:name="ce33" style:family="table-cell" style:parent-style-name="Default" style:data-style-name="N3">
      <style:text-properties fo:color="#666666" fo:font-style="italic" style:font-style-asian="italic" style:font-style-complex="italic"/>
    </style:style>
    <style:style style:name="ce34" style:family="table-cell" style:parent-style-name="Default">
      <style:text-properties style:use-window-font-color="true" fo:font-style="italic" style:font-style-asian="italic" style:font-style-complex="italic"/>
    </style:style>
    <style:style style:name="ce35" style:family="table-cell" style:parent-style-name="Default" style:data-style-name="N192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3"/>
    <style:style style:name="ce38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weight="bold" style:font-name-asian="Droid Sans Fallback" style:font-weight-asian="bold" style:font-name-complex="Arial1" style:font-weight-complex="bold"/>
    </style:style>
    <style:style style:name="ce40" style:family="table-cell" style:parent-style-name="Default" style:data-style-name="N192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 style:data-style-name="N201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 style:data-style-name="N192">
      <style:text-properties fo:font-style="italic" style:font-style-asian="italic" style:font-style-complex="italic"/>
    </style:style>
    <style:style style:name="ce47" style:family="table-cell" style:parent-style-name="Default" style:data-style-name="N11"/>
    <style:style style:name="ce48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49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fo:font-style="normal" style:font-style-asian="normal" style:font-style-complex="normal"/>
    </style:style>
    <style:style style:name="ce51" style:family="table-cell" style:parent-style-name="Default" style:data-style-name="N192"/>
    <style:style style:name="ce52" style:family="table-cell" style:parent-style-name="Default" style:data-style-name="N187">
      <style:text-properties fo:font-style="italic" style:font-style-asian="italic" style:font-style-complex="italic"/>
    </style:style>
    <style:style style:name="ce53" style:family="table-cell" style:parent-style-name="Default" style:data-style-name="N201">
      <style:table-cell-properties fo:wrap-option="wrap"/>
    </style:style>
    <style:style style:name="ce54" style:family="table-cell" style:parent-style-name="Default" style:data-style-name="N192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92">
      <style:table-cell-properties style:text-align-source="fix" style:repeat-content="false"/>
      <style:paragraph-properties fo:text-align="center" fo:margin-left="0mm"/>
      <style:text-properties fo:color="#999999"/>
    </style:style>
    <style:style style:name="ce56" style:family="table-cell" style:parent-style-name="Default" style:data-style-name="N192">
      <style:table-cell-properties style:text-align-source="fix" style:repeat-content="false"/>
      <style:paragraph-properties fo:text-align="center" fo:margin-left="0mm"/>
      <style:text-properties fo:color="#999999" fo:font-style="normal" style:font-style-asian="normal" style:font-style-complex="normal"/>
    </style:style>
    <style:style style:name="ce57" style:family="table-cell" style:parent-style-name="Default" style:data-style-name="N4"/>
    <style:style style:name="ce58" style:family="table-cell" style:parent-style-name="Default" style:data-style-name="N207"/>
    <style:style style:name="ce59" style:family="table-cell" style:parent-style-name="Default" style:data-style-name="N207">
      <style:table-cell-properties fo:background-color="transparent" fo:wrap-option="wrap" fo:border="0.06pt solid #000000" style:vertical-align="middle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#bddd8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 style:data-style-name="N192">
      <style:text-properties fo:color="#c0c0c0"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64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5" style:family="table-cell" style:parent-style-name="Default" style:data-style-name="N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 style:data-style-name="N1">
      <style:text-properties fo:font-size="7pt" style:font-size-asian="7pt" style:font-size-complex="7pt"/>
    </style:style>
    <style:style style:name="ce67" style:family="table-cell" style:parent-style-name="Default" style:data-style-name="N201">
      <style:text-properties fo:font-size="7pt" style:font-size-asian="7pt" style:font-size-complex="7pt"/>
    </style:style>
    <style:style style:name="ce68" style:family="table-cell" style:parent-style-name="Default" style:data-style-name="N3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fo:color="#cccccc" fo:font-size="7pt" style:font-size-asian="7pt" style:font-size-complex="7pt"/>
    </style:style>
    <style:style style:name="ce7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</style:style>
    <style:style style:name="ce71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4" style:family="table-cell" style:parent-style-name="Default" style:data-style-name="N187">
      <style:table-cell-properties fo:wrap-option="wrap"/>
      <style:text-properties fo:color="#c0c0c0" fo:font-size="7pt" fo:font-style="italic" style:font-size-asian="7pt" style:font-style-asian="italic" style:font-size-complex="7pt" style:font-style-complex="italic"/>
    </style:style>
    <style:style style:name="ce75" style:family="table-cell" style:parent-style-name="Default">
      <style:table-cell-properties fo:background-color="#ffcc99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11"/>
    </style:style>
    <style:style style:name="ce7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4"/>
    </style:style>
    <style:style style:name="ce7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5"/>
    </style:style>
    <style:style style:name="ce7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6"/>
    </style:style>
    <style:style style:name="ce8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7"/>
    </style:style>
    <style:style style:name="ce8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8"/>
    </style:style>
    <style:style style:name="ce82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style:font-name="Arial" fo:font-weight="normal" style:font-name-asian="Droid Sans Fallback" style:font-weight-asian="normal" style:font-name-complex="Arial1" style:font-weight-complex="normal"/>
    </style:style>
    <style:style style:name="ce83" style:family="table-cell" style:parent-style-name="Default" style:data-style-name="N192">
      <style:table-cell-properties fo:background-color="#bddd8d" style:text-align-source="fix" style:repeat-content="false"/>
      <style:paragraph-properties fo:text-align="center" fo:margin-left="0mm"/>
      <style:text-properties style:font-name="Arial" fo:font-weight="bold" style:font-name-asian="Droid Sans Fallback" style:font-weight-asian="bold" style:font-name-complex="Arial1" style:font-weight-complex="bold"/>
    </style:style>
    <style:style style:name="ce84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fo:color="#0000ff" fo:font-weight="normal" style:font-weight-asian="normal" style:font-weight-complex="normal"/>
    </style:style>
    <style:style style:name="ce85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192">
      <style:table-cell-properties fo:background-color="#bddd8d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 style:data-style-name="N3">
      <style:table-cell-properties fo:background-color="#bddd8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.G11"/>
    </style:style>
    <style:style style:name="ce89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style:font-name="Arial" fo:font-weight="normal" style:font-name-asian="Droid Sans Fallback" style:font-weight-asian="normal" style:font-name-complex="Arial1" style:font-weight-complex="normal"/>
    </style:style>
    <style:style style:name="ce90" style:family="table-cell" style:parent-style-name="Default" style:data-style-name="N192">
      <style:table-cell-properties fo:background-color="#ffcc99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fo:color="#0000ff" fo:font-weight="normal" style:font-weight-asian="normal" style:font-weight-complex="normal"/>
    </style:style>
    <style:style style:name="ce92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">
      <style:table-cell-properties fo:background-color="#ffcc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187">
      <style:text-properties fo:font-size="7pt" fo:font-style="italic" style:font-size-asian="7pt" style:font-style-asian="italic" style:font-size-complex="7pt" style:font-style-complex="italic"/>
    </style:style>
    <style:style style:name="ce95" style:family="table-cell" style:parent-style-name="Default" style:data-style-name="N201">
      <style:table-cell-properties fo:wrap-option="wrap"/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97" style:family="table-cell" style:parent-style-name="Default" style:data-style-name="N10">
      <style:text-properties fo:font-size="7pt" style:font-size-asian="7pt" style:font-size-complex="7pt"/>
    </style:style>
    <style:style style:name="ce98" style:family="table-cell" style:parent-style-name="Default" style:data-style-name="N10"/>
    <style:style style:name="ce99" style:family="table-cell" style:parent-style-name="Default" style:data-style-name="N3">
      <style:text-properties fo:font-weight="bold" style:font-weight-asian="bold" style:font-weight-complex="bold"/>
    </style:style>
    <style:style style:name="ce100" style:family="table-cell" style:parent-style-name="Default" style:data-style-name="N10">
      <style:text-properties fo:font-weight="bold" style:font-weight-asian="bold" style:font-weight-complex="bold"/>
    </style:style>
    <style:style style:name="ce101" style:family="table-cell" style:parent-style-name="Default" style:data-style-name="N4">
      <style:text-properties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104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105" style:family="table-cell" style:parent-style-name="Default" style:data-style-name="N188">
      <style:text-properties fo:font-size="7pt" style:font-size-asian="7pt" style:font-size-complex="7pt"/>
    </style:style>
    <style:style style:name="ce106" style:family="table-cell" style:parent-style-name="Default" style:data-style-name="N1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8" style:family="table-cell" style:parent-style-name="Default" style:data-style-name="N3">
      <style:text-properties fo:font-style="italic" style:font-style-asian="italic" style:font-style-complex="italic"/>
    </style:style>
    <style:style style:name="ce109" style:family="table-cell" style:parent-style-name="Default" style:data-style-name="N188"/>
    <style:style style:name="ce110" style:family="table-cell" style:parent-style-name="Default">
      <style:table-cell-properties fo:background-color="#ffff66"/>
      <style:text-properties fo:font-size="7pt" fo:font-weight="bold" style:font-size-asian="7pt" style:font-weight-asian="bold" style:font-size-complex="7pt" style:font-weight-complex="bold"/>
    </style:style>
    <style:style style:name="ce111" style:family="table-cell" style:parent-style-name="Default">
      <style:table-cell-properties fo:background-color="#ffff66"/>
      <style:text-properties fo:font-size="7pt" style:text-underline-style="solid" style:text-underline-width="auto" style:text-underline-color="font-color" style:font-size-asian="7pt" style:font-size-complex="7pt"/>
    </style:style>
    <style:style style:name="ce112" style:family="table-cell" style:parent-style-name="Default" style:data-style-name="N3">
      <style:text-properties fo:font-size="7pt" style:font-size-asian="7pt" style:font-size-complex="7pt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ackground-color="#93f2af"/>
      <style:text-properties fo:font-size="7pt" fo:font-weight="bold" style:font-size-asian="7pt" style:font-weight-asian="bold" style:font-size-complex="7pt" style:font-weight-complex="bold"/>
    </style:style>
    <style:style style:name="ce115" style:family="table-cell" style:parent-style-name="Default">
      <style:table-cell-properties fo:background-color="#93f2af"/>
      <style:text-properties fo:font-size="7pt" style:text-underline-style="solid" style:text-underline-width="auto" style:text-underline-color="font-color" style:font-size-asian="7pt" style:font-size-complex="7pt"/>
    </style:style>
    <style:style style:name="ce116" style:family="table-cell" style:parent-style-name="Default" style:data-style-name="N20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1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11"/>
    </style:style>
    <style:style style:name="ce11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2"/>
    </style:style>
    <style:style style:name="ce11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3"/>
    </style:style>
    <style:style style:name="ce12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4"/>
    </style:style>
    <style:style style:name="ce12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5"/>
    </style:style>
    <style:style style:name="ce122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6"/>
    </style:style>
    <style:style style:name="ce123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7"/>
    </style:style>
    <style:style style:name="ce12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8"/>
    </style:style>
    <style:style style:name="ce125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2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2]" style:apply-style-name="Warnung" style:base-cell-address="Recupmap_80_B.G12"/>
    </style:style>
    <style:style style:name="ce12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3]" style:apply-style-name="Warnung" style:base-cell-address="Recupmap_80_B.G13"/>
    </style:style>
    <style:style style:name="ce12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4]" style:apply-style-name="Warnung" style:base-cell-address="Recupmap_80_B.G14"/>
    </style:style>
    <style:style style:name="ce13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5]" style:apply-style-name="Warnung" style:base-cell-address="Recupmap_80_B.G15"/>
    </style:style>
    <style:style style:name="ce13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6]" style:apply-style-name="Warnung" style:base-cell-address="Recupmap_80_B.G16"/>
    </style:style>
    <style:style style:name="ce13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7]" style:apply-style-name="Warnung" style:base-cell-address="Recupmap_80_B.G17"/>
    </style:style>
    <style:style style:name="ce133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8]" style:apply-style-name="Warnung" style:base-cell-address="Recupmap_80_B.G18"/>
    </style:style>
    <style:style style:name="ce134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9]" style:apply-style-name="Warnung" style:base-cell-address="Recupmap_80_B.G19"/>
    </style:style>
    <style:style style:name="ce135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0]" style:apply-style-name="Warnung" style:base-cell-address="Recupmap_80_B.G20"/>
    </style:style>
    <style:style style:name="ce136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1]" style:apply-style-name="Warnung" style:base-cell-address="Recupmap_80_B.G21"/>
    </style:style>
    <style:style style:name="ce13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2]" style:apply-style-name="Warnung" style:base-cell-address="Recupmap_80_B.G22"/>
    </style:style>
    <style:style style:name="ce13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3]" style:apply-style-name="Warnung" style:base-cell-address="Recupmap_80_B.G23"/>
    </style:style>
    <style:style style:name="ce13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4]" style:apply-style-name="Warnung" style:base-cell-address="Recupmap_80_B.G24"/>
    </style:style>
    <style:style style:name="ce14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5]" style:apply-style-name="Warnung" style:base-cell-address="Recupmap_80_B.G25"/>
    </style:style>
    <style:style style:name="ce14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6]" style:apply-style-name="Warnung" style:base-cell-address="Recupmap_80_B.G26"/>
    </style:style>
    <style:style style:name="ce14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7]" style:apply-style-name="Warnung" style:base-cell-address="Recupmap_80_B.G27"/>
    </style:style>
    <style:style style:name="ce143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8]" style:apply-style-name="Warnung" style:base-cell-address="Recupmap_80_B.G28"/>
    </style:style>
    <style:style style:name="ce144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9]" style:apply-style-name="Warnung" style:base-cell-address="Recupmap_80_B.G29"/>
    </style:style>
    <style:style style:name="ce145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0]" style:apply-style-name="Warnung" style:base-cell-address="Recupmap_80_B.G30"/>
    </style:style>
    <style:style style:name="ce146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1]" style:apply-style-name="Warnung" style:base-cell-address="Recupmap_80_B.G31"/>
    </style:style>
    <style:style style:name="ce14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2]" style:apply-style-name="Warnung" style:base-cell-address="Recupmap_80_B.G32"/>
    </style:style>
    <style:style style:name="ce14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3]" style:apply-style-name="Warnung" style:base-cell-address="Recupmap_80_B.G33"/>
    </style:style>
    <style:style style:name="ce14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4]" style:apply-style-name="Warnung" style:base-cell-address="Recupmap_80_B.G34"/>
    </style:style>
    <style:style style:name="ce150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35]" style:apply-style-name="Warnung" style:base-cell-address="Recupmap_80_B.G35"/>
    </style:style>
    <style:style style:name="ce15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6]" style:apply-style-name="Warnung" style:base-cell-address="Recupmap_80_B.G36"/>
    </style:style>
    <style:style style:name="ce15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7]" style:apply-style-name="Warnung" style:base-cell-address="Recupmap_80_B.G37"/>
    </style:style>
    <style:style style:name="ce153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8]" style:apply-style-name="Warnung" style:base-cell-address="Recupmap_80_B.G38"/>
    </style:style>
    <style:style style:name="ce154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9]" style:apply-style-name="Warnung" style:base-cell-address="Recupmap_80_B.G39"/>
    </style:style>
    <style:style style:name="ce155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0]" style:apply-style-name="Warnung" style:base-cell-address="Recupmap_80_B.G40"/>
    </style:style>
    <style:style style:name="ce156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1]" style:apply-style-name="Warnung" style:base-cell-address="Recupmap_80_B.G41"/>
    </style:style>
    <style:style style:name="ce15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2]" style:apply-style-name="Warnung" style:base-cell-address="Recupmap_80_B.G42"/>
    </style:style>
    <style:style style:name="ce15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3]" style:apply-style-name="Warnung" style:base-cell-address="Recupmap_80_B.G43"/>
    </style:style>
    <style:style style:name="ce15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4]" style:apply-style-name="Warnung" style:base-cell-address="Recupmap_80_B.G44"/>
    </style:style>
    <style:style style:name="ce16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5]" style:apply-style-name="Warnung" style:base-cell-address="Recupmap_80_B.G45"/>
    </style:style>
    <style:style style:name="ce16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6]" style:apply-style-name="Warnung" style:base-cell-address="Recupmap_80_B.G46"/>
    </style:style>
    <style:style style:name="ce16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7]" style:apply-style-name="Warnung" style:base-cell-address="Recupmap_80_B.G47"/>
    </style:style>
    <style:style style:name="ce163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8]" style:apply-style-name="Warnung" style:base-cell-address="Recupmap_80_B.G48"/>
    </style:style>
    <style:style style:name="ce164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org.E11"/>
    </style:style>
    <style:style style:name="ce166" style:family="table-cell" style:parent-style-name="Default" style:data-style-name="N207">
      <style:text-properties fo:font-size="7pt" style:font-size-asian="7pt" style:font-size-complex="7pt"/>
    </style:style>
    <style:style style:name="gr1" style:family="graphic">
      <style:graphic-properties draw:stroke="solid" svg:stroke-width="1mm" draw:marker-start-width="3.5mm" draw:marker-end-width="3.5mm" draw:fill="non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3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Powermap_80" table:style-name="ta1">
        <table:shapes>
          <draw:frame draw:z-index="0" draw:style-name="gr1" draw:text-style-name="P1" svg:width="192.88mm" svg:height="139.11mm" svg:x="168.04mm" svg:y="12.5mm">
            <loext:p draw:notify-on-update-of-ranges="Powermap_80.C25:Powermap_80.C33 Powermap_80.A23:Powermap_80.A23 Powermap_80.D25:Powermap_80.D33 Powermap_80.C25:Powermap_80.C33 Powermap_80.E24:Powermap_80.E24 Powermap_80.E25:Powermap_80.E33 Powermap_80.C11:Powermap_80.C19 Powermap_80.A9:Powermap_80.A9 Powermap_80.D11:Powermap_80.D19 Powermap_80.C11:Powermap_80.C19 Powermap_80.E10:Powermap_80.E10 Powermap_80.E11:Powermap_80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45"/>
        <table:table-column table:style-name="co1" table:number-columns-repeated="2" table:default-cell-style-name="ce53"/>
        <table:table-column table:style-name="co1" table:default-cell-style-name="ce9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110" calcext:value-type="float">
            <text:p>110,0</text:p>
          </table:table-cell>
          <table:table-cell table:style-name="ce15" office:value-type="percentage" office:value="1.6" calcext:value-type="percentage">
            <text:p>160%</text:p>
          </table:table-cell>
          <table:table-cell table:style-name="ce15" office:value-type="percentage" office:value="1.27" calcext:value-type="percentage">
            <text:p>127%</text:p>
          </table:table-cell>
          <table:table-cell table:style-name="ce15" office:value-type="percentage" office:value="1.19" calcext:value-type="percentage">
            <text:p>119%</text:p>
          </table:table-cell>
          <table:table-cell table:style-name="ce28" office:value-type="percentage" office:value="1.07" calcext:value-type="percentage">
            <text:p>107%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7250)" office:value-type="float" office:value="9968.75" calcext:value-type="float">
            <text:p>9969</text:p>
          </table:table-cell>
          <table:table-cell table:style-name="ce16" table:formula="of:=MIN(IF([.F2]&lt;&gt;&quot;&quot;;200;70.125);[.C5]*[.C2])" office:value-type="float" office:value="88" calcext:value-type="float">
            <text:p>88,000</text:p>
          </table:table-cell>
          <table:table-cell table:style-name="ce21" table:formula="of:=[.D5]*MIN(IF([.F2]&lt;&gt;&quot;&quot;;2.54;1.39);[.D2])" office:value-type="float" office:value="15471.14" calcext:value-type="float">
            <text:p>15.471</text:p>
          </table:table-cell>
          <table:table-cell table:style-name="ce21" table:formula="of:=[.E5]*MIN(IF([.F2]&lt;&gt;&quot;&quot;;2.54;1.3);[.E2])" office:value-type="float" office:value="15470" calcext:value-type="float">
            <text:p>15.470</text:p>
          </table:table-cell>
          <table:table-cell table:style-name="ce21" table:formula="of:=[.F5]*MIN(IF([.F2]&lt;&gt;&quot;&quot;;1.2;1);[.F2])" office:value-type="float" office:value="481.5" calcext:value-type="float">
            <text:p>482</text:p>
          </table:table-cell>
          <table:table-cell table:style-name="ce32" table:formula="of:=[.F4]*35/[.$F$7]" office:value-type="float" office:value="17554.6875" calcext:value-type="float">
            <text:p>17.5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80" calcext:value-type="float">
            <text:p>80,0</text:p>
          </table:table-cell>
          <table:table-cell table:style-name="ce17" office:value-type="float" office:value="55" calcext:value-type="float">
            <text:p>55,000</text:p>
          </table:table-cell>
          <table:table-cell table:style-name="ce22" office:value-type="float" office:value="12182" calcext:value-type="float">
            <text:p>12.182</text:p>
          </table:table-cell>
          <table:table-cell table:style-name="ce22" office:value-type="float" office:value="13000" calcext:value-type="float">
            <text:p>13.000</text:p>
          </table:table-cell>
          <table:table-cell table:style-name="ce22" office:value-type="float" office:value="450" calcext:value-type="float">
            <text:p>450</text:p>
          </table:table-cell>
          <table:table-cell table:style-name="ce33" table:formula="of:=[.F5]*35/[.$F$7]" office:value-type="float" office:value="16406.25" calcext:value-type="float">
            <text:p>16.406</text:p>
          </table:table-cell>
          <table:table-cell table:style-name="ce40"/>
          <table:table-cell table:style-name="ce46"/>
          <table:table-cell table:style-name="ce51"/>
          <table:table-cell table:style-name="ce1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elta</text:p>
          </table:table-cell>
          <table:table-cell table:style-name="ce9" table:formula="of:=ROUND(([.B19]-[.B12])/[.A19])" office:value-type="float" office:value="395" calcext:value-type="float">
            <text:p>395</text:p>
          </table:table-cell>
          <table:table-cell table:number-columns-repeated="2"/>
          <table:table-cell table:style-name="ce11" table:formula="of:=ROUND(([.E4]-[.D4])/[.A18];0)" office:value-type="float" office:value="-0" calcext:value-type="float">
            <text:p>0</text:p>
          </table:table-cell>
          <table:table-cell table:style-name="ce29" office:value-type="string" calcext:value-type="string">
            <text:p>n_c min(?)</text:p>
          </table:table-cell>
          <table:table-cell table:style-name="ce34" office:value-type="string" calcext:value-type="string">
            <text:p>n_mc min:</text:p>
          </table:table-cell>
          <table:table-cell table:style-name="ce37"/>
          <table:table-cell table:style-name="ce47"/>
          <table:table-cell table:style-name="Default"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5" office:value-type="percentage" office:value="0.884" calcext:value-type="percentage">
            <text:p>88,4%</text:p>
          </table:table-cell>
          <table:table-cell/>
          <table:table-cell table:style-name="Default"/>
          <table:table-cell table:style-name="ce52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2"/>
          <table:table-cell/>
          <table:table-cell table:style-name="Default" table:number-columns-repeated="3"/>
          <table:table-cell table:style-name="ce1" table:number-columns-repeated="2"/>
          <table:table-cell table:number-columns-repeated="9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110 POWER 160 127 119 107" calcext:value-type="string">
            <text:p>SPEED 110 POWER 160 127 119 107</text:p>
          </table:table-cell>
          <table:table-cell table:number-columns-repeated="7"/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/>
          <table:table-cell table:style-name="ce5" table:number-columns-repeated="5"/>
          <table:table-cell table:number-columns-repeated="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9" table:formula="of:=[.B11]/7250*80" office:value-type="float" office:value="0" calcext:value-type="float">
            <text:p>0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ROUND([.D11]*16)" office:value-type="float" office:value="1408" calcext:value-type="float">
            <text:p>1408</text:p>
          </table:table-cell>
          <table:table-cell table:style-name="ce37"/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1678" calcext:value-type="float">
            <text:p>1678</text:p>
          </table:table-cell>
          <table:table-cell table:style-name="ce19" table:formula="of:=[.B12]/7250*80" office:value-type="float" office:value="18.5158620689655" calcext:value-type="float">
            <text:p>19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1" table:formula="of:=[.D4]" office:value-type="float" office:value="15471.14" calcext:value-type="float">
            <text:p>15.471</text:p>
          </table:table-cell>
          <table:table-cell table:style-name="ce9" table:formula="of:=ROUND([.D12]*16)" office:value-type="float" office:value="1408" calcext:value-type="float">
            <text:p>1408</text:p>
          </table:table-cell>
          <table:table-cell table:style-name="ce21" table:formula="of:=[.E12]/[.G$7]" office:value-type="float" office:value="17501.2895927602" calcext:value-type="float">
            <text:p>17.501</text:p>
          </table:table-cell>
          <table:table-cell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[.$B$12]+[.$B$6]*[.A13]" office:value-type="float" office:value="2073" calcext:value-type="float">
            <text:p>2073</text:p>
          </table:table-cell>
          <table:table-cell table:style-name="ce19" table:formula="of:=[.B13]/7250*80" office:value-type="float" office:value="22.8744827586207" calcext:value-type="float">
            <text:p>23</text:p>
          </table:table-cell>
          <table:table-cell table:style-name="ce25" table:formula="of:=[.E13]/[.B13]*[.$B$7]" office:value-type="float" office:value="71.2679712378219" calcext:value-type="float">
            <text:p>71,3</text:p>
          </table:table-cell>
          <table:table-cell table:style-name="ce26" table:formula="of:=[.E$12]+[.E$6]*[.A13]" office:value-type="float" office:value="15471.14" calcext:value-type="float">
            <text:p>15.471</text:p>
          </table:table-cell>
          <table:table-cell table:style-name="ce9" table:formula="of:=ROUND([.D13]*16)" office:value-type="float" office:value="1140" calcext:value-type="float">
            <text:p>1140</text:p>
          </table:table-cell>
          <table:table-cell table:style-name="ce37" table:formula="of:=[.E13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[.$B$12]+[.$B$6]*[.A14]" office:value-type="float" office:value="2468" calcext:value-type="float">
            <text:p>2468</text:p>
          </table:table-cell>
          <table:table-cell table:style-name="ce19" table:formula="of:=[.B14]/7250*80" office:value-type="float" office:value="27.2331034482759" calcext:value-type="float">
            <text:p>27</text:p>
          </table:table-cell>
          <table:table-cell table:style-name="ce25" table:formula="of:=[.E14]/[.B14]*[.$B$7]" office:value-type="float" office:value="59.8616306223682" calcext:value-type="float">
            <text:p>59,9</text:p>
          </table:table-cell>
          <table:table-cell table:style-name="ce26" table:formula="of:=[.E$12]+[.E$6]*[.A14]" office:value-type="float" office:value="15471.14" calcext:value-type="float">
            <text:p>15.471</text:p>
          </table:table-cell>
          <table:table-cell table:style-name="ce9" table:formula="of:=ROUND([.D14]*16)" office:value-type="float" office:value="958" calcext:value-type="float">
            <text:p>958</text:p>
          </table:table-cell>
          <table:table-cell table:style-name="ce37" table:formula="of:=[.E14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[.$B$12]+[.$B$6]*[.A15]" office:value-type="float" office:value="2863" calcext:value-type="float">
            <text:p>2863</text:p>
          </table:table-cell>
          <table:table-cell table:style-name="ce19" table:formula="of:=[.B15]/7250*80" office:value-type="float" office:value="31.591724137931" calcext:value-type="float">
            <text:p>32</text:p>
          </table:table-cell>
          <table:table-cell table:style-name="ce25" table:formula="of:=[.E15]/[.B15]*[.$B$7]" office:value-type="float" office:value="51.6026910150209" calcext:value-type="float">
            <text:p>51,6</text:p>
          </table:table-cell>
          <table:table-cell table:style-name="ce26" table:formula="of:=[.E$12]+[.E$6]*[.A15]" office:value-type="float" office:value="15471.14" calcext:value-type="float">
            <text:p>15.471</text:p>
          </table:table-cell>
          <table:table-cell table:style-name="ce9" table:formula="of:=ROUND([.D15]*16)" office:value-type="float" office:value="826" calcext:value-type="float">
            <text:p>826</text:p>
          </table:table-cell>
          <table:table-cell table:style-name="ce37" table:formula="of:=[.E15]/[.G$7]" office:value-type="float" office:value="17501.2895927602" calcext:value-type="float">
            <text:p>17.501</text:p>
          </table:table-cell>
          <table:table-cell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[.$B$12]+[.$B$6]*[.A16]" office:value-type="float" office:value="3653" calcext:value-type="float">
            <text:p>3653</text:p>
          </table:table-cell>
          <table:table-cell table:style-name="ce19" table:formula="of:=[.B16]/7250*80" office:value-type="float" office:value="40.3089655172414" calcext:value-type="float">
            <text:p>40</text:p>
          </table:table-cell>
          <table:table-cell table:style-name="ce25" table:formula="of:=[.E16]/[.B16]*[.$B$7]" office:value-type="float" office:value="40.4430616961415" calcext:value-type="float">
            <text:p>40,4</text:p>
          </table:table-cell>
          <table:table-cell table:style-name="ce26" table:formula="of:=[.E$12]+[.E$6]*[.A16]" office:value-type="float" office:value="15471.14" calcext:value-type="float">
            <text:p>15.471</text:p>
          </table:table-cell>
          <table:table-cell table:style-name="ce9" table:formula="of:=ROUND([.D16]*16)" office:value-type="float" office:value="647" calcext:value-type="float">
            <text:p>647</text:p>
          </table:table-cell>
          <table:table-cell table:style-name="ce37" table:formula="of:=[.E16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[.$B$12]+[.$B$6]*[.A17]" office:value-type="float" office:value="4838" calcext:value-type="float">
            <text:p>4838</text:p>
          </table:table-cell>
          <table:table-cell table:style-name="ce19" table:formula="of:=[.B17]/7250*80" office:value-type="float" office:value="53.3848275862069" calcext:value-type="float">
            <text:p>53</text:p>
          </table:table-cell>
          <table:table-cell table:style-name="ce25" table:formula="of:=[.E17]/[.B17]*[.$B$7]" office:value-type="float" office:value="30.5371030128162" calcext:value-type="float">
            <text:p>30,5</text:p>
          </table:table-cell>
          <table:table-cell table:style-name="ce26" table:formula="of:=[.E$12]+[.E$6]*[.A17]" office:value-type="float" office:value="15471.14" calcext:value-type="float">
            <text:p>15.471</text:p>
          </table:table-cell>
          <table:table-cell table:style-name="ce9" table:formula="of:=ROUND([.D17]*16)" office:value-type="float" office:value="489" calcext:value-type="float">
            <text:p>489</text:p>
          </table:table-cell>
          <table:table-cell table:style-name="ce37" table:formula="of:=[.E17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[.$B$12]+[.$B$6]*[.A18]" office:value-type="float" office:value="6813" calcext:value-type="float">
            <text:p>6813</text:p>
          </table:table-cell>
          <table:table-cell table:style-name="ce19" table:formula="of:=[.B18]/7250*80" office:value-type="float" office:value="75.1779310344828" calcext:value-type="float">
            <text:p>75</text:p>
          </table:table-cell>
          <table:table-cell table:style-name="ce25" table:formula="of:=[.E18]/[.B18]*[.$B$7]" office:value-type="float" office:value="21.6831965621455" calcext:value-type="float">
            <text:p>21,7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8]*16)" office:value-type="float" office:value="347" calcext:value-type="float">
            <text:p>347</text:p>
          </table:table-cell>
          <table:table-cell table:style-name="ce27" table:formula="of:=[.E18]/[.G$7]" office:value-type="float" office:value="17500" calcext:value-type="float">
            <text:p>17.500</text:p>
          </table:table-cell>
          <table:table-cell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968.75" calcext:value-type="float">
            <text:p>9969</text:p>
          </table:table-cell>
          <table:table-cell table:style-name="ce19" table:formula="of:=[.B19]/7250*80" office:value-type="float" office:value="110" calcext:value-type="float">
            <text:p>110</text:p>
          </table:table-cell>
          <table:table-cell table:style-name="ce25" table:formula="of:=[.E19]/[.B19]*[.$B$7]" office:value-type="float" office:value="14.8190714159646" calcext:value-type="float">
            <text:p>14,8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9]*16)" office:value-type="float" office:value="237" calcext:value-type="float">
            <text:p>237</text:p>
          </table:table-cell>
          <table:table-cell table:style-name="ce27" table:formula="of:=[.E19]/[.G$7]" office:value-type="float" office:value="17500" calcext:value-type="float">
            <text:p>17.500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number-columns-repeated="5"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31" office:value-type="string" calcext:value-type="string">
            <text:p>Auto power ref:</text:p>
          </table:table-cell>
          <table:table-cell table:style-name="ce38" table:formula="of:=ROUNDUP(MAX([.G12:.G19];[.G4]);-2)/100" office:value-type="float" office:value="176" calcext:value-type="float">
            <text:p>176</text:p>
          </table:table-cell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 table:number-columns-repeated="6"/>
          <table:table-cell table:style-name="ce39"/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/>
          <table:table-cell table:style-name="ce20"/>
          <table:table-cell table:number-columns-repeated="4"/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9" table:formula="of:=[.B25]/7250*80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,0</text:p>
          </table:table-cell>
          <table:table-cell table:style-name="ce26" table:formula="of:=[.B25]*[.D25]/[.$B$7]" office:value-type="float" office:value="0" calcext:value-type="float">
            <text:p>0</text:p>
          </table:table-cell>
          <table:table-cell table:style-name="ce14" office:value-type="float" office:value="880" calcext:value-type="float">
            <text:p>880</text:p>
          </table:table-cell>
          <table:table-cell/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3" office:value-type="float" office:value="2115" calcext:value-type="float">
            <text:p>2115</text:p>
          </table:table-cell>
          <table:table-cell table:style-name="ce19" table:formula="of:=[.B26]/7250*80" office:value-type="float" office:value="23.3379310344828" calcext:value-type="float">
            <text:p>23</text:p>
          </table:table-cell>
          <table:table-cell table:style-name="ce25" table:formula="of:=[.F26]/16" office:value-type="float" office:value="55" calcext:value-type="float">
            <text:p>55,0</text:p>
          </table:table-cell>
          <table:table-cell table:style-name="ce26" table:formula="of:=[.B26]*[.D26]/[.$B$7]" office:value-type="float" office:value="12181.5255142944" calcext:value-type="float">
            <text:p>12.182</text:p>
          </table:table-cell>
          <table:table-cell table:style-name="ce14" office:value-type="float" office:value="880" calcext:value-type="float">
            <text:p>880</text:p>
          </table:table-cell>
          <table:table-cell table:style-name="ce37" table:formula="of:=[.E26]/[.G$7]" office:value-type="float" office:value="13780.0062378896" calcext:value-type="float">
            <text:p>13.780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4" office:value-type="float" office:value="2700" calcext:value-type="float">
            <text:p>2700</text:p>
          </table:table-cell>
          <table:table-cell table:style-name="ce19" table:formula="of:=[.B27]/7250*80" office:value-type="float" office:value="29.7931034482759" calcext:value-type="float">
            <text:p>30</text:p>
          </table:table-cell>
          <table:table-cell table:style-name="ce25" table:formula="of:=[.F27]/16" office:value-type="float" office:value="41.1875" calcext:value-type="float">
            <text:p>41,2</text:p>
          </table:table-cell>
          <table:table-cell table:style-name="ce26" table:formula="of:=[.B27]*[.D27]/[.$B$7]" office:value-type="float" office:value="11645.4912677757" calcext:value-type="float">
            <text:p>11.645</text:p>
          </table:table-cell>
          <table:table-cell table:style-name="ce14" office:value-type="float" office:value="659" calcext:value-type="float">
            <text:p>659</text:p>
          </table:table-cell>
          <table:table-cell table:style-name="ce37" table:formula="of:=[.E27]/[.G$7]" office:value-type="float" office:value="13173.6326558548" calcext:value-type="float">
            <text:p>13.174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9" table:formula="of:=[.B28]/7250*80" office:value-type="float" office:value="33.1034482758621" calcext:value-type="float">
            <text:p>33</text:p>
          </table:table-cell>
          <table:table-cell table:style-name="ce25" table:formula="of:=[.F28]/16" office:value-type="float" office:value="38" calcext:value-type="float">
            <text:p>38,0</text:p>
          </table:table-cell>
          <table:table-cell table:style-name="ce26" table:formula="of:=[.B28]*[.D28]/[.$B$7]" office:value-type="float" office:value="11938.0520836412" calcext:value-type="float">
            <text:p>11.938</text:p>
          </table:table-cell>
          <table:table-cell table:style-name="ce14" office:value-type="float" office:value="608" calcext:value-type="float">
            <text:p>608</text:p>
          </table:table-cell>
          <table:table-cell table:style-name="ce37" table:formula="of:=[.E28]/[.G$7]" office:value-type="float" office:value="13504.583805024" calcext:value-type="float">
            <text:p>13.505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style-name="ce19" table:formula="of:=[.B29]/7250*80" office:value-type="float" office:value="38.6206896551724" calcext:value-type="float">
            <text:p>39</text:p>
          </table:table-cell>
          <table:table-cell table:style-name="ce25" table:formula="of:=[.F29]/16" office:value-type="float" office:value="32.25" calcext:value-type="float">
            <text:p>32,3</text:p>
          </table:table-cell>
          <table:table-cell table:style-name="ce26" table:formula="of:=[.B29]*[.D29]/[.$B$7]" office:value-type="float" office:value="11820.2423591316" calcext:value-type="float">
            <text:p>11.820</text:p>
          </table:table-cell>
          <table:table-cell table:style-name="ce14" office:value-type="float" office:value="516" calcext:value-type="float">
            <text:p>516</text:p>
          </table:table-cell>
          <table:table-cell table:style-name="ce37" table:formula="of:=[.E29]/[.G$7]" office:value-type="float" office:value="13371.3148858955" calcext:value-type="float">
            <text:p>13.371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style-name="ce19" table:formula="of:=[.B30]/7250*80" office:value-type="float" office:value="49.6551724137931" calcext:value-type="float">
            <text:p>50</text:p>
          </table:table-cell>
          <table:table-cell table:style-name="ce25" table:formula="of:=[.F30]/16" office:value-type="float" office:value="26.3125" calcext:value-type="float">
            <text:p>26,3</text:p>
          </table:table-cell>
          <table:table-cell table:style-name="ce26" table:formula="of:=[.B30]*[.D30]/[.$B$7]" office:value-type="float" office:value="12399.4735046372" calcext:value-type="float">
            <text:p>12.399</text:p>
          </table:table-cell>
          <table:table-cell table:style-name="ce14" office:value-type="float" office:value="421" calcext:value-type="float">
            <text:p>421</text:p>
          </table:table-cell>
          <table:table-cell table:style-name="ce37" table:formula="of:=[.E30]/[.G$7]" office:value-type="float" office:value="14026.5537382774" calcext:value-type="float">
            <text:p>14.027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5500" calcext:value-type="float">
            <text:p>5500</text:p>
          </table:table-cell>
          <table:table-cell table:style-name="ce19" table:formula="of:=[.B31]/7250*80" office:value-type="float" office:value="60.6896551724138" calcext:value-type="float">
            <text:p>61</text:p>
          </table:table-cell>
          <table:table-cell table:style-name="ce25" table:formula="of:=[.F31]/16" office:value-type="float" office:value="22.5" calcext:value-type="float">
            <text:p>22,5</text:p>
          </table:table-cell>
          <table:table-cell table:style-name="ce26" table:formula="of:=[.B31]*[.D31]/[.$B$7]" office:value-type="float" office:value="12959.0696960579" calcext:value-type="float">
            <text:p>12.959</text:p>
          </table:table-cell>
          <table:table-cell table:style-name="ce14" office:value-type="float" office:value="360" calcext:value-type="float">
            <text:p>360</text:p>
          </table:table-cell>
          <table:table-cell table:style-name="ce37" table:formula="of:=[.E31]/[.G$7]" office:value-type="float" office:value="14659.5811041379" calcext:value-type="float">
            <text:p>14.660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6500" calcext:value-type="float">
            <text:p>6500</text:p>
          </table:table-cell>
          <table:table-cell table:style-name="ce19" table:formula="of:=[.B32]/7250*80" office:value-type="float" office:value="71.7241379310345" calcext:value-type="float">
            <text:p>72</text:p>
          </table:table-cell>
          <table:table-cell table:style-name="ce25" table:formula="of:=[.F32]/16" office:value-type="float" office:value="19.1875" calcext:value-type="float">
            <text:p>19,2</text:p>
          </table:table-cell>
          <table:table-cell table:style-name="ce26" table:formula="of:=[.B32]*[.D32]/[.$B$7]" office:value-type="float" office:value="13060.5169588301" calcext:value-type="float">
            <text:p>13.061</text:p>
          </table:table-cell>
          <table:table-cell table:style-name="ce14" office:value-type="float" office:value="307" calcext:value-type="float">
            <text:p>307</text:p>
          </table:table-cell>
          <table:table-cell table:style-name="ce37" table:formula="of:=[.E32]/[.G$7]" office:value-type="float" office:value="14774.3404511652" calcext:value-type="float">
            <text:p>14.774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7250" calcext:value-type="float">
            <text:p>7250</text:p>
          </table:table-cell>
          <table:table-cell table:style-name="ce19" table:formula="of:=[.B33]/7250*80" office:value-type="float" office:value="80" calcext:value-type="float">
            <text:p>80</text:p>
          </table:table-cell>
          <table:table-cell table:style-name="ce25" table:formula="of:=[.F33]/16" office:value-type="float" office:value="17.0625" calcext:value-type="float">
            <text:p>17,1</text:p>
          </table:table-cell>
          <table:table-cell table:style-name="ce26" table:formula="of:=[.B33]*[.D33]/[.$B$7]" office:value-type="float" office:value="12954.1609575367" calcext:value-type="float">
            <text:p>12.954</text:p>
          </table:table-cell>
          <table:table-cell table:style-name="ce14" office:value-type="float" office:value="273" calcext:value-type="float">
            <text:p>273</text:p>
          </table:table-cell>
          <table:table-cell table:style-name="ce37" table:formula="of:=[.E33]/[.G$7]" office:value-type="float" office:value="14654.0282325075" calcext:value-type="float">
            <text:p>14.654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7"/>
          <table:table-cell table:style-name="ce41"/>
          <table:table-cell table:style-name="ce48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36"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2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 table:number-columns-repeated="3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 table:number-columns-repeated="3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 table:number-columns-repeated="3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 table:style-name="ce50"/>
          <table:table-cell table:style-name="ce55"/>
          <table:table-cell table:style-name="ce56" table:number-columns-repeated="2"/>
          <table:table-cell table:style-name="ce45" table:number-columns-repeated="2"/>
          <table:table-cell table:style-name="Default" table:number-columns-repeated="3"/>
          <table:table-cell table:number-columns-repeated="5"/>
        </table:table-row>
      </table:table>
      <table:table table:name="Recupmap_80" table:style-name="ta1">
        <table:shapes>
          <draw:frame draw:z-index="0" draw:style-name="gr1" draw:text-style-name="P1" svg:width="230.79mm" svg:height="147.69mm" svg:x="193.21mm" svg:y="5.01mm">
            <loext:p draw:notify-on-update-of-ranges="Recupmap_80.A11:Recupmap_80.A48 Recupmap_80.G10:Recupmap_80.G10 Recupmap_80.G11:Recupmap_80.G48 Recupmap_80.A11:Recupmap_80.A48 Recupmap_80.D10:Recupmap_80.D10 Recupmap_80.D11:Recupmap_80.D48 Recupmap_80.A11:Recupmap_80.A48 Recupmap_80.H10:Recupmap_80.H10 Recupmap_80.H11:Recupmap_80.H48 Recupmap_80.A11:Recupmap_80.A48 Recupmap_80.E10:Recupmap_80.E10 Recupmap_80.E11:Recupmap_80.E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6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9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10500" calcext:value-type="float">
            <text:p>10.5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0" office:value-type="string" calcext:value-type="string">
            <text:p>Neutral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 table:style-name="ce36"/>
          <table:table-cell table:number-columns-repeated="7"/>
          <table:table-cell table:style-name="ce42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45" calcext:value-type="float">
            <text:p>45</text:p>
          </table:table-cell>
          <table:table-cell/>
          <table:table-cell table:style-name="ce15" office:value-type="percentage" office:value="0.47" calcext:value-type="percentage">
            <text:p>47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1">
          <table:table-cell table:style-name="ce61" table:formula="of:=FLOOR([.A5]/180*INT(182*[.$C$2]);0.001)" office:value-type="percentage" office:value="0.212" calcext:value-type="percentage">
            <text:p>21,2%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float" office:value="61" calcext:value-type="float">
            <text:p>61</text:p>
          </table:table-cell>
          <table:table-cell table:style-name="ce69" table:formula="of:=([.B6]-[.B5])/([.C6]-[.C5])" office:value-type="float" office:value="-1.5" calcext:value-type="float">
            <text:p>-1,50</text:p>
          </table:table-cell>
          <table:table-cell table:style-name="ce61" table:formula="of:=FLOOR([.E5]/180*INT(182*[.$C$2]);0.001)" office:value-type="percentage" office:value="0.475" calcext:value-type="percentage">
            <text:p>47,5%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55" calcext:value-type="float">
            <text:p>55</text:p>
          </table:table-cell>
          <table:table-cell table:style-name="ce69" table:formula="of:=([.F6]-[.F5])/([.G6]-[.G5])" office:value-type="float" office:value="-1.18" calcext:value-type="float">
            <text:p>-1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7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style-name="ce65" office:value-type="float" office:value="56" calcext:value-type="float">
            <text:p>56</text:p>
          </table:table-cell>
          <table:table-cell table:style-name="ce65" office:value-type="float" office:value="83" calcext:value-type="float">
            <text:p>83</text:p>
          </table:table-cell>
          <table:table-cell table:style-name="ce69" table:formula="of:=([.B7]-[.B6])/([.C7]-[.C6])" office:value-type="float" office:value="-0.909090909090909" calcext:value-type="float">
            <text:p>-0,91</text:p>
          </table:table-cell>
          <table:table-cell/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83" calcext:value-type="float">
            <text:p>83</text:p>
          </table:table-cell>
          <table:table-cell table:style-name="ce69" table:formula="of:=([.F7]-[.F6])/([.G7]-[.G6])" office:value-type="float" office:value="-0.464285714285714" calcext:value-type="float">
            <text:p>-0,46</text:p>
          </table:table-cell>
          <table:table-cell table:number-columns-repeated="6"/>
          <table:table-cell table:style-name="ce1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1">
          <table:table-cell table:style-name="ce62"/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107" calcext:value-type="float">
            <text:p>107</text:p>
          </table:table-cell>
          <table:table-cell table:style-name="ce69" table:formula="of:=([.B8]-[.B7])/([.C8]-[.C7])" office:value-type="float" office:value="-0.5" calcext:value-type="float">
            <text:p>-0,50</text:p>
          </table:table-cell>
          <table:table-cell/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107" calcext:value-type="float">
            <text:p>107</text:p>
          </table:table-cell>
          <table:table-cell table:style-name="ce69" table:formula="of:=([.F8]-[.F7])/([.G8]-[.G7])" office:value-type="float" office:value="-0.25" calcext:value-type="float">
            <text:p>-0,25</text:p>
          </table:table-cell>
          <table:table-cell table:number-columns-repeated="6"/>
          <table:table-cell table:style-name="ce94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4">
          <table:table-cell table:style-name="ce62" table:number-columns-repeated="16"/>
          <table:table-cell table:style-name="ce96"/>
          <table:table-cell table:style-name="ce62" table:number-columns-repeated="1007"/>
        </table:table-row>
        <table:table-row table:style-name="ro4">
          <table:table-cell table:style-name="ce63" office:value-type="string" calcext:value-type="string">
            <text:p>kph</text:p>
          </table:table-cell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Ntr_Trq_%</text:p>
          </table:table-cell>
          <table:table-cell table:style-name="ce63" office:value-type="string" calcext:value-type="string">
            <text:p>Ntr_Trq</text:p>
          </table:table-cell>
          <table:table-cell table:style-name="ce63" office:value-type="string" calcext:value-type="string">
            <text:p>Ntr_Pwr</text:p>
          </table:table-cell>
          <table:table-cell table:style-name="ce63" office:value-type="string" calcext:value-type="string">
            <text:p>Brk_Trq_%</text:p>
          </table:table-cell>
          <table:table-cell table:style-name="ce63" office:value-type="string" calcext:value-type="string">
            <text:p>Brk_Trq</text:p>
          </table:table-cell>
          <table:table-cell table:style-name="ce63" office:value-type="string" calcext:value-type="string">
            <text:p>Brk_Pwr</text:p>
          </table:table-cell>
          <table:table-cell table:style-name="ce62" table:number-columns-repeated="6"/>
          <table:table-cell table:style-name="ce63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8.656" calcext:value-type="float">
            <text:p>18,7</text:p>
          </table:table-cell>
          <table:table-cell table:style-name="ce76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88" table:formula="of:=[.$A$2]*[.F11]/100*[.$E$6]" office:value-type="float" office:value="41.8" calcext:value-type="float">
            <text:p>41,8</text:p>
          </table:table-cell>
          <table:table-cell table:style-name="ce76" table:formula="of:=[.G11]*[.B11]/[.$E$2]*[.$B$2]" office:value-type="float" office:value="0" calcext:value-type="float">
            <text:p>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8.656" calcext:value-type="float">
            <text:p>18,7</text:p>
          </table:table-cell>
          <table:table-cell table:style-name="ce76" table:formula="of:=[.D12]*[.B12]/[.$E$2]*[.$B$2]" office:value-type="float" office:value="531.149069942426" calcext:value-type="float">
            <text:p>531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0" table:formula="of:=[.$A$2]*[.F12]/100*[.$E$6]" office:value-type="float" office:value="41.8" calcext:value-type="float">
            <text:p>41,8</text:p>
          </table:table-cell>
          <table:table-cell table:style-name="ce76" table:formula="of:=[.G12]*[.B12]/[.$E$2]*[.$B$2]" office:value-type="float" office:value="1190.07456708798" calcext:value-type="float">
            <text:p>1.19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8.656" calcext:value-type="float">
            <text:p>18,7</text:p>
          </table:table-cell>
          <table:table-cell table:style-name="ce76" table:formula="of:=[.D13]*[.B13]/[.$E$2]*[.$B$2]" office:value-type="float" office:value="1062.29813988485" calcext:value-type="float">
            <text:p>1.062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98.82" calcext:value-type="float">
            <text:p>98,8</text:p>
          </table:table-cell>
          <table:table-cell table:style-name="ce70" table:formula="of:=[.$A$2]*[.F13]/100*[.$E$6]" office:value-type="float" office:value="41.30676" calcext:value-type="float">
            <text:p>41,3</text:p>
          </table:table-cell>
          <table:table-cell table:style-name="ce76" table:formula="of:=[.G13]*[.B13]/[.$E$2]*[.$B$2]" office:value-type="float" office:value="2352.06337439269" calcext:value-type="float">
            <text:p>2.35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8.656" calcext:value-type="float">
            <text:p>18,7</text:p>
          </table:table-cell>
          <table:table-cell table:style-name="ce76" table:formula="of:=[.D14]*[.B14]/[.$E$2]*[.$B$2]" office:value-type="float" office:value="1593.44720982728" calcext:value-type="float">
            <text:p>1.593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95.28" calcext:value-type="float">
            <text:p>95,3</text:p>
          </table:table-cell>
          <table:table-cell table:style-name="ce70" table:formula="of:=[.$A$2]*[.F14]/100*[.$E$6]" office:value-type="float" office:value="39.82704" calcext:value-type="float">
            <text:p>39,8</text:p>
          </table:table-cell>
          <table:table-cell table:style-name="ce76" table:formula="of:=[.G14]*[.B14]/[.$E$2]*[.$B$2]" office:value-type="float" office:value="3401.70914256429" calcext:value-type="float">
            <text:p>3.40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8.656" calcext:value-type="float">
            <text:p>18,7</text:p>
          </table:table-cell>
          <table:table-cell table:style-name="ce76" table:formula="of:=[.D15]*[.B15]/[.$E$2]*[.$B$2]" office:value-type="float" office:value="2124.5962797697" calcext:value-type="float">
            <text:p>2.125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91.74" calcext:value-type="float">
            <text:p>91,7</text:p>
          </table:table-cell>
          <table:table-cell table:style-name="ce70" table:formula="of:=[.$A$2]*[.F15]/100*[.$E$6]" office:value-type="float" office:value="38.34732" calcext:value-type="float">
            <text:p>38,3</text:p>
          </table:table-cell>
          <table:table-cell table:style-name="ce76" table:formula="of:=[.G15]*[.B15]/[.$E$2]*[.$B$2]" office:value-type="float" office:value="4367.09763138606" calcext:value-type="float">
            <text:p>4.367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8.656" calcext:value-type="float">
            <text:p>18,7</text:p>
          </table:table-cell>
          <table:table-cell table:style-name="ce76" table:formula="of:=[.D16]*[.B16]/[.$E$2]*[.$B$2]" office:value-type="float" office:value="2655.74534971213" calcext:value-type="float">
            <text:p>2.656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88.2" calcext:value-type="float">
            <text:p>88,2</text:p>
          </table:table-cell>
          <table:table-cell table:style-name="ce70" table:formula="of:=[.$A$2]*[.F16]/100*[.$E$6]" office:value-type="float" office:value="36.8676" calcext:value-type="float">
            <text:p>36,9</text:p>
          </table:table-cell>
          <table:table-cell table:style-name="ce76" table:formula="of:=[.G16]*[.B16]/[.$E$2]*[.$B$2]" office:value-type="float" office:value="5248.22884085801" calcext:value-type="float">
            <text:p>5.248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8.656" calcext:value-type="float">
            <text:p>18,7</text:p>
          </table:table-cell>
          <table:table-cell table:style-name="ce76" table:formula="of:=[.D17]*[.B17]/[.$E$2]*[.$B$2]" office:value-type="float" office:value="3186.89441965456" calcext:value-type="float">
            <text:p>3.187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84.66" calcext:value-type="float">
            <text:p>84,7</text:p>
          </table:table-cell>
          <table:table-cell table:style-name="ce70" table:formula="of:=[.$A$2]*[.F17]/100*[.$E$6]" office:value-type="float" office:value="35.38788" calcext:value-type="float">
            <text:p>35,4</text:p>
          </table:table-cell>
          <table:table-cell table:style-name="ce76" table:formula="of:=[.G17]*[.B17]/[.$E$2]*[.$B$2]" office:value-type="float" office:value="6045.10277098012" calcext:value-type="float">
            <text:p>6.045</text:p>
          </table:table-cell>
          <table:table-cell table:style-name="ce62" table:number-columns-repeated="6"/>
          <table:table-cell table:style-name="ce95"/>
          <table:table-cell table:style-name="ce63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8.656" calcext:value-type="float">
            <text:p>18,7</text:p>
          </table:table-cell>
          <table:table-cell table:style-name="ce76" table:formula="of:=[.D18]*[.B18]/[.$E$2]*[.$B$2]" office:value-type="float" office:value="3718.04348959698" calcext:value-type="float">
            <text:p>3.718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81.12" calcext:value-type="float">
            <text:p>81,1</text:p>
          </table:table-cell>
          <table:table-cell table:style-name="ce70" table:formula="of:=[.$A$2]*[.F18]/100*[.$E$6]" office:value-type="float" office:value="33.90816" calcext:value-type="float">
            <text:p>33,9</text:p>
          </table:table-cell>
          <table:table-cell table:style-name="ce76" table:formula="of:=[.G18]*[.B18]/[.$E$2]*[.$B$2]" office:value-type="float" office:value="6757.71942175241" calcext:value-type="float">
            <text:p>6.75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8.656" calcext:value-type="float">
            <text:p>18,7</text:p>
          </table:table-cell>
          <table:table-cell table:style-name="ce76" table:formula="of:=[.D19]*[.B19]/[.$E$2]*[.$B$2]" office:value-type="float" office:value="4249.19255953941" calcext:value-type="float">
            <text:p>4.249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77.58" calcext:value-type="float">
            <text:p>77,6</text:p>
          </table:table-cell>
          <table:table-cell table:style-name="ce70" table:formula="of:=[.$A$2]*[.F19]/100*[.$E$6]" office:value-type="float" office:value="32.42844" calcext:value-type="float">
            <text:p>32,4</text:p>
          </table:table-cell>
          <table:table-cell table:style-name="ce76" table:formula="of:=[.G19]*[.B19]/[.$E$2]*[.$B$2]" office:value-type="float" office:value="7386.07879317486" calcext:value-type="float">
            <text:p>7.38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8.656" calcext:value-type="float">
            <text:p>18,7</text:p>
          </table:table-cell>
          <table:table-cell table:style-name="ce76" table:formula="of:=[.D20]*[.B20]/[.$E$2]*[.$B$2]" office:value-type="float" office:value="4780.34162948184" calcext:value-type="float">
            <text:p>4.780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74.04" calcext:value-type="float">
            <text:p>74,0</text:p>
          </table:table-cell>
          <table:table-cell table:style-name="ce70" table:formula="of:=[.$A$2]*[.F20]/100*[.$E$6]" office:value-type="float" office:value="30.94872" calcext:value-type="float">
            <text:p>30,9</text:p>
          </table:table-cell>
          <table:table-cell table:style-name="ce76" table:formula="of:=[.G20]*[.B20]/[.$E$2]*[.$B$2]" office:value-type="float" office:value="7930.18088524749" calcext:value-type="float">
            <text:p>7.93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8.656" calcext:value-type="float">
            <text:p>18,7</text:p>
          </table:table-cell>
          <table:table-cell table:style-name="ce76" table:formula="of:=[.D21]*[.B21]/[.$E$2]*[.$B$2]" office:value-type="float" office:value="5311.49069942426" calcext:value-type="float">
            <text:p>5.311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70.5" calcext:value-type="float">
            <text:p>70,5</text:p>
          </table:table-cell>
          <table:table-cell table:style-name="ce71" table:formula="of:=[.$A$2]*[.F21]/100*[.$E$6]" office:value-type="float" office:value="29.469" calcext:value-type="float">
            <text:p>29,5</text:p>
          </table:table-cell>
          <table:table-cell table:style-name="ce76" table:formula="of:=[.G21]*[.B21]/[.$E$2]*[.$B$2]" office:value-type="float" office:value="8390.02569797028" calcext:value-type="float">
            <text:p>8.39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8.656" calcext:value-type="float">
            <text:p>18,7</text:p>
          </table:table-cell>
          <table:table-cell table:style-name="ce76" table:formula="of:=[.D22]*[.B22]/[.$E$2]*[.$B$2]" office:value-type="float" office:value="5842.63976936669" calcext:value-type="float">
            <text:p>5.843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66.96" calcext:value-type="float">
            <text:p>67,0</text:p>
          </table:table-cell>
          <table:table-cell table:style-name="ce70" table:formula="of:=[.$A$2]*[.F22]/100*[.$E$6]" office:value-type="float" office:value="27.98928" calcext:value-type="float">
            <text:p>28,0</text:p>
          </table:table-cell>
          <table:table-cell table:style-name="ce76" table:formula="of:=[.G22]*[.B22]/[.$E$2]*[.$B$2]" office:value-type="float" office:value="8765.61323134325" calcext:value-type="float">
            <text:p>8.76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0" table:formula="of:=[.$A$2]*[.C23]/100*[.$A$6]" office:value-type="float" office:value="18.656" calcext:value-type="float">
            <text:p>18,7</text:p>
          </table:table-cell>
          <table:table-cell table:style-name="ce76" table:formula="of:=[.D23]*[.B23]/[.$E$2]*[.$B$2]" office:value-type="float" office:value="6373.78883930912" calcext:value-type="float">
            <text:p>6.374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63.42" calcext:value-type="float">
            <text:p>63,4</text:p>
          </table:table-cell>
          <table:table-cell table:style-name="ce70" table:formula="of:=[.$A$2]*[.F23]/100*[.$E$6]" office:value-type="float" office:value="26.50956" calcext:value-type="float">
            <text:p>26,5</text:p>
          </table:table-cell>
          <table:table-cell table:style-name="ce76" table:formula="of:=[.G23]*[.B23]/[.$E$2]*[.$B$2]" office:value-type="float" office:value="9056.94348536639" calcext:value-type="float">
            <text:p>9.05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0" table:formula="of:=[.$A$2]*[.C24]/100*[.$A$6]" office:value-type="float" office:value="18.656" calcext:value-type="float">
            <text:p>18,7</text:p>
          </table:table-cell>
          <table:table-cell table:style-name="ce76" table:formula="of:=[.D24]*[.B24]/[.$E$2]*[.$B$2]" office:value-type="float" office:value="6904.93790925154" calcext:value-type="float">
            <text:p>6.905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59.88" calcext:value-type="float">
            <text:p>59,9</text:p>
          </table:table-cell>
          <table:table-cell table:style-name="ce70" table:formula="of:=[.$A$2]*[.F24]/100*[.$E$6]" office:value-type="float" office:value="25.02984" calcext:value-type="float">
            <text:p>25,0</text:p>
          </table:table-cell>
          <table:table-cell table:style-name="ce76" table:formula="of:=[.G24]*[.B24]/[.$E$2]*[.$B$2]" office:value-type="float" office:value="9264.0164600397" calcext:value-type="float">
            <text:p>9.26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0" table:formula="of:=[.$A$2]*[.C25]/100*[.$A$6]" office:value-type="float" office:value="18.656" calcext:value-type="float">
            <text:p>18,7</text:p>
          </table:table-cell>
          <table:table-cell table:style-name="ce76" table:formula="of:=[.D25]*[.B25]/[.$E$2]*[.$B$2]" office:value-type="float" office:value="7436.08697919397" calcext:value-type="float">
            <text:p>7.436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56.34" calcext:value-type="float">
            <text:p>56,3</text:p>
          </table:table-cell>
          <table:table-cell table:style-name="ce70" table:formula="of:=[.$A$2]*[.F25]/100*[.$E$6]" office:value-type="float" office:value="23.55012" calcext:value-type="float">
            <text:p>23,6</text:p>
          </table:table-cell>
          <table:table-cell table:style-name="ce76" table:formula="of:=[.G25]*[.B25]/[.$E$2]*[.$B$2]" office:value-type="float" office:value="9386.83215536318" calcext:value-type="float">
            <text:p>9.38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0" table:formula="of:=[.$A$2]*[.C26]/100*[.$A$6]" office:value-type="float" office:value="18.656" calcext:value-type="float">
            <text:p>18,7</text:p>
          </table:table-cell>
          <table:table-cell table:style-name="ce76" table:formula="of:=[.D26]*[.B26]/[.$E$2]*[.$B$2]" office:value-type="float" office:value="7967.23604913639" calcext:value-type="float">
            <text:p>7.967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52.8" calcext:value-type="float">
            <text:p>52,8</text:p>
          </table:table-cell>
          <table:table-cell table:style-name="ce70" table:formula="of:=[.$A$2]*[.F26]/100*[.$E$6]" office:value-type="float" office:value="22.0704" calcext:value-type="float">
            <text:p>22,1</text:p>
          </table:table-cell>
          <table:table-cell table:style-name="ce76" table:formula="of:=[.G26]*[.B26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0" table:formula="of:=[.$A$2]*[.C27]/100*[.$A$6]" office:value-type="float" office:value="17.81648" calcext:value-type="float">
            <text:p>17,8</text:p>
          </table:table-cell>
          <table:table-cell table:style-name="ce76" table:formula="of:=[.D27]*[.B27]/[.$E$2]*[.$B$2]" office:value-type="float" office:value="8115.95778872028" calcext:value-type="float">
            <text:p>8.116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49.26" calcext:value-type="float">
            <text:p>49,3</text:p>
          </table:table-cell>
          <table:table-cell table:style-name="ce70" table:formula="of:=[.$A$2]*[.F27]/100*[.$E$6]" office:value-type="float" office:value="20.59068" calcext:value-type="float">
            <text:p>20,6</text:p>
          </table:table-cell>
          <table:table-cell table:style-name="ce76" table:formula="of:=[.G27]*[.B27]/[.$E$2]*[.$B$2]" office:value-type="float" office:value="9379.69170796065" calcext:value-type="float">
            <text:p>9.38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1" table:formula="of:=[.$A$2]*[.C28]/100*[.$A$6]" office:value-type="float" office:value="16.97696" calcext:value-type="float">
            <text:p>17,0</text:p>
          </table:table-cell>
          <table:table-cell table:style-name="ce76" table:formula="of:=[.D28]*[.B28]/[.$E$2]*[.$B$2]" office:value-type="float" office:value="8216.87611200933" calcext:value-type="float">
            <text:p>8.217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5.72" calcext:value-type="float">
            <text:p>45,7</text:p>
          </table:table-cell>
          <table:table-cell table:style-name="ce71" table:formula="of:=[.$A$2]*[.F28]/100*[.$E$6]" office:value-type="float" office:value="19.11096" calcext:value-type="float">
            <text:p>19,1</text:p>
          </table:table-cell>
          <table:table-cell table:style-name="ce76" table:formula="of:=[.G28]*[.B28]/[.$E$2]*[.$B$2]" office:value-type="float" office:value="9249.73556523464" calcext:value-type="float">
            <text:p>9.25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0" table:formula="of:=[.$A$2]*[.C29]/100*[.$A$6]" office:value-type="float" office:value="16.13744" calcext:value-type="float">
            <text:p>16,1</text:p>
          </table:table-cell>
          <table:table-cell table:style-name="ce76" table:formula="of:=[.D29]*[.B29]/[.$E$2]*[.$B$2]" office:value-type="float" office:value="8269.99101900358" calcext:value-type="float">
            <text:p>8.270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2.18" calcext:value-type="float">
            <text:p>42,2</text:p>
          </table:table-cell>
          <table:table-cell table:style-name="ce70" table:formula="of:=[.$A$2]*[.F29]/100*[.$E$6]" office:value-type="float" office:value="17.63124" calcext:value-type="float">
            <text:p>17,6</text:p>
          </table:table-cell>
          <table:table-cell table:style-name="ce76" table:formula="of:=[.G29]*[.B29]/[.$E$2]*[.$B$2]" office:value-type="float" office:value="9035.52214315881" calcext:value-type="float">
            <text:p>9.03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0" table:formula="of:=[.$A$2]*[.C30]/100*[.$A$6]" office:value-type="float" office:value="15.29792" calcext:value-type="float">
            <text:p>15,3</text:p>
          </table:table-cell>
          <table:table-cell table:style-name="ce76" table:formula="of:=[.D30]*[.B30]/[.$E$2]*[.$B$2]" office:value-type="float" office:value="8275.302509703" calcext:value-type="float">
            <text:p>8.275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40.0714285714286" calcext:value-type="float">
            <text:p>40,1</text:p>
          </table:table-cell>
          <table:table-cell table:style-name="ce70" table:formula="of:=[.$A$2]*[.F30]/100*[.$E$6]" office:value-type="float" office:value="16.7498571428571" calcext:value-type="float">
            <text:p>16,7</text:p>
          </table:table-cell>
          <table:table-cell table:style-name="ce76" table:formula="of:=[.G30]*[.B30]/[.$E$2]*[.$B$2]" office:value-type="float" office:value="9060.71772185058" calcext:value-type="float">
            <text:p>9.06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77.5" calcext:value-type="float">
            <text:p>77,5</text:p>
          </table:table-cell>
          <table:table-cell table:style-name="ce70" table:formula="of:=[.$A$2]*[.C31]/100*[.$A$6]" office:value-type="float" office:value="14.4584" calcext:value-type="float">
            <text:p>14,5</text:p>
          </table:table-cell>
          <table:table-cell table:style-name="ce76" table:formula="of:=[.D31]*[.B31]/[.$E$2]*[.$B$2]" office:value-type="float" office:value="8232.81058410761" calcext:value-type="float">
            <text:p>8.233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8.6785714285714" calcext:value-type="float">
            <text:p>38,7</text:p>
          </table:table-cell>
          <table:table-cell table:style-name="ce70" table:formula="of:=[.$A$2]*[.F31]/100*[.$E$6]" office:value-type="float" office:value="16.1676428571429" calcext:value-type="float">
            <text:p>16,2</text:p>
          </table:table-cell>
          <table:table-cell table:style-name="ce76" table:formula="of:=[.G31]*[.B31]/[.$E$2]*[.$B$2]" office:value-type="float" office:value="9206.07682968776" calcext:value-type="float">
            <text:p>9.20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74.1818181818182" calcext:value-type="float">
            <text:p>74,2</text:p>
          </table:table-cell>
          <table:table-cell table:style-name="ce70" table:formula="of:=[.$A$2]*[.C32]/100*[.$A$6]" office:value-type="float" office:value="13.83936" calcext:value-type="float">
            <text:p>13,8</text:p>
          </table:table-cell>
          <table:table-cell table:style-name="ce76" table:formula="of:=[.D32]*[.B32]/[.$E$2]*[.$B$2]" office:value-type="float" office:value="8274.33678412129" calcext:value-type="float">
            <text:p>8.274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37.2857142857143" calcext:value-type="float">
            <text:p>37,3</text:p>
          </table:table-cell>
          <table:table-cell table:style-name="ce70" table:formula="of:=[.$A$2]*[.F32]/100*[.$E$6]" office:value-type="float" office:value="15.5854285714286" calcext:value-type="float">
            <text:p>15,6</text:p>
          </table:table-cell>
          <table:table-cell table:style-name="ce76" table:formula="of:=[.G32]*[.B32]/[.$E$2]*[.$B$2]" office:value-type="float" office:value="9318.28386029891" calcext:value-type="float">
            <text:p>9.31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71.4545454545455" calcext:value-type="float">
            <text:p>71,5</text:p>
          </table:table-cell>
          <table:table-cell table:style-name="ce70" table:formula="of:=[.$A$2]*[.C33]/100*[.$A$6]" office:value-type="float" office:value="13.33056" calcext:value-type="float">
            <text:p>13,3</text:p>
          </table:table-cell>
          <table:table-cell table:style-name="ce76" table:formula="of:=[.D33]*[.B33]/[.$E$2]*[.$B$2]" office:value-type="float" office:value="8349.66337949494" calcext:value-type="float">
            <text:p>8.350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35.8928571428571" calcext:value-type="float">
            <text:p>35,9</text:p>
          </table:table-cell>
          <table:table-cell table:style-name="ce70" table:formula="of:=[.$A$2]*[.F33]/100*[.$E$6]" office:value-type="float" office:value="15.0032142857143" calcext:value-type="float">
            <text:p>15,0</text:p>
          </table:table-cell>
          <table:table-cell table:style-name="ce76" table:formula="of:=[.G33]*[.B33]/[.$E$2]*[.$B$2]" office:value-type="float" office:value="9397.33881368404" calcext:value-type="float">
            <text:p>9.39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68.7272727272727" calcext:value-type="float">
            <text:p>68,7</text:p>
          </table:table-cell>
          <table:table-cell table:style-name="ce70" table:formula="of:=[.$A$2]*[.C34]/100*[.$A$6]" office:value-type="float" office:value="12.82176" calcext:value-type="float">
            <text:p>12,8</text:p>
          </table:table-cell>
          <table:table-cell table:style-name="ce76" table:formula="of:=[.D34]*[.B34]/[.$E$2]*[.$B$2]" office:value-type="float" office:value="8396.01820741719" calcext:value-type="float">
            <text:p>8.396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34.5" calcext:value-type="float">
            <text:p>34,5</text:p>
          </table:table-cell>
          <table:table-cell table:style-name="ce70" table:formula="of:=[.$A$2]*[.F34]/100*[.$E$6]" office:value-type="float" office:value="14.421" calcext:value-type="float">
            <text:p>14,4</text:p>
          </table:table-cell>
          <table:table-cell table:style-name="ce76" table:formula="of:=[.G34]*[.B34]/[.$E$2]*[.$B$2]" office:value-type="float" office:value="9443.24168984315" calcext:value-type="float">
            <text:p>9.44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4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66" calcext:value-type="float">
            <text:p>66,0</text:p>
          </table:table-cell>
          <table:table-cell table:style-name="ce71" table:formula="of:=[.$A$2]*[.C35]/100*[.$A$6]" office:value-type="float" office:value="12.31296" calcext:value-type="float">
            <text:p>12,3</text:p>
          </table:table-cell>
          <table:table-cell table:style-name="ce76" table:formula="of:=[.D35]*[.B35]/[.$E$2]*[.$B$2]" office:value-type="float" office:value="8413.40126788803" calcext:value-type="float">
            <text:p>8.413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33.1071428571429" calcext:value-type="float">
            <text:p>33,1</text:p>
          </table:table-cell>
          <table:table-cell table:style-name="ce71" table:formula="of:=[.$A$2]*[.F35]/100*[.$E$6]" office:value-type="float" office:value="13.8387857142857" calcext:value-type="float">
            <text:p>13,8</text:p>
          </table:table-cell>
          <table:table-cell table:style-name="ce76" table:formula="of:=[.G35]*[.B35]/[.$E$2]*[.$B$2]" office:value-type="float" office:value="9455.99248877623" calcext:value-type="float">
            <text:p>9.45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63.2727272727273" calcext:value-type="float">
            <text:p>63,3</text:p>
          </table:table-cell>
          <table:table-cell table:style-name="ce70" table:formula="of:=[.$A$2]*[.C36]/100*[.$A$6]" office:value-type="float" office:value="11.80416" calcext:value-type="float">
            <text:p>11,8</text:p>
          </table:table-cell>
          <table:table-cell table:style-name="ce76" table:formula="of:=[.D36]*[.B36]/[.$E$2]*[.$B$2]" office:value-type="float" office:value="8401.81256090747" calcext:value-type="float">
            <text:p>8.402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31.7142857142857" calcext:value-type="float">
            <text:p>31,7</text:p>
          </table:table-cell>
          <table:table-cell table:style-name="ce70" table:formula="of:=[.$A$2]*[.F36]/100*[.$E$6]" office:value-type="float" office:value="13.2565714285714" calcext:value-type="float">
            <text:p>13,3</text:p>
          </table:table-cell>
          <table:table-cell table:style-name="ce76" table:formula="of:=[.G36]*[.B36]/[.$E$2]*[.$B$2]" office:value-type="float" office:value="9435.5912104833" calcext:value-type="float">
            <text:p>9.43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60.5454545454546" calcext:value-type="float">
            <text:p>60,5</text:p>
          </table:table-cell>
          <table:table-cell table:style-name="ce70" table:formula="of:=[.$A$2]*[.C37]/100*[.$A$6]" office:value-type="float" office:value="11.29536" calcext:value-type="float">
            <text:p>11,3</text:p>
          </table:table-cell>
          <table:table-cell table:style-name="ce76" table:formula="of:=[.D37]*[.B37]/[.$E$2]*[.$B$2]" office:value-type="float" office:value="8361.2520864755" calcext:value-type="float">
            <text:p>8.361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30.3214285714286" calcext:value-type="float">
            <text:p>30,3</text:p>
          </table:table-cell>
          <table:table-cell table:style-name="ce70" table:formula="of:=[.$A$2]*[.F37]/100*[.$E$6]" office:value-type="float" office:value="12.6743571428571" calcext:value-type="float">
            <text:p>12,7</text:p>
          </table:table-cell>
          <table:table-cell table:style-name="ce76" table:formula="of:=[.G37]*[.B37]/[.$E$2]*[.$B$2]" office:value-type="float" office:value="9382.03785496434" calcext:value-type="float">
            <text:p>9.38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57.8181818181818" calcext:value-type="float">
            <text:p>57,8</text:p>
          </table:table-cell>
          <table:table-cell table:style-name="ce70" table:formula="of:=[.$A$2]*[.C38]/100*[.$A$6]" office:value-type="float" office:value="10.78656" calcext:value-type="float">
            <text:p>10,8</text:p>
          </table:table-cell>
          <table:table-cell table:style-name="ce76" table:formula="of:=[.D38]*[.B38]/[.$E$2]*[.$B$2]" office:value-type="float" office:value="8291.71984459213" calcext:value-type="float">
            <text:p>8.292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8.9285714285714" calcext:value-type="float">
            <text:p>28,9</text:p>
          </table:table-cell>
          <table:table-cell table:style-name="ce70" table:formula="of:=[.$A$2]*[.F38]/100*[.$E$6]" office:value-type="float" office:value="12.0921428571429" calcext:value-type="float">
            <text:p>12,1</text:p>
          </table:table-cell>
          <table:table-cell table:style-name="ce76" table:formula="of:=[.G38]*[.B38]/[.$E$2]*[.$B$2]" office:value-type="float" office:value="9295.33242221936" calcext:value-type="float">
            <text:p>9.29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55.5" calcext:value-type="float">
            <text:p>55,5</text:p>
          </table:table-cell>
          <table:table-cell table:style-name="ce70" table:formula="of:=[.$A$2]*[.C39]/100*[.$A$6]" office:value-type="float" office:value="10.35408" calcext:value-type="float">
            <text:p>10,4</text:p>
          </table:table-cell>
          <table:table-cell table:style-name="ce76" table:formula="of:=[.D39]*[.B39]/[.$E$2]*[.$B$2]" office:value-type="float" office:value="8254.0565469053" calcext:value-type="float">
            <text:p>8.254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7.75" calcext:value-type="float">
            <text:p>27,8</text:p>
          </table:table-cell>
          <table:table-cell table:style-name="ce70" table:formula="of:=[.$A$2]*[.F39]/100*[.$E$6]" office:value-type="float" office:value="11.5995" calcext:value-type="float">
            <text:p>11,6</text:p>
          </table:table-cell>
          <table:table-cell table:style-name="ce76" table:formula="of:=[.G39]*[.B39]/[.$E$2]*[.$B$2]" office:value-type="float" office:value="9246.87938627363" calcext:value-type="float">
            <text:p>9.24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54" calcext:value-type="float">
            <text:p>54,0</text:p>
          </table:table-cell>
          <table:table-cell table:style-name="ce70" table:formula="of:=[.$A$2]*[.C40]/100*[.$A$6]" office:value-type="float" office:value="10.07424" calcext:value-type="float">
            <text:p>10,1</text:p>
          </table:table-cell>
          <table:table-cell table:style-name="ce76" table:formula="of:=[.D40]*[.B40]/[.$E$2]*[.$B$2]" office:value-type="float" office:value="8317.7944352984" calcext:value-type="float">
            <text:p>8.318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7" calcext:value-type="float">
            <text:p>27,0</text:p>
          </table:table-cell>
          <table:table-cell table:style-name="ce70" table:formula="of:=[.$A$2]*[.F40]/100*[.$E$6]" office:value-type="float" office:value="11.286" calcext:value-type="float">
            <text:p>11,3</text:p>
          </table:table-cell>
          <table:table-cell table:style-name="ce76" table:formula="of:=[.G40]*[.B40]/[.$E$2]*[.$B$2]" office:value-type="float" office:value="9318.28386029891" calcext:value-type="float">
            <text:p>9.31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52.5" calcext:value-type="float">
            <text:p>52,5</text:p>
          </table:table-cell>
          <table:table-cell table:style-name="ce70" table:formula="of:=[.$A$2]*[.C41]/100*[.$A$6]" office:value-type="float" office:value="9.7944" calcext:value-type="float">
            <text:p>9,8</text:p>
          </table:table-cell>
          <table:table-cell table:style-name="ce76" table:formula="of:=[.D41]*[.B41]/[.$E$2]*[.$B$2]" office:value-type="float" office:value="8365.59785159321" calcext:value-type="float">
            <text:p>8.366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6.25" calcext:value-type="float">
            <text:p>26,3</text:p>
          </table:table-cell>
          <table:table-cell table:style-name="ce70" table:formula="of:=[.$A$2]*[.F41]/100*[.$E$6]" office:value-type="float" office:value="10.9725" calcext:value-type="float">
            <text:p>11,0</text:p>
          </table:table-cell>
          <table:table-cell table:style-name="ce76" table:formula="of:=[.G41]*[.B41]/[.$E$2]*[.$B$2]" office:value-type="float" office:value="9371.83721581787" calcext:value-type="float">
            <text:p>9.37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51" calcext:value-type="float">
            <text:p>51,0</text:p>
          </table:table-cell>
          <table:table-cell table:style-name="ce70" table:formula="of:=[.$A$2]*[.C42]/100*[.$A$6]" office:value-type="float" office:value="9.51456" calcext:value-type="float">
            <text:p>9,5</text:p>
          </table:table-cell>
          <table:table-cell table:style-name="ce76" table:formula="of:=[.D42]*[.B42]/[.$E$2]*[.$B$2]" office:value-type="float" office:value="8397.46679578976" calcext:value-type="float">
            <text:p>8.397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5.5" calcext:value-type="float">
            <text:p>25,5</text:p>
          </table:table-cell>
          <table:table-cell table:style-name="ce70" table:formula="of:=[.$A$2]*[.F42]/100*[.$E$6]" office:value-type="float" office:value="10.659" calcext:value-type="float">
            <text:p>10,7</text:p>
          </table:table-cell>
          <table:table-cell table:style-name="ce76" table:formula="of:=[.G42]*[.B42]/[.$E$2]*[.$B$2]" office:value-type="float" office:value="9407.53945283051" calcext:value-type="float">
            <text:p>9.40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49.5" calcext:value-type="float">
            <text:p>49,5</text:p>
          </table:table-cell>
          <table:table-cell table:style-name="ce70" table:formula="of:=[.$A$2]*[.C43]/100*[.$A$6]" office:value-type="float" office:value="9.23472" calcext:value-type="float">
            <text:p>9,2</text:p>
          </table:table-cell>
          <table:table-cell table:style-name="ce76" table:formula="of:=[.D43]*[.B43]/[.$E$2]*[.$B$2]" office:value-type="float" office:value="8413.40126788803" calcext:value-type="float">
            <text:p>8.413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4.75" calcext:value-type="float">
            <text:p>24,8</text:p>
          </table:table-cell>
          <table:table-cell table:style-name="ce70" table:formula="of:=[.$A$2]*[.F43]/100*[.$E$6]" office:value-type="float" office:value="10.3455" calcext:value-type="float">
            <text:p>10,3</text:p>
          </table:table-cell>
          <table:table-cell table:style-name="ce76" table:formula="of:=[.G43]*[.B43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48" calcext:value-type="float">
            <text:p>48,0</text:p>
          </table:table-cell>
          <table:table-cell table:style-name="ce70" table:formula="of:=[.$A$2]*[.C44]/100*[.$A$6]" office:value-type="float" office:value="8.95488" calcext:value-type="float">
            <text:p>9,0</text:p>
          </table:table-cell>
          <table:table-cell table:style-name="ce77" table:formula="of:=[.D44]*[.B44]/[.$E$2]*[.$B$2]" office:value-type="float" office:value="8413.40126788803" calcext:value-type="float">
            <text:p>8.413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4" calcext:value-type="float">
            <text:p>24,0</text:p>
          </table:table-cell>
          <table:table-cell table:style-name="ce70" table:formula="of:=[.$A$2]*[.F44]/100*[.$E$6]" office:value-type="float" office:value="10.032" calcext:value-type="float">
            <text:p>10,0</text:p>
          </table:table-cell>
          <table:table-cell table:style-name="ce77" table:formula="of:=[.G44]*[.B44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46.5" calcext:value-type="float">
            <text:p>46,5</text:p>
          </table:table-cell>
          <table:table-cell table:style-name="ce70" table:formula="of:=[.$A$2]*[.C45]/100*[.$A$6]" office:value-type="float" office:value="8.67504" calcext:value-type="float">
            <text:p>8,7</text:p>
          </table:table-cell>
          <table:table-cell table:style-name="ce78" table:formula="of:=[.D45]*[.B45]/[.$E$2]*[.$B$2]" office:value-type="float" office:value="8397.46679578976" calcext:value-type="float">
            <text:p>8.397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3.25" calcext:value-type="float">
            <text:p>23,3</text:p>
          </table:table-cell>
          <table:table-cell table:style-name="ce70" table:formula="of:=[.$A$2]*[.F45]/100*[.$E$6]" office:value-type="float" office:value="9.7185" calcext:value-type="float">
            <text:p>9,7</text:p>
          </table:table-cell>
          <table:table-cell table:style-name="ce78" table:formula="of:=[.G45]*[.B45]/[.$E$2]*[.$B$2]" office:value-type="float" office:value="9407.53945283051" calcext:value-type="float">
            <text:p>9.40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5]+3" office:value-type="float" office:value="105" calcext:value-type="float">
            <text:p>105</text:p>
          </table:table-cell>
          <table:table-cell table:style-name="ce66" table:formula="of:=[.A46]*7250/80" office:value-type="float" office:value="9515.625" calcext:value-type="float">
            <text:p>9516</text:p>
          </table:table-cell>
          <table:table-cell table:style-name="ce67" table:formula="of:=IF([.A46]&lt;[.$C$5];[.$B$5];IF([.A46]&lt;[.$C$6];[.$B$5]+[.$D$6]*([.A46]-[.$C$5]);IF([.A46]&lt;[.$C$7];[.$B$6]+[.$D$7]*([.A46]-[.$C$6]);IF([.A46]&lt;[.$C$8];[.$B$7]+[.$D$8]*([.A46]-[.$C$7]);[.$B$8]))))" office:value-type="float" office:value="45" calcext:value-type="float">
            <text:p>45,0</text:p>
          </table:table-cell>
          <table:table-cell table:style-name="ce70" table:formula="of:=[.$A$2]*[.C46]/100*[.$A$6]" office:value-type="float" office:value="8.3952" calcext:value-type="float">
            <text:p>8,4</text:p>
          </table:table-cell>
          <table:table-cell table:style-name="ce79" table:formula="of:=[.D46]*[.B46]/[.$E$2]*[.$B$2]" office:value-type="float" office:value="8365.59785159322" calcext:value-type="float">
            <text:p>8.366</text:p>
          </table:table-cell>
          <table:table-cell table:style-name="ce67" table:formula="of:=IF([.A46]&lt;[.$G$5];[.$F$5];IF([.A46]&lt;[.$G$6];[.$F$5]+[.$H$6]*([.A46]-[.$G$5]);IF([.A46]&lt;[.$G$7];[.$F$6]+[.$H$7]*([.A46]-[.$G$6]);IF([.A46]&lt;[.$G$8];[.$F$7]+[.$H$8]*([.A46]-[.$G$7]);[.$F$8]))))" office:value-type="float" office:value="22.5" calcext:value-type="float">
            <text:p>22,5</text:p>
          </table:table-cell>
          <table:table-cell table:style-name="ce70" table:formula="of:=[.$A$2]*[.F46]/100*[.$E$6]" office:value-type="float" office:value="9.405" calcext:value-type="float">
            <text:p>9,4</text:p>
          </table:table-cell>
          <table:table-cell table:style-name="ce79" table:formula="of:=[.G46]*[.B46]/[.$E$2]*[.$B$2]" office:value-type="float" office:value="9371.83721581787" calcext:value-type="float">
            <text:p>9.37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6]+3" office:value-type="float" office:value="108" calcext:value-type="float">
            <text:p>108</text:p>
          </table:table-cell>
          <table:table-cell table:style-name="ce66" table:formula="of:=[.A47]*7250/80" office:value-type="float" office:value="9787.5" calcext:value-type="float">
            <text:p>9788</text:p>
          </table:table-cell>
          <table:table-cell table:style-name="ce67" table:formula="of:=IF([.A47]&lt;[.$C$5];[.$B$5];IF([.A47]&lt;[.$C$6];[.$B$5]+[.$D$6]*([.A47]-[.$C$5]);IF([.A47]&lt;[.$C$7];[.$B$6]+[.$D$7]*([.A47]-[.$C$6]);IF([.A47]&lt;[.$C$8];[.$B$7]+[.$D$8]*([.A47]-[.$C$7]);[.$B$8]))))" office:value-type="float" office:value="44" calcext:value-type="float">
            <text:p>44,0</text:p>
          </table:table-cell>
          <table:table-cell table:style-name="ce70" table:formula="of:=[.$A$2]*[.C47]/100*[.$A$6]" office:value-type="float" office:value="8.20864" calcext:value-type="float">
            <text:p>8,2</text:p>
          </table:table-cell>
          <table:table-cell table:style-name="ce80" table:formula="of:=[.D47]*[.B47]/[.$E$2]*[.$B$2]" office:value-type="float" office:value="8413.40126788803" calcext:value-type="float">
            <text:p>8.413</text:p>
          </table:table-cell>
          <table:table-cell table:style-name="ce67" table:formula="of:=IF([.A47]&lt;[.$G$5];[.$F$5];IF([.A47]&lt;[.$G$6];[.$F$5]+[.$H$6]*([.A47]-[.$G$5]);IF([.A47]&lt;[.$G$7];[.$F$6]+[.$H$7]*([.A47]-[.$G$6]);IF([.A47]&lt;[.$G$8];[.$F$7]+[.$H$8]*([.A47]-[.$G$7]);[.$F$8]))))" office:value-type="float" office:value="22" calcext:value-type="float">
            <text:p>22,0</text:p>
          </table:table-cell>
          <table:table-cell table:style-name="ce70" table:formula="of:=[.$A$2]*[.F47]/100*[.$E$6]" office:value-type="float" office:value="9.196" calcext:value-type="float">
            <text:p>9,2</text:p>
          </table:table-cell>
          <table:table-cell table:style-name="ce80" table:formula="of:=[.G47]*[.B47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7]+3" office:value-type="float" office:value="111" calcext:value-type="float">
            <text:p>111</text:p>
          </table:table-cell>
          <table:table-cell table:style-name="ce66" table:formula="of:=[.A48]*7250/80" office:value-type="float" office:value="10059.375" calcext:value-type="float">
            <text:p>10059</text:p>
          </table:table-cell>
          <table:table-cell table:style-name="ce67" table:formula="of:=IF([.A48]&lt;[.$C$5];[.$B$5];IF([.A48]&lt;[.$C$6];[.$B$5]+[.$D$6]*([.A48]-[.$C$5]);IF([.A48]&lt;[.$C$7];[.$B$6]+[.$D$7]*([.A48]-[.$C$6]);IF([.A48]&lt;[.$C$8];[.$B$7]+[.$D$8]*([.A48]-[.$C$7]);[.$B$8]))))" office:value-type="float" office:value="44" calcext:value-type="float">
            <text:p>44,0</text:p>
          </table:table-cell>
          <table:table-cell table:style-name="ce70" table:formula="of:=[.$A$2]*[.C48]/100*[.$A$6]" office:value-type="float" office:value="8.20864" calcext:value-type="float">
            <text:p>8,2</text:p>
          </table:table-cell>
          <table:table-cell table:style-name="ce81" table:formula="of:=[.D48]*[.B48]/[.$E$2]*[.$B$2]" office:value-type="float" office:value="8647.1068586627" calcext:value-type="float">
            <text:p>8.647</text:p>
          </table:table-cell>
          <table:table-cell table:style-name="ce67" table:formula="of:=IF([.A48]&lt;[.$G$5];[.$F$5];IF([.A48]&lt;[.$G$6];[.$F$5]+[.$H$6]*([.A48]-[.$G$5]);IF([.A48]&lt;[.$G$7];[.$F$6]+[.$H$7]*([.A48]-[.$G$6]);IF([.A48]&lt;[.$G$8];[.$F$7]+[.$H$8]*([.A48]-[.$G$7]);[.$F$8]))))" office:value-type="float" office:value="22" calcext:value-type="float">
            <text:p>22,0</text:p>
          </table:table-cell>
          <table:table-cell table:style-name="ce70" table:formula="of:=[.$A$2]*[.F48]/100*[.$E$6]" office:value-type="float" office:value="9.196" calcext:value-type="float">
            <text:p>9,2</text:p>
          </table:table-cell>
          <table:table-cell table:style-name="ce81" table:formula="of:=[.G48]*[.B48]/[.$E$2]*[.$B$2]" office:value-type="float" office:value="9687.20697609618" calcext:value-type="float">
            <text:p>9.68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2">
          <table:table-cell table:style-name="ce62" table:number-columns-repeated="3"/>
          <table:table-cell table:number-columns-repeated="5"/>
          <table:table-cell table:style-name="ce62" table:number-columns-repeated="7"/>
          <table:table-cell table:style-name="ce97"/>
          <table:table-cell table:style-name="ce62" table:number-columns-repeated="1008"/>
        </table:table-row>
        <table:table-row table:style-name="ro1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82" table:formula="of:=SUM([.E12:.E48])" office:value-type="float" office:value="247322.321476828" calcext:value-type="float">
            <text:p>247.322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9" table:formula="of:=SUM([.H12:.H48])" office:value-type="float" office:value="304713.934611001" calcext:value-type="float">
            <text:p>304.714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45"/>
          <table:table-cell table:style-name="ce50"/>
          <table:table-cell table:style-name="ce55"/>
          <table:table-cell table:style-name="ce73"/>
          <table:table-cell table:style-name="ce83" table:formula="of:=[.E50]/(37*[.$D$2])" office:value-type="percentage" office:value="0.636608292089647" calcext:value-type="percentage">
            <text:p>63,7%</text:p>
          </table:table-cell>
          <table:table-cell/>
          <table:table-cell table:style-name="ce73"/>
          <table:table-cell table:style-name="ce90" table:formula="of:=[.H50]/(37*[.$D$2])" office:value-type="percentage" office:value="0.78433445202317" calcext:value-type="percentage">
            <text:p>78,4%</text:p>
          </table:table-cell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5"/>
          <table:table-cell table:style-name="ce50"/>
          <table:table-cell table:style-name="ce55"/>
          <table:table-cell table:style-name="ce73"/>
          <table:table-cell table:style-name="ce83"/>
          <table:table-cell/>
          <table:table-cell table:style-name="ce73"/>
          <table:table-cell table:style-name="ce90"/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Power peak:</text:p>
          </table:table-cell>
          <table:table-cell table:style-name="ce84" table:formula="of:=MAX([.E12:.E48])" office:value-type="float" office:value="8647.1068586627" calcext:value-type="float">
            <text:p>8.647</text:p>
          </table:table-cell>
          <table:table-cell/>
          <table:table-cell table:style-name="ce72" office:value-type="string" calcext:value-type="string">
            <text:p>Power peak:</text:p>
          </table:table-cell>
          <table:table-cell table:style-name="ce91" table:formula="of:=MAX([.H12:.H48])" office:value-type="float" office:value="9687.20697609618" calcext:value-type="float">
            <text:p>9.687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85" table:formula="of:=[.E53]+800" office:value-type="float" office:value="9447.1068586627" calcext:value-type="float">
            <text:p>9.447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92" table:formula="of:=[.H53]+800" office:value-type="float" office:value="10487.2069760962" calcext:value-type="float">
            <text:p>10.487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/>
          <table:table-cell table:style-name="ce86" table:formula="of:=[.E54]/[.$D$2]" office:value-type="percentage" office:value="0.899724462729781" calcext:value-type="percentage">
            <text:p>90,0%</text:p>
          </table:table-cell>
          <table:table-cell table:style-name="ce55"/>
          <table:table-cell table:style-name="ce73"/>
          <table:table-cell table:style-name="ce90" table:formula="of:=[.H54]/[.$D$2]" office:value-type="percentage" office:value="0.998781616771065" calcext:value-type="percentage">
            <text:p>99,9%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87" table:formula="of:=ROUNDUP([.E54];-2)/100" office:value-type="float" office:value="95" calcext:value-type="float">
            <text:p>95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3" table:formula="of:=ROUNDUP([.H54];-2)/100" office:value-type="float" office:value="105" calcext:value-type="float">
            <text:p>105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5"/>
          <table:table-cell table:style-name="ce50"/>
          <table:table-cell table:number-columns-repeated="4"/>
          <table:table-cell table:style-name="ce98"/>
          <table:table-cell table:style-name="ce57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2"/>
          <table:table-cell table:style-name="ce99"/>
          <table:table-cell table:number-columns-repeated="996"/>
        </table:table-row>
        <table:table-row table:style-name="ro2">
          <table:table-cell table:number-columns-repeated="26"/>
          <table:table-cell table:style-name="ce42"/>
          <table:table-cell table:style-name="ce100"/>
          <table:table-cell table:number-columns-repeated="99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.E11:Recupmap_80.E43 Recupmap_80.H11:Recupmap_80.H43">
            <calcext:condition calcext:apply-style-name="Warnung" calcext:value="&gt;8000" calcext:base-cell-address="Recupmap_80.E11"/>
          </calcext:conditional-format>
          <calcext:conditional-format calcext:target-range-address="Recupmap_80.G11:Recupmap_80.G11">
            <calcext:condition calcext:apply-style-name="Warnung" calcext:value="&lt;[.D11]" calcext:base-cell-address="Recupmap_80.G11"/>
          </calcext:conditional-format>
          <calcext:conditional-format calcext:target-range-address="Recupmap_80.E44:Recupmap_80.E44 Recupmap_80.H44:Recupmap_80.H44">
            <calcext:condition calcext:apply-style-name="Warnung" calcext:value="&gt;8000" calcext:base-cell-address="Recupmap_80.E44"/>
          </calcext:conditional-format>
          <calcext:conditional-format calcext:target-range-address="Recupmap_80.E45:Recupmap_80.E45 Recupmap_80.H45:Recupmap_80.H45">
            <calcext:condition calcext:apply-style-name="Warnung" calcext:value="&gt;8000" calcext:base-cell-address="Recupmap_80.E45"/>
          </calcext:conditional-format>
          <calcext:conditional-format calcext:target-range-address="Recupmap_80.E46:Recupmap_80.E46 Recupmap_80.H46:Recupmap_80.H46">
            <calcext:condition calcext:apply-style-name="Warnung" calcext:value="&gt;8000" calcext:base-cell-address="Recupmap_80.E46"/>
          </calcext:conditional-format>
          <calcext:conditional-format calcext:target-range-address="Recupmap_80.E47:Recupmap_80.E47 Recupmap_80.H47:Recupmap_80.H47">
            <calcext:condition calcext:apply-style-name="Warnung" calcext:value="&gt;8000" calcext:base-cell-address="Recupmap_80.E47"/>
          </calcext:conditional-format>
          <calcext:conditional-format calcext:target-range-address="Recupmap_80.E48:Recupmap_80.E48 Recupmap_80.H48:Recupmap_80.H48">
            <calcext:condition calcext:apply-style-name="Warnung" calcext:value="&gt;8000" calcext:base-cell-address="Recupmap_80.E48"/>
          </calcext:conditional-format>
        </calcext:conditional-formats>
      </table:table>
      <table:table table:name="Limiter_80" table:style-name="ta1">
        <table:shapes>
          <draw:frame draw:z-index="0" draw:style-name="gr2" draw:text-style-name="P2" svg:width="160mm" svg:height="90mm" svg:x="207.97mm" svg:y="6mm">
            <loext:p draw:notify-on-update-of-ranges="Limiter_80.B13:Limiter_80.B87 Limiter_80.F12:Limiter_80.F12 Limiter_80.G13:Limiter_80.G87 Limiter_80.B13:Limiter_80.B87 Limiter_80.B12:Limiter_80.B12 Limiter_80.C13:Limiter_80.C8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2" draw:text-style-name="P2" svg:width="160mm" svg:height="90.01mm" svg:x="207.97mm" svg:y="99.06mm">
            <loext:p draw:notify-on-update-of-ranges="Limiter_80.B13:Limiter_80.B87 Limiter_80.G12:Limiter_80.G12 Limiter_80.H13:Limiter_80.H87 Limiter_80.B13:Limiter_80.B87 Limiter_80.C12:Limiter_80.C12 Limiter_80.D13:Limiter_80.D8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ce62"/>
        <table:table-column table:style-name="co1" table:default-cell-style-name="ce105"/>
        <table:table-column table:style-name="co1" table:number-columns-repeated="2" table:default-cell-style-name="ce112"/>
        <table:table-column table:style-name="co1" table:number-columns-repeated="2" table:default-cell-style-name="ce97"/>
        <table:table-column table:style-name="co1" table:number-columns-repeated="2" table:default-cell-style-name="ce112"/>
        <table:table-column table:style-name="co1" table:number-columns-repeated="1016" table:default-cell-style-name="ce62"/>
        <table:table-row table:style-name="ro1">
          <table:table-cell table:style-name="ce1"/>
          <table:table-cell table:style-name="ce5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CFG DRIVE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165" calcext:value-type="float">
            <text:p>165</text:p>
          </table:table-cell>
          <table:table-cell table:style-name="ce106" office:value-type="float" office:value="0" calcext:value-type="float">
            <text:p>0</text:p>
          </table:table-cell>
          <table:table-cell table:style-name="ce45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...suggested:</text:p>
          </table:table-cell>
          <table:table-cell table:style-name="ce3"/>
          <table:table-cell table:style-name="ce107" table:formula="of:=[$Powermap_80.G21]" office:value-type="float" office:value="176" calcext:value-type="float">
            <text:p>176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108"/>
          <table:table-cell table:style-name="ce3" table:number-columns-repeated="1021"/>
        </table:table-row>
        <table:table-row table:style-name="ro1">
          <table:table-cell table:style-name="ce2" office:value-type="string" calcext:value-type="string">
            <text:p>CFG RECUP</text:p>
          </table:table-cell>
          <table:table-cell table:style-name="ce103" table:formula="of:=[$Recupmap_80.A5]*100" office:value-type="float" office:value="21" calcext:value-type="float">
            <text:p>21</text:p>
          </table:table-cell>
          <table:table-cell table:style-name="ce103" table:formula="of:=[$Recupmap_80.E5]*100" office:value-type="float" office:value="47" calcext:value-type="float">
            <text:p>47</text:p>
          </table:table-cell>
          <table:table-cell table:style-name="ce106" office:value-type="float" office:value="65" calcext:value-type="float">
            <text:p>65</text:p>
          </table:table-cell>
          <table:table-cell table:style-name="ce106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...suggested:</text:p>
          </table:table-cell>
          <table:table-cell table:style-name="ce3" table:number-columns-repeated="2"/>
          <table:table-cell table:style-name="ce113" table:formula="of:=MAX([$Recupmap_80.E56];[$Recupmap_80.H56])" office:value-type="float" office:value="105" calcext:value-type="float">
            <text:p>105</text:p>
          </table:table-cell>
          <table:table-cell table:style-name="ce3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02" office:value-type="string" calcext:value-type="string">
            <text:p>Max drive power</text:p>
          </table:table-cell>
          <table:table-cell table:style-name="ce104" table:formula="of:=MAX([$Powermap_80.G4];[$Powermap_80.G12:.G19])" office:value-type="float" office:value="17554.6875" calcext:value-type="float">
            <text:p>17555</text:p>
          </table:table-cell>
          <table:table-cell table:style-name="ce109" table:formula="of:=[.B8]/6762" office:value-type="float" office:value="2.59607919254658" calcext:value-type="float">
            <text:p>2,6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1020"/>
        </table:table-row>
        <table:table-row table:style-name="ro1">
          <table:table-cell table:style-name="ce102" office:value-type="string" calcext:value-type="string">
            <text:p>Max recup power</text:p>
          </table:table-cell>
          <table:table-cell table:style-name="ce104" table:formula="of:=MAX([$Recupmap_80.E11:.E48];[$Recupmap_80.H11:.H48])" office:value-type="float" office:value="9687.20697609618" calcext:value-type="float">
            <text:p>9687</text:p>
          </table:table-cell>
          <table:table-cell table:style-name="ce109" table:formula="of:=[.B9]/6762" office:value-type="float" office:value="1.43259493878973" calcext:value-type="float">
            <text:p>1,4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4"/>
          <table:table-cell table:style-name="ce112" table:formula="of:=[.C2]*100" office:value-type="float" office:value="16500" calcext:value-type="float">
            <text:p>16.500</text:p>
          </table:table-cell>
          <table:table-cell table:style-name="ce112" table:formula="of:=[.D5]*100" office:value-type="float" office:value="6500" calcext:value-type="float">
            <text:p>6.500</text:p>
          </table:table-cell>
          <table:table-cell table:style-name="Default" table:number-columns-repeated="1018"/>
        </table:table-row>
        <table:table-row table:style-name="ro6">
          <table:table-cell table:style-name="ce64" table:number-columns-repeated="2"/>
          <table:table-cell table:style-name="ce110" office:value-type="string" calcext:value-type="string">
            <text:p>BMS</text:p>
          </table:table-cell>
          <table:table-cell table:style-name="ce110"/>
          <table:table-cell table:style-name="ce114" office:value-type="string" calcext:value-type="string">
            <text:p>OVMS</text:p>
          </table:table-cell>
          <table:table-cell table:style-name="ce114" table:number-columns-repeated="3"/>
          <table:table-cell table:style-name="ce64" table:number-columns-repeated="1012"/>
          <table:table-cell table:number-columns-repeated="4"/>
        </table:table-row>
        <table:table-row table:style-name="ro6">
          <table:table-cell table:style-name="ce63"/>
          <table:table-cell table:style-name="ce63" office:value-type="string" calcext:value-type="string">
            <text:p>SOC</text:p>
          </table:table-cell>
          <table:table-cell table:style-name="ce111" office:value-type="string" calcext:value-type="string">
            <text:p>BMS discharge</text:p>
          </table:table-cell>
          <table:table-cell table:style-name="ce111" office:value-type="string" calcext:value-type="string">
            <text:p>BMS charge</text:p>
          </table:table-cell>
          <table:table-cell table:style-name="ce115" office:value-type="string" calcext:value-type="string">
            <text:p>drive level</text:p>
          </table:table-cell>
          <table:table-cell table:style-name="ce115" office:value-type="string" calcext:value-type="string">
            <text:p>recup level</text:p>
          </table:table-cell>
          <table:table-cell table:style-name="ce115" office:value-type="string" calcext:value-type="string">
            <text:p>OVMS drive</text:p>
          </table:table-cell>
          <table:table-cell table:style-name="ce115" office:value-type="string" calcext:value-type="string">
            <text:p>OVMS recup</text:p>
          </table:table-cell>
          <table:table-cell table:style-name="ce63" table:number-columns-repeated="1012"/>
          <table:table-cell table:number-columns-repeated="4"/>
        </table:table-row>
        <table:table-row table:style-name="ro6">
          <table:table-cell/>
          <table:table-cell office:value-type="float" office:value="100" calcext:value-type="float">
            <text:p>100,0</text:p>
          </table:table-cell>
          <table:table-cell office:value-type="float" office:value="19000" calcext:value-type="float">
            <text:p>19.000</text:p>
          </table:table-cell>
          <table:table-cell office:value-type="float" office:value="0" calcext:value-type="float">
            <text:p>0</text:p>
          </table:table-cell>
          <table:table-cell table:formula="of:=IF([.C13]&gt;[.E$10];1;IF([.C13]/[.E$10]&gt;[.$D$2]/100;[.C13]/[.E$10];[.$D$2]/100))" office:value-type="percentage" office:value="1" calcext:value-type="percentage">
            <text:p>100%</text:p>
          </table:table-cell>
          <table:table-cell table:formula="of:=IF([.D13]&gt;[.F$10];1;IF([.D13]/[.F$10]&gt;[.$E$5]/100;[.D13]/[.F$10];[.$E$5]/100))" office:value-type="percentage" office:value="0" calcext:value-type="percentage">
            <text:p>0%</text:p>
          </table:table-cell>
          <table:table-cell table:formula="of:=[.E13]*[.$B$8]" office:value-type="float" office:value="17554.6875" calcext:value-type="float">
            <text:p>17.555</text:p>
          </table:table-cell>
          <table:table-cell table:formula="of:=[.F13]*[.$B$9]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9.28" calcext:value-type="float">
            <text:p>99,3</text:p>
          </table:table-cell>
          <table:table-cell office:value-type="float" office:value="19000" calcext:value-type="float">
            <text:p>19.000</text:p>
          </table:table-cell>
          <table:table-cell office:value-type="float" office:value="500" calcext:value-type="float">
            <text:p>500</text:p>
          </table:table-cell>
          <table:table-cell table:formula="of:=IF([.C14]&gt;[.E$10];1;IF([.C14]/[.E$10]&gt;[.$D$2]/100;[.C14]/[.E$10];[.$D$2]/100))" office:value-type="percentage" office:value="1" calcext:value-type="percentage">
            <text:p>100%</text:p>
          </table:table-cell>
          <table:table-cell table:formula="of:=IF([.D14]&gt;[.F$10];1;IF([.D14]/[.F$10]&gt;[.$E$5]/100;[.D14]/[.F$10];[.$E$5]/100))" office:value-type="percentage" office:value="0.0769230769230769" calcext:value-type="percentage">
            <text:p>8%</text:p>
          </table:table-cell>
          <table:table-cell table:formula="of:=[.E14]*[.$B$8]" office:value-type="float" office:value="17554.6875" calcext:value-type="float">
            <text:p>17.555</text:p>
          </table:table-cell>
          <table:table-cell table:formula="of:=[.F14]*[.$B$9]" office:value-type="float" office:value="745.169767392014" calcext:value-type="float">
            <text:p>745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9.18" calcext:value-type="float">
            <text:p>99,2</text:p>
          </table:table-cell>
          <table:table-cell office:value-type="float" office:value="19000" calcext:value-type="float">
            <text:p>19.000</text:p>
          </table:table-cell>
          <table:table-cell office:value-type="float" office:value="500" calcext:value-type="float">
            <text:p>500</text:p>
          </table:table-cell>
          <table:table-cell table:formula="of:=IF([.C15]&gt;[.E$10];1;IF([.C15]/[.E$10]&gt;[.$D$2]/100;[.C15]/[.E$10];[.$D$2]/100))" office:value-type="percentage" office:value="1" calcext:value-type="percentage">
            <text:p>100%</text:p>
          </table:table-cell>
          <table:table-cell table:formula="of:=IF([.D15]&gt;[.F$10];1;IF([.D15]/[.F$10]&gt;[.$E$5]/100;[.D15]/[.F$10];[.$E$5]/100))" office:value-type="percentage" office:value="0.0769230769230769" calcext:value-type="percentage">
            <text:p>8%</text:p>
          </table:table-cell>
          <table:table-cell table:formula="of:=[.E15]*[.$B$8]" office:value-type="float" office:value="17554.6875" calcext:value-type="float">
            <text:p>17.555</text:p>
          </table:table-cell>
          <table:table-cell table:formula="of:=[.F15]*[.$B$9]" office:value-type="float" office:value="745.169767392014" calcext:value-type="float">
            <text:p>745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9.16" calcext:value-type="float">
            <text:p>99,2</text:p>
          </table:table-cell>
          <table:table-cell office:value-type="float" office:value="19000" calcext:value-type="float">
            <text:p>19.000</text:p>
          </table:table-cell>
          <table:table-cell office:value-type="float" office:value="1000" calcext:value-type="float">
            <text:p>1.000</text:p>
          </table:table-cell>
          <table:table-cell table:formula="of:=IF([.C16]&gt;[.E$10];1;IF([.C16]/[.E$10]&gt;[.$D$2]/100;[.C16]/[.E$10];[.$D$2]/100))" office:value-type="percentage" office:value="1" calcext:value-type="percentage">
            <text:p>100%</text:p>
          </table:table-cell>
          <table:table-cell table:formula="of:=IF([.D16]&gt;[.F$10];1;IF([.D16]/[.F$10]&gt;[.$E$5]/100;[.D16]/[.F$10];[.$E$5]/100))" office:value-type="percentage" office:value="0.153846153846154" calcext:value-type="percentage">
            <text:p>15%</text:p>
          </table:table-cell>
          <table:table-cell table:formula="of:=[.E16]*[.$B$8]" office:value-type="float" office:value="17554.6875" calcext:value-type="float">
            <text:p>17.555</text:p>
          </table:table-cell>
          <table:table-cell table:formula="of:=[.F16]*[.$B$9]" office:value-type="float" office:value="1490.33953478403" calcext:value-type="float">
            <text:p>1.49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66" calcext:value-type="float">
            <text:p>98,7</text:p>
          </table:table-cell>
          <table:table-cell office:value-type="float" office:value="19000" calcext:value-type="float">
            <text:p>19.000</text:p>
          </table:table-cell>
          <table:table-cell office:value-type="float" office:value="1000" calcext:value-type="float">
            <text:p>1.000</text:p>
          </table:table-cell>
          <table:table-cell table:formula="of:=IF([.C17]&gt;[.E$10];1;IF([.C17]/[.E$10]&gt;[.$D$2]/100;[.C17]/[.E$10];[.$D$2]/100))" office:value-type="percentage" office:value="1" calcext:value-type="percentage">
            <text:p>100%</text:p>
          </table:table-cell>
          <table:table-cell table:formula="of:=IF([.D17]&gt;[.F$10];1;IF([.D17]/[.F$10]&gt;[.$E$5]/100;[.D17]/[.F$10];[.$E$5]/100))" office:value-type="percentage" office:value="0.153846153846154" calcext:value-type="percentage">
            <text:p>15%</text:p>
          </table:table-cell>
          <table:table-cell table:formula="of:=[.E17]*[.$B$8]" office:value-type="float" office:value="17554.6875" calcext:value-type="float">
            <text:p>17.555</text:p>
          </table:table-cell>
          <table:table-cell table:formula="of:=[.F17]*[.$B$9]" office:value-type="float" office:value="1490.33953478403" calcext:value-type="float">
            <text:p>1.49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58" calcext:value-type="float">
            <text:p>98,6</text:p>
          </table:table-cell>
          <table:table-cell office:value-type="float" office:value="19000" calcext:value-type="float">
            <text:p>19.000</text:p>
          </table:table-cell>
          <table:table-cell office:value-type="float" office:value="1500" calcext:value-type="float">
            <text:p>1.500</text:p>
          </table:table-cell>
          <table:table-cell table:formula="of:=IF([.C18]&gt;[.E$10];1;IF([.C18]/[.E$10]&gt;[.$D$2]/100;[.C18]/[.E$10];[.$D$2]/100))" office:value-type="percentage" office:value="1" calcext:value-type="percentage">
            <text:p>100%</text:p>
          </table:table-cell>
          <table:table-cell table:formula="of:=IF([.D18]&gt;[.F$10];1;IF([.D18]/[.F$10]&gt;[.$E$5]/100;[.D18]/[.F$10];[.$E$5]/100))" office:value-type="percentage" office:value="0.230769230769231" calcext:value-type="percentage">
            <text:p>23%</text:p>
          </table:table-cell>
          <table:table-cell table:formula="of:=[.E18]*[.$B$8]" office:value-type="float" office:value="17554.6875" calcext:value-type="float">
            <text:p>17.555</text:p>
          </table:table-cell>
          <table:table-cell table:formula="of:=[.F18]*[.$B$9]" office:value-type="float" office:value="2235.50930217604" calcext:value-type="float">
            <text:p>2.23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2" calcext:value-type="float">
            <text:p>98,2</text:p>
          </table:table-cell>
          <table:table-cell office:value-type="float" office:value="19000" calcext:value-type="float">
            <text:p>19.000</text:p>
          </table:table-cell>
          <table:table-cell office:value-type="float" office:value="1500" calcext:value-type="float">
            <text:p>1.500</text:p>
          </table:table-cell>
          <table:table-cell table:formula="of:=IF([.C19]&gt;[.E$10];1;IF([.C19]/[.E$10]&gt;[.$D$2]/100;[.C19]/[.E$10];[.$D$2]/100))" office:value-type="percentage" office:value="1" calcext:value-type="percentage">
            <text:p>100%</text:p>
          </table:table-cell>
          <table:table-cell table:formula="of:=IF([.D19]&gt;[.F$10];1;IF([.D19]/[.F$10]&gt;[.$E$5]/100;[.D19]/[.F$10];[.$E$5]/100))" office:value-type="percentage" office:value="0.230769230769231" calcext:value-type="percentage">
            <text:p>23%</text:p>
          </table:table-cell>
          <table:table-cell table:formula="of:=[.E19]*[.$B$8]" office:value-type="float" office:value="17554.6875" calcext:value-type="float">
            <text:p>17.555</text:p>
          </table:table-cell>
          <table:table-cell table:formula="of:=[.F19]*[.$B$9]" office:value-type="float" office:value="2235.50930217604" calcext:value-type="float">
            <text:p>2.23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02" calcext:value-type="float">
            <text:p>98,0</text:p>
          </table:table-cell>
          <table:table-cell office:value-type="float" office:value="19000" calcext:value-type="float">
            <text:p>19.000</text:p>
          </table:table-cell>
          <table:table-cell office:value-type="float" office:value="2000" calcext:value-type="float">
            <text:p>2.000</text:p>
          </table:table-cell>
          <table:table-cell table:formula="of:=IF([.C20]&gt;[.E$10];1;IF([.C20]/[.E$10]&gt;[.$D$2]/100;[.C20]/[.E$10];[.$D$2]/100))" office:value-type="percentage" office:value="1" calcext:value-type="percentage">
            <text:p>100%</text:p>
          </table:table-cell>
          <table:table-cell table:formula="of:=IF([.D20]&gt;[.F$10];1;IF([.D20]/[.F$10]&gt;[.$E$5]/100;[.D20]/[.F$10];[.$E$5]/100))" office:value-type="percentage" office:value="0.307692307692308" calcext:value-type="percentage">
            <text:p>31%</text:p>
          </table:table-cell>
          <table:table-cell table:formula="of:=[.E20]*[.$B$8]" office:value-type="float" office:value="17554.6875" calcext:value-type="float">
            <text:p>17.555</text:p>
          </table:table-cell>
          <table:table-cell table:formula="of:=[.F20]*[.$B$9]" office:value-type="float" office:value="2980.67906956806" calcext:value-type="float">
            <text:p>2.98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7.58" calcext:value-type="float">
            <text:p>97,6</text:p>
          </table:table-cell>
          <table:table-cell office:value-type="float" office:value="19000" calcext:value-type="float">
            <text:p>19.000</text:p>
          </table:table-cell>
          <table:table-cell office:value-type="float" office:value="2000" calcext:value-type="float">
            <text:p>2.000</text:p>
          </table:table-cell>
          <table:table-cell table:formula="of:=IF([.C21]&gt;[.E$10];1;IF([.C21]/[.E$10]&gt;[.$D$2]/100;[.C21]/[.E$10];[.$D$2]/100))" office:value-type="percentage" office:value="1" calcext:value-type="percentage">
            <text:p>100%</text:p>
          </table:table-cell>
          <table:table-cell table:formula="of:=IF([.D21]&gt;[.F$10];1;IF([.D21]/[.F$10]&gt;[.$E$5]/100;[.D21]/[.F$10];[.$E$5]/100))" office:value-type="percentage" office:value="0.307692307692308" calcext:value-type="percentage">
            <text:p>31%</text:p>
          </table:table-cell>
          <table:table-cell table:formula="of:=[.E21]*[.$B$8]" office:value-type="float" office:value="17554.6875" calcext:value-type="float">
            <text:p>17.555</text:p>
          </table:table-cell>
          <table:table-cell table:formula="of:=[.F21]*[.$B$9]" office:value-type="float" office:value="2980.67906956806" calcext:value-type="float">
            <text:p>2.98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7.3" calcext:value-type="float">
            <text:p>97,3</text:p>
          </table:table-cell>
          <table:table-cell office:value-type="float" office:value="19000" calcext:value-type="float">
            <text:p>19.000</text:p>
          </table:table-cell>
          <table:table-cell office:value-type="float" office:value="2500" calcext:value-type="float">
            <text:p>2.500</text:p>
          </table:table-cell>
          <table:table-cell table:formula="of:=IF([.C22]&gt;[.E$10];1;IF([.C22]/[.E$10]&gt;[.$D$2]/100;[.C22]/[.E$10];[.$D$2]/100))" office:value-type="percentage" office:value="1" calcext:value-type="percentage">
            <text:p>100%</text:p>
          </table:table-cell>
          <table:table-cell table:formula="of:=IF([.D22]&gt;[.F$10];1;IF([.D22]/[.F$10]&gt;[.$E$5]/100;[.D22]/[.F$10];[.$E$5]/100))" office:value-type="percentage" office:value="0.384615384615385" calcext:value-type="percentage">
            <text:p>38%</text:p>
          </table:table-cell>
          <table:table-cell table:formula="of:=[.E22]*[.$B$8]" office:value-type="float" office:value="17554.6875" calcext:value-type="float">
            <text:p>17.555</text:p>
          </table:table-cell>
          <table:table-cell table:formula="of:=[.F22]*[.$B$9]" office:value-type="float" office:value="3725.84883696007" calcext:value-type="float">
            <text:p>3.72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7" calcext:value-type="float">
            <text:p>97,0</text:p>
          </table:table-cell>
          <table:table-cell office:value-type="float" office:value="19000" calcext:value-type="float">
            <text:p>19.000</text:p>
          </table:table-cell>
          <table:table-cell office:value-type="float" office:value="2500" calcext:value-type="float">
            <text:p>2.500</text:p>
          </table:table-cell>
          <table:table-cell table:formula="of:=IF([.C23]&gt;[.E$10];1;IF([.C23]/[.E$10]&gt;[.$D$2]/100;[.C23]/[.E$10];[.$D$2]/100))" office:value-type="percentage" office:value="1" calcext:value-type="percentage">
            <text:p>100%</text:p>
          </table:table-cell>
          <table:table-cell table:formula="of:=IF([.D23]&gt;[.F$10];1;IF([.D23]/[.F$10]&gt;[.$E$5]/100;[.D23]/[.F$10];[.$E$5]/100))" office:value-type="percentage" office:value="0.384615384615385" calcext:value-type="percentage">
            <text:p>38%</text:p>
          </table:table-cell>
          <table:table-cell table:formula="of:=[.E23]*[.$B$8]" office:value-type="float" office:value="17554.6875" calcext:value-type="float">
            <text:p>17.555</text:p>
          </table:table-cell>
          <table:table-cell table:formula="of:=[.F23]*[.$B$9]" office:value-type="float" office:value="3725.84883696007" calcext:value-type="float">
            <text:p>3.72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6.64" calcext:value-type="float">
            <text:p>96,6</text:p>
          </table:table-cell>
          <table:table-cell office:value-type="float" office:value="19000" calcext:value-type="float">
            <text:p>19.000</text:p>
          </table:table-cell>
          <table:table-cell office:value-type="float" office:value="3000" calcext:value-type="float">
            <text:p>3.000</text:p>
          </table:table-cell>
          <table:table-cell table:formula="of:=IF([.C24]&gt;[.E$10];1;IF([.C24]/[.E$10]&gt;[.$D$2]/100;[.C24]/[.E$10];[.$D$2]/100))" office:value-type="percentage" office:value="1" calcext:value-type="percentage">
            <text:p>100%</text:p>
          </table:table-cell>
          <table:table-cell table:formula="of:=IF([.D24]&gt;[.F$10];1;IF([.D24]/[.F$10]&gt;[.$E$5]/100;[.D24]/[.F$10];[.$E$5]/100))" office:value-type="percentage" office:value="0.461538461538462" calcext:value-type="percentage">
            <text:p>46%</text:p>
          </table:table-cell>
          <table:table-cell table:formula="of:=[.E24]*[.$B$8]" office:value-type="float" office:value="17554.6875" calcext:value-type="float">
            <text:p>17.555</text:p>
          </table:table-cell>
          <table:table-cell table:formula="of:=[.F24]*[.$B$9]" office:value-type="float" office:value="4471.01860435209" calcext:value-type="float">
            <text:p>4.47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6.22" calcext:value-type="float">
            <text:p>96,2</text:p>
          </table:table-cell>
          <table:table-cell office:value-type="float" office:value="19000" calcext:value-type="float">
            <text:p>19.000</text:p>
          </table:table-cell>
          <table:table-cell office:value-type="float" office:value="3500" calcext:value-type="float">
            <text:p>3.500</text:p>
          </table:table-cell>
          <table:table-cell table:formula="of:=IF([.C25]&gt;[.E$10];1;IF([.C25]/[.E$10]&gt;[.$D$2]/100;[.C25]/[.E$10];[.$D$2]/100))" office:value-type="percentage" office:value="1" calcext:value-type="percentage">
            <text:p>100%</text:p>
          </table:table-cell>
          <table:table-cell table:formula="of:=IF([.D25]&gt;[.F$10];1;IF([.D25]/[.F$10]&gt;[.$E$5]/100;[.D25]/[.F$10];[.$E$5]/100))" office:value-type="percentage" office:value="0.538461538461538" calcext:value-type="percentage">
            <text:p>54%</text:p>
          </table:table-cell>
          <table:table-cell table:formula="of:=[.E25]*[.$B$8]" office:value-type="float" office:value="17554.6875" calcext:value-type="float">
            <text:p>17.555</text:p>
          </table:table-cell>
          <table:table-cell table:formula="of:=[.F25]*[.$B$9]" office:value-type="float" office:value="5216.1883717441" calcext:value-type="float">
            <text:p>5.21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5.74" calcext:value-type="float">
            <text:p>95,7</text:p>
          </table:table-cell>
          <table:table-cell office:value-type="float" office:value="19000" calcext:value-type="float">
            <text:p>19.000</text:p>
          </table:table-cell>
          <table:table-cell office:value-type="float" office:value="4000" calcext:value-type="float">
            <text:p>4.000</text:p>
          </table:table-cell>
          <table:table-cell table:formula="of:=IF([.C26]&gt;[.E$10];1;IF([.C26]/[.E$10]&gt;[.$D$2]/100;[.C26]/[.E$10];[.$D$2]/100))" office:value-type="percentage" office:value="1" calcext:value-type="percentage">
            <text:p>100%</text:p>
          </table:table-cell>
          <table:table-cell table:formula="of:=IF([.D26]&gt;[.F$10];1;IF([.D26]/[.F$10]&gt;[.$E$5]/100;[.D26]/[.F$10];[.$E$5]/100))" office:value-type="percentage" office:value="0.615384615384615" calcext:value-type="percentage">
            <text:p>62%</text:p>
          </table:table-cell>
          <table:table-cell table:formula="of:=[.E26]*[.$B$8]" office:value-type="float" office:value="17554.6875" calcext:value-type="float">
            <text:p>17.555</text:p>
          </table:table-cell>
          <table:table-cell table:formula="of:=[.F26]*[.$B$9]" office:value-type="float" office:value="5961.35813913611" calcext:value-type="float">
            <text:p>5.96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5.18" calcext:value-type="float">
            <text:p>95,2</text:p>
          </table:table-cell>
          <table:table-cell office:value-type="float" office:value="19000" calcext:value-type="float">
            <text:p>19.000</text:p>
          </table:table-cell>
          <table:table-cell office:value-type="float" office:value="4500" calcext:value-type="float">
            <text:p>4.500</text:p>
          </table:table-cell>
          <table:table-cell table:formula="of:=IF([.C27]&gt;[.E$10];1;IF([.C27]/[.E$10]&gt;[.$D$2]/100;[.C27]/[.E$10];[.$D$2]/100))" office:value-type="percentage" office:value="1" calcext:value-type="percentage">
            <text:p>100%</text:p>
          </table:table-cell>
          <table:table-cell table:formula="of:=IF([.D27]&gt;[.F$10];1;IF([.D27]/[.F$10]&gt;[.$E$5]/100;[.D27]/[.F$10];[.$E$5]/100))" office:value-type="percentage" office:value="0.692307692307692" calcext:value-type="percentage">
            <text:p>69%</text:p>
          </table:table-cell>
          <table:table-cell table:formula="of:=[.E27]*[.$B$8]" office:value-type="float" office:value="17554.6875" calcext:value-type="float">
            <text:p>17.555</text:p>
          </table:table-cell>
          <table:table-cell table:formula="of:=[.F27]*[.$B$9]" office:value-type="float" office:value="6706.52790652813" calcext:value-type="float">
            <text:p>6.70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4.58" calcext:value-type="float">
            <text:p>94,6</text:p>
          </table:table-cell>
          <table:table-cell office:value-type="float" office:value="19000" calcext:value-type="float">
            <text:p>19.000</text:p>
          </table:table-cell>
          <table:table-cell office:value-type="float" office:value="5000" calcext:value-type="float">
            <text:p>5.000</text:p>
          </table:table-cell>
          <table:table-cell table:formula="of:=IF([.C28]&gt;[.E$10];1;IF([.C28]/[.E$10]&gt;[.$D$2]/100;[.C28]/[.E$10];[.$D$2]/100))" office:value-type="percentage" office:value="1" calcext:value-type="percentage">
            <text:p>100%</text:p>
          </table:table-cell>
          <table:table-cell table:formula="of:=IF([.D28]&gt;[.F$10];1;IF([.D28]/[.F$10]&gt;[.$E$5]/100;[.D28]/[.F$10];[.$E$5]/100))" office:value-type="percentage" office:value="0.769230769230769" calcext:value-type="percentage">
            <text:p>77%</text:p>
          </table:table-cell>
          <table:table-cell table:formula="of:=[.E28]*[.$B$8]" office:value-type="float" office:value="17554.6875" calcext:value-type="float">
            <text:p>17.555</text:p>
          </table:table-cell>
          <table:table-cell table:formula="of:=[.F28]*[.$B$9]" office:value-type="float" office:value="7451.69767392014" calcext:value-type="float">
            <text:p>7.452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3.92" calcext:value-type="float">
            <text:p>93,9</text:p>
          </table:table-cell>
          <table:table-cell office:value-type="float" office:value="19000" calcext:value-type="float">
            <text:p>19.000</text:p>
          </table:table-cell>
          <table:table-cell office:value-type="float" office:value="5500" calcext:value-type="float">
            <text:p>5.500</text:p>
          </table:table-cell>
          <table:table-cell table:formula="of:=IF([.C29]&gt;[.E$10];1;IF([.C29]/[.E$10]&gt;[.$D$2]/100;[.C29]/[.E$10];[.$D$2]/100))" office:value-type="percentage" office:value="1" calcext:value-type="percentage">
            <text:p>100%</text:p>
          </table:table-cell>
          <table:table-cell table:formula="of:=IF([.D29]&gt;[.F$10];1;IF([.D29]/[.F$10]&gt;[.$E$5]/100;[.D29]/[.F$10];[.$E$5]/100))" office:value-type="percentage" office:value="0.846153846153846" calcext:value-type="percentage">
            <text:p>85%</text:p>
          </table:table-cell>
          <table:table-cell table:formula="of:=[.E29]*[.$B$8]" office:value-type="float" office:value="17554.6875" calcext:value-type="float">
            <text:p>17.555</text:p>
          </table:table-cell>
          <table:table-cell table:formula="of:=[.F29]*[.$B$9]" office:value-type="float" office:value="8196.86744131216" calcext:value-type="float">
            <text:p>8.19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3.28" calcext:value-type="float">
            <text:p>93,3</text:p>
          </table:table-cell>
          <table:table-cell office:value-type="float" office:value="19000" calcext:value-type="float">
            <text:p>19.000</text:p>
          </table:table-cell>
          <table:table-cell office:value-type="float" office:value="5500" calcext:value-type="float">
            <text:p>5.500</text:p>
          </table:table-cell>
          <table:table-cell table:formula="of:=IF([.C30]&gt;[.E$10];1;IF([.C30]/[.E$10]&gt;[.$D$2]/100;[.C30]/[.E$10];[.$D$2]/100))" office:value-type="percentage" office:value="1" calcext:value-type="percentage">
            <text:p>100%</text:p>
          </table:table-cell>
          <table:table-cell table:formula="of:=IF([.D30]&gt;[.F$10];1;IF([.D30]/[.F$10]&gt;[.$E$5]/100;[.D30]/[.F$10];[.$E$5]/100))" office:value-type="percentage" office:value="0.846153846153846" calcext:value-type="percentage">
            <text:p>85%</text:p>
          </table:table-cell>
          <table:table-cell table:formula="of:=[.E30]*[.$B$8]" office:value-type="float" office:value="17554.6875" calcext:value-type="float">
            <text:p>17.555</text:p>
          </table:table-cell>
          <table:table-cell table:formula="of:=[.F30]*[.$B$9]" office:value-type="float" office:value="8196.86744131216" calcext:value-type="float">
            <text:p>8.19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2.64" calcext:value-type="float">
            <text:p>92,6</text:p>
          </table:table-cell>
          <table:table-cell office:value-type="float" office:value="18500" calcext:value-type="float">
            <text:p>18.500</text:p>
          </table:table-cell>
          <table:table-cell office:value-type="float" office:value="6000" calcext:value-type="float">
            <text:p>6.000</text:p>
          </table:table-cell>
          <table:table-cell table:formula="of:=IF([.C31]&gt;[.E$10];1;IF([.C31]/[.E$10]&gt;[.$D$2]/100;[.C31]/[.E$10];[.$D$2]/100))" office:value-type="percentage" office:value="1" calcext:value-type="percentage">
            <text:p>100%</text:p>
          </table:table-cell>
          <table:table-cell table:formula="of:=IF([.D31]&gt;[.F$10];1;IF([.D31]/[.F$10]&gt;[.$E$5]/100;[.D31]/[.F$10];[.$E$5]/100))" office:value-type="percentage" office:value="0.923076923076923" calcext:value-type="percentage">
            <text:p>92%</text:p>
          </table:table-cell>
          <table:table-cell table:formula="of:=[.E31]*[.$B$8]" office:value-type="float" office:value="17554.6875" calcext:value-type="float">
            <text:p>17.555</text:p>
          </table:table-cell>
          <table:table-cell table:formula="of:=[.F31]*[.$B$9]" office:value-type="float" office:value="8942.03720870417" calcext:value-type="float">
            <text:p>8.942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2" calcext:value-type="float">
            <text:p>92,0</text:p>
          </table:table-cell>
          <table:table-cell office:value-type="float" office:value="18500" calcext:value-type="float">
            <text:p>18.500</text:p>
          </table:table-cell>
          <table:table-cell office:value-type="float" office:value="6000" calcext:value-type="float">
            <text:p>6.000</text:p>
          </table:table-cell>
          <table:table-cell table:formula="of:=IF([.C32]&gt;[.E$10];1;IF([.C32]/[.E$10]&gt;[.$D$2]/100;[.C32]/[.E$10];[.$D$2]/100))" office:value-type="percentage" office:value="1" calcext:value-type="percentage">
            <text:p>100%</text:p>
          </table:table-cell>
          <table:table-cell table:formula="of:=IF([.D32]&gt;[.F$10];1;IF([.D32]/[.F$10]&gt;[.$E$5]/100;[.D32]/[.F$10];[.$E$5]/100))" office:value-type="percentage" office:value="0.923076923076923" calcext:value-type="percentage">
            <text:p>92%</text:p>
          </table:table-cell>
          <table:table-cell table:formula="of:=[.E32]*[.$B$8]" office:value-type="float" office:value="17554.6875" calcext:value-type="float">
            <text:p>17.555</text:p>
          </table:table-cell>
          <table:table-cell table:formula="of:=[.F32]*[.$B$9]" office:value-type="float" office:value="8942.03720870417" calcext:value-type="float">
            <text:p>8.942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1.36" calcext:value-type="float">
            <text:p>91,4</text:p>
          </table:table-cell>
          <table:table-cell office:value-type="float" office:value="18500" calcext:value-type="float">
            <text:p>18.500</text:p>
          </table:table-cell>
          <table:table-cell office:value-type="float" office:value="6500" calcext:value-type="float">
            <text:p>6.500</text:p>
          </table:table-cell>
          <table:table-cell table:formula="of:=IF([.C33]&gt;[.E$10];1;IF([.C33]/[.E$10]&gt;[.$D$2]/100;[.C33]/[.E$10];[.$D$2]/100))" office:value-type="percentage" office:value="1" calcext:value-type="percentage">
            <text:p>100%</text:p>
          </table:table-cell>
          <table:table-cell table:formula="of:=IF([.D33]&gt;[.F$10];1;IF([.D33]/[.F$10]&gt;[.$E$5]/100;[.D33]/[.F$10];[.$E$5]/100))" office:value-type="percentage" office:value="1" calcext:value-type="percentage">
            <text:p>100%</text:p>
          </table:table-cell>
          <table:table-cell table:formula="of:=[.E33]*[.$B$8]" office:value-type="float" office:value="17554.6875" calcext:value-type="float">
            <text:p>17.555</text:p>
          </table:table-cell>
          <table:table-cell table:formula="of:=[.F3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0.08" calcext:value-type="float">
            <text:p>90,1</text:p>
          </table:table-cell>
          <table:table-cell office:value-type="float" office:value="18500" calcext:value-type="float">
            <text:p>18.500</text:p>
          </table:table-cell>
          <table:table-cell office:value-type="float" office:value="6500" calcext:value-type="float">
            <text:p>6.500</text:p>
          </table:table-cell>
          <table:table-cell table:formula="of:=IF([.C34]&gt;[.E$10];1;IF([.C34]/[.E$10]&gt;[.$D$2]/100;[.C34]/[.E$10];[.$D$2]/100))" office:value-type="percentage" office:value="1" calcext:value-type="percentage">
            <text:p>100%</text:p>
          </table:table-cell>
          <table:table-cell table:formula="of:=IF([.D34]&gt;[.F$10];1;IF([.D34]/[.F$10]&gt;[.$E$5]/100;[.D34]/[.F$10];[.$E$5]/100))" office:value-type="percentage" office:value="1" calcext:value-type="percentage">
            <text:p>100%</text:p>
          </table:table-cell>
          <table:table-cell table:formula="of:=[.E34]*[.$B$8]" office:value-type="float" office:value="17554.6875" calcext:value-type="float">
            <text:p>17.555</text:p>
          </table:table-cell>
          <table:table-cell table:formula="of:=[.F3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9.44" calcext:value-type="float">
            <text:p>89,4</text:p>
          </table:table-cell>
          <table:table-cell office:value-type="float" office:value="18500" calcext:value-type="float">
            <text:p>18.500</text:p>
          </table:table-cell>
          <table:table-cell office:value-type="float" office:value="7000" calcext:value-type="float">
            <text:p>7.000</text:p>
          </table:table-cell>
          <table:table-cell table:formula="of:=IF([.C35]&gt;[.E$10];1;IF([.C35]/[.E$10]&gt;[.$D$2]/100;[.C35]/[.E$10];[.$D$2]/100))" office:value-type="percentage" office:value="1" calcext:value-type="percentage">
            <text:p>100%</text:p>
          </table:table-cell>
          <table:table-cell table:formula="of:=IF([.D35]&gt;[.F$10];1;IF([.D35]/[.F$10]&gt;[.$E$5]/100;[.D35]/[.F$10];[.$E$5]/100))" office:value-type="percentage" office:value="1" calcext:value-type="percentage">
            <text:p>100%</text:p>
          </table:table-cell>
          <table:table-cell table:formula="of:=[.E35]*[.$B$8]" office:value-type="float" office:value="17554.6875" calcext:value-type="float">
            <text:p>17.555</text:p>
          </table:table-cell>
          <table:table-cell table:formula="of:=[.F3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8.8" calcext:value-type="float">
            <text:p>88,8</text:p>
          </table:table-cell>
          <table:table-cell office:value-type="float" office:value="18500" calcext:value-type="float">
            <text:p>18.500</text:p>
          </table:table-cell>
          <table:table-cell office:value-type="float" office:value="7000" calcext:value-type="float">
            <text:p>7.000</text:p>
          </table:table-cell>
          <table:table-cell table:formula="of:=IF([.C36]&gt;[.E$10];1;IF([.C36]/[.E$10]&gt;[.$D$2]/100;[.C36]/[.E$10];[.$D$2]/100))" office:value-type="percentage" office:value="1" calcext:value-type="percentage">
            <text:p>100%</text:p>
          </table:table-cell>
          <table:table-cell table:formula="of:=IF([.D36]&gt;[.F$10];1;IF([.D36]/[.F$10]&gt;[.$E$5]/100;[.D36]/[.F$10];[.$E$5]/100))" office:value-type="percentage" office:value="1" calcext:value-type="percentage">
            <text:p>100%</text:p>
          </table:table-cell>
          <table:table-cell table:formula="of:=[.E36]*[.$B$8]" office:value-type="float" office:value="17554.6875" calcext:value-type="float">
            <text:p>17.555</text:p>
          </table:table-cell>
          <table:table-cell table:formula="of:=[.F3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8.14" calcext:value-type="float">
            <text:p>88,1</text:p>
          </table:table-cell>
          <table:table-cell office:value-type="float" office:value="18500" calcext:value-type="float">
            <text:p>18.500</text:p>
          </table:table-cell>
          <table:table-cell office:value-type="float" office:value="7500" calcext:value-type="float">
            <text:p>7.500</text:p>
          </table:table-cell>
          <table:table-cell table:formula="of:=IF([.C37]&gt;[.E$10];1;IF([.C37]/[.E$10]&gt;[.$D$2]/100;[.C37]/[.E$10];[.$D$2]/100))" office:value-type="percentage" office:value="1" calcext:value-type="percentage">
            <text:p>100%</text:p>
          </table:table-cell>
          <table:table-cell table:formula="of:=IF([.D37]&gt;[.F$10];1;IF([.D37]/[.F$10]&gt;[.$E$5]/100;[.D37]/[.F$10];[.$E$5]/100))" office:value-type="percentage" office:value="1" calcext:value-type="percentage">
            <text:p>100%</text:p>
          </table:table-cell>
          <table:table-cell table:formula="of:=[.E37]*[.$B$8]" office:value-type="float" office:value="17554.6875" calcext:value-type="float">
            <text:p>17.555</text:p>
          </table:table-cell>
          <table:table-cell table:formula="of:=[.F3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4.86" calcext:value-type="float">
            <text:p>84,9</text:p>
          </table:table-cell>
          <table:table-cell office:value-type="float" office:value="18500" calcext:value-type="float">
            <text:p>18.500</text:p>
          </table:table-cell>
          <table:table-cell office:value-type="float" office:value="7500" calcext:value-type="float">
            <text:p>7.500</text:p>
          </table:table-cell>
          <table:table-cell table:formula="of:=IF([.C38]&gt;[.E$10];1;IF([.C38]/[.E$10]&gt;[.$D$2]/100;[.C38]/[.E$10];[.$D$2]/100))" office:value-type="percentage" office:value="1" calcext:value-type="percentage">
            <text:p>100%</text:p>
          </table:table-cell>
          <table:table-cell table:formula="of:=IF([.D38]&gt;[.F$10];1;IF([.D38]/[.F$10]&gt;[.$E$5]/100;[.D38]/[.F$10];[.$E$5]/100))" office:value-type="percentage" office:value="1" calcext:value-type="percentage">
            <text:p>100%</text:p>
          </table:table-cell>
          <table:table-cell table:formula="of:=[.E38]*[.$B$8]" office:value-type="float" office:value="17554.6875" calcext:value-type="float">
            <text:p>17.555</text:p>
          </table:table-cell>
          <table:table-cell table:formula="of:=[.F3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4.2" calcext:value-type="float">
            <text:p>84,2</text:p>
          </table:table-cell>
          <table:table-cell office:value-type="float" office:value="18500" calcext:value-type="float">
            <text:p>18.500</text:p>
          </table:table-cell>
          <table:table-cell office:value-type="float" office:value="8000" calcext:value-type="float">
            <text:p>8.000</text:p>
          </table:table-cell>
          <table:table-cell table:formula="of:=IF([.C39]&gt;[.E$10];1;IF([.C39]/[.E$10]&gt;[.$D$2]/100;[.C39]/[.E$10];[.$D$2]/100))" office:value-type="percentage" office:value="1" calcext:value-type="percentage">
            <text:p>100%</text:p>
          </table:table-cell>
          <table:table-cell table:formula="of:=IF([.D39]&gt;[.F$10];1;IF([.D39]/[.F$10]&gt;[.$E$5]/100;[.D39]/[.F$10];[.$E$5]/100))" office:value-type="percentage" office:value="1" calcext:value-type="percentage">
            <text:p>100%</text:p>
          </table:table-cell>
          <table:table-cell table:formula="of:=[.E39]*[.$B$8]" office:value-type="float" office:value="17554.6875" calcext:value-type="float">
            <text:p>17.555</text:p>
          </table:table-cell>
          <table:table-cell table:formula="of:=[.F3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69.98" calcext:value-type="float">
            <text:p>70,0</text:p>
          </table:table-cell>
          <table:table-cell office:value-type="float" office:value="18500" calcext:value-type="float">
            <text:p>18.500</text:p>
          </table:table-cell>
          <table:table-cell office:value-type="float" office:value="8000" calcext:value-type="float">
            <text:p>8.000</text:p>
          </table:table-cell>
          <table:table-cell table:formula="of:=IF([.C40]&gt;[.E$10];1;IF([.C40]/[.E$10]&gt;[.$D$2]/100;[.C40]/[.E$10];[.$D$2]/100))" office:value-type="percentage" office:value="1" calcext:value-type="percentage">
            <text:p>100%</text:p>
          </table:table-cell>
          <table:table-cell table:formula="of:=IF([.D40]&gt;[.F$10];1;IF([.D40]/[.F$10]&gt;[.$E$5]/100;[.D40]/[.F$10];[.$E$5]/100))" office:value-type="percentage" office:value="1" calcext:value-type="percentage">
            <text:p>100%</text:p>
          </table:table-cell>
          <table:table-cell table:formula="of:=[.E40]*[.$B$8]" office:value-type="float" office:value="17554.6875" calcext:value-type="float">
            <text:p>17.555</text:p>
          </table:table-cell>
          <table:table-cell table:formula="of:=[.F4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69.36" calcext:value-type="float">
            <text:p>69,4</text:p>
          </table:table-cell>
          <table:table-cell office:value-type="float" office:value="18000" calcext:value-type="float">
            <text:p>18.000</text:p>
          </table:table-cell>
          <table:table-cell office:value-type="float" office:value="8000" calcext:value-type="float">
            <text:p>8.000</text:p>
          </table:table-cell>
          <table:table-cell table:formula="of:=IF([.C41]&gt;[.E$10];1;IF([.C41]/[.E$10]&gt;[.$D$2]/100;[.C41]/[.E$10];[.$D$2]/100))" office:value-type="percentage" office:value="1" calcext:value-type="percentage">
            <text:p>100%</text:p>
          </table:table-cell>
          <table:table-cell table:formula="of:=IF([.D41]&gt;[.F$10];1;IF([.D41]/[.F$10]&gt;[.$E$5]/100;[.D41]/[.F$10];[.$E$5]/100))" office:value-type="percentage" office:value="1" calcext:value-type="percentage">
            <text:p>100%</text:p>
          </table:table-cell>
          <table:table-cell table:formula="of:=[.E41]*[.$B$8]" office:value-type="float" office:value="17554.6875" calcext:value-type="float">
            <text:p>17.555</text:p>
          </table:table-cell>
          <table:table-cell table:formula="of:=[.F4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7.42" calcext:value-type="float">
            <text:p>57,4</text:p>
          </table:table-cell>
          <table:table-cell office:value-type="float" office:value="18000" calcext:value-type="float">
            <text:p>18.000</text:p>
          </table:table-cell>
          <table:table-cell office:value-type="float" office:value="8000" calcext:value-type="float">
            <text:p>8.000</text:p>
          </table:table-cell>
          <table:table-cell table:formula="of:=IF([.C42]&gt;[.E$10];1;IF([.C42]/[.E$10]&gt;[.$D$2]/100;[.C42]/[.E$10];[.$D$2]/100))" office:value-type="percentage" office:value="1" calcext:value-type="percentage">
            <text:p>100%</text:p>
          </table:table-cell>
          <table:table-cell table:formula="of:=IF([.D42]&gt;[.F$10];1;IF([.D42]/[.F$10]&gt;[.$E$5]/100;[.D42]/[.F$10];[.$E$5]/100))" office:value-type="percentage" office:value="1" calcext:value-type="percentage">
            <text:p>100%</text:p>
          </table:table-cell>
          <table:table-cell table:formula="of:=[.E42]*[.$B$8]" office:value-type="float" office:value="17554.6875" calcext:value-type="float">
            <text:p>17.555</text:p>
          </table:table-cell>
          <table:table-cell table:formula="of:=[.F4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6.92" calcext:value-type="float">
            <text:p>56,9</text:p>
          </table:table-cell>
          <table:table-cell office:value-type="float" office:value="17500" calcext:value-type="float">
            <text:p>17.500</text:p>
          </table:table-cell>
          <table:table-cell office:value-type="float" office:value="8000" calcext:value-type="float">
            <text:p>8.000</text:p>
          </table:table-cell>
          <table:table-cell table:formula="of:=IF([.C43]&gt;[.E$10];1;IF([.C43]/[.E$10]&gt;[.$D$2]/100;[.C43]/[.E$10];[.$D$2]/100))" office:value-type="percentage" office:value="1" calcext:value-type="percentage">
            <text:p>100%</text:p>
          </table:table-cell>
          <table:table-cell table:formula="of:=IF([.D43]&gt;[.F$10];1;IF([.D43]/[.F$10]&gt;[.$E$5]/100;[.D43]/[.F$10];[.$E$5]/100))" office:value-type="percentage" office:value="1" calcext:value-type="percentage">
            <text:p>100%</text:p>
          </table:table-cell>
          <table:table-cell table:formula="of:=[.E43]*[.$B$8]" office:value-type="float" office:value="17554.6875" calcext:value-type="float">
            <text:p>17.555</text:p>
          </table:table-cell>
          <table:table-cell table:formula="of:=[.F4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3.4" calcext:value-type="float">
            <text:p>43,4</text:p>
          </table:table-cell>
          <table:table-cell office:value-type="float" office:value="17500" calcext:value-type="float">
            <text:p>17.500</text:p>
          </table:table-cell>
          <table:table-cell office:value-type="float" office:value="8000" calcext:value-type="float">
            <text:p>8.000</text:p>
          </table:table-cell>
          <table:table-cell table:formula="of:=IF([.C44]&gt;[.E$10];1;IF([.C44]/[.E$10]&gt;[.$D$2]/100;[.C44]/[.E$10];[.$D$2]/100))" office:value-type="percentage" office:value="1" calcext:value-type="percentage">
            <text:p>100%</text:p>
          </table:table-cell>
          <table:table-cell table:formula="of:=IF([.D44]&gt;[.F$10];1;IF([.D44]/[.F$10]&gt;[.$E$5]/100;[.D44]/[.F$10];[.$E$5]/100))" office:value-type="percentage" office:value="1" calcext:value-type="percentage">
            <text:p>100%</text:p>
          </table:table-cell>
          <table:table-cell table:formula="of:=[.E44]*[.$B$8]" office:value-type="float" office:value="17554.6875" calcext:value-type="float">
            <text:p>17.555</text:p>
          </table:table-cell>
          <table:table-cell table:formula="of:=[.F4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1.68" calcext:value-type="float">
            <text:p>41,7</text:p>
          </table:table-cell>
          <table:table-cell office:value-type="float" office:value="17000" calcext:value-type="float">
            <text:p>17.000</text:p>
          </table:table-cell>
          <table:table-cell office:value-type="float" office:value="8000" calcext:value-type="float">
            <text:p>8.000</text:p>
          </table:table-cell>
          <table:table-cell table:formula="of:=IF([.C45]&gt;[.E$10];1;IF([.C45]/[.E$10]&gt;[.$D$2]/100;[.C45]/[.E$10];[.$D$2]/100))" office:value-type="percentage" office:value="1" calcext:value-type="percentage">
            <text:p>100%</text:p>
          </table:table-cell>
          <table:table-cell table:formula="of:=IF([.D45]&gt;[.F$10];1;IF([.D45]/[.F$10]&gt;[.$E$5]/100;[.D45]/[.F$10];[.$E$5]/100))" office:value-type="percentage" office:value="1" calcext:value-type="percentage">
            <text:p>100%</text:p>
          </table:table-cell>
          <table:table-cell table:formula="of:=[.E45]*[.$B$8]" office:value-type="float" office:value="17554.6875" calcext:value-type="float">
            <text:p>17.555</text:p>
          </table:table-cell>
          <table:table-cell table:formula="of:=[.F4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4.08" calcext:value-type="float">
            <text:p>34,1</text:p>
          </table:table-cell>
          <table:table-cell office:value-type="float" office:value="17000" calcext:value-type="float">
            <text:p>17.000</text:p>
          </table:table-cell>
          <table:table-cell office:value-type="float" office:value="8000" calcext:value-type="float">
            <text:p>8.000</text:p>
          </table:table-cell>
          <table:table-cell table:formula="of:=IF([.C46]&gt;[.E$10];1;IF([.C46]/[.E$10]&gt;[.$D$2]/100;[.C46]/[.E$10];[.$D$2]/100))" office:value-type="percentage" office:value="1" calcext:value-type="percentage">
            <text:p>100%</text:p>
          </table:table-cell>
          <table:table-cell table:formula="of:=IF([.D46]&gt;[.F$10];1;IF([.D46]/[.F$10]&gt;[.$E$5]/100;[.D46]/[.F$10];[.$E$5]/100))" office:value-type="percentage" office:value="1" calcext:value-type="percentage">
            <text:p>100%</text:p>
          </table:table-cell>
          <table:table-cell table:formula="of:=[.E46]*[.$B$8]" office:value-type="float" office:value="17554.6875" calcext:value-type="float">
            <text:p>17.555</text:p>
          </table:table-cell>
          <table:table-cell table:formula="of:=[.F4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0.8" calcext:value-type="float">
            <text:p>30,8</text:p>
          </table:table-cell>
          <table:table-cell office:value-type="float" office:value="17000" calcext:value-type="float">
            <text:p>17.000</text:p>
          </table:table-cell>
          <table:table-cell office:value-type="float" office:value="7500" calcext:value-type="float">
            <text:p>7.500</text:p>
          </table:table-cell>
          <table:table-cell table:formula="of:=IF([.C47]&gt;[.E$10];1;IF([.C47]/[.E$10]&gt;[.$D$2]/100;[.C47]/[.E$10];[.$D$2]/100))" office:value-type="percentage" office:value="1" calcext:value-type="percentage">
            <text:p>100%</text:p>
          </table:table-cell>
          <table:table-cell table:formula="of:=IF([.D47]&gt;[.F$10];1;IF([.D47]/[.F$10]&gt;[.$E$5]/100;[.D47]/[.F$10];[.$E$5]/100))" office:value-type="percentage" office:value="1" calcext:value-type="percentage">
            <text:p>100%</text:p>
          </table:table-cell>
          <table:table-cell table:formula="of:=[.E47]*[.$B$8]" office:value-type="float" office:value="17554.6875" calcext:value-type="float">
            <text:p>17.555</text:p>
          </table:table-cell>
          <table:table-cell table:formula="of:=[.F4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6.06" calcext:value-type="float">
            <text:p>26,1</text:p>
          </table:table-cell>
          <table:table-cell office:value-type="float" office:value="17000" calcext:value-type="float">
            <text:p>17.000</text:p>
          </table:table-cell>
          <table:table-cell office:value-type="float" office:value="7500" calcext:value-type="float">
            <text:p>7.500</text:p>
          </table:table-cell>
          <table:table-cell table:formula="of:=IF([.C48]&gt;[.E$10];1;IF([.C48]/[.E$10]&gt;[.$D$2]/100;[.C48]/[.E$10];[.$D$2]/100))" office:value-type="percentage" office:value="1" calcext:value-type="percentage">
            <text:p>100%</text:p>
          </table:table-cell>
          <table:table-cell table:formula="of:=IF([.D48]&gt;[.F$10];1;IF([.D48]/[.F$10]&gt;[.$E$5]/100;[.D48]/[.F$10];[.$E$5]/100))" office:value-type="percentage" office:value="1" calcext:value-type="percentage">
            <text:p>100%</text:p>
          </table:table-cell>
          <table:table-cell table:formula="of:=[.E48]*[.$B$8]" office:value-type="float" office:value="17554.6875" calcext:value-type="float">
            <text:p>17.555</text:p>
          </table:table-cell>
          <table:table-cell table:formula="of:=[.F4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4.82" calcext:value-type="float">
            <text:p>24,8</text:p>
          </table:table-cell>
          <table:table-cell office:value-type="float" office:value="16500" calcext:value-type="float">
            <text:p>16.500</text:p>
          </table:table-cell>
          <table:table-cell office:value-type="float" office:value="7500" calcext:value-type="float">
            <text:p>7.500</text:p>
          </table:table-cell>
          <table:table-cell table:formula="of:=IF([.C49]&gt;[.E$10];1;IF([.C49]/[.E$10]&gt;[.$D$2]/100;[.C49]/[.E$10];[.$D$2]/100))" office:value-type="percentage" office:value="1" calcext:value-type="percentage">
            <text:p>100%</text:p>
          </table:table-cell>
          <table:table-cell table:formula="of:=IF([.D49]&gt;[.F$10];1;IF([.D49]/[.F$10]&gt;[.$E$5]/100;[.D49]/[.F$10];[.$E$5]/100))" office:value-type="percentage" office:value="1" calcext:value-type="percentage">
            <text:p>100%</text:p>
          </table:table-cell>
          <table:table-cell table:formula="of:=[.E49]*[.$B$8]" office:value-type="float" office:value="17554.6875" calcext:value-type="float">
            <text:p>17.555</text:p>
          </table:table-cell>
          <table:table-cell table:formula="of:=[.F4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7.48" calcext:value-type="float">
            <text:p>17,5</text:p>
          </table:table-cell>
          <table:table-cell office:value-type="float" office:value="16500" calcext:value-type="float">
            <text:p>16.500</text:p>
          </table:table-cell>
          <table:table-cell office:value-type="float" office:value="7500" calcext:value-type="float">
            <text:p>7.500</text:p>
          </table:table-cell>
          <table:table-cell table:formula="of:=IF([.C50]&gt;[.E$10];1;IF([.C50]/[.E$10]&gt;[.$D$2]/100;[.C50]/[.E$10];[.$D$2]/100))" office:value-type="percentage" office:value="1" calcext:value-type="percentage">
            <text:p>100%</text:p>
          </table:table-cell>
          <table:table-cell table:formula="of:=IF([.D50]&gt;[.F$10];1;IF([.D50]/[.F$10]&gt;[.$E$5]/100;[.D50]/[.F$10];[.$E$5]/100))" office:value-type="percentage" office:value="1" calcext:value-type="percentage">
            <text:p>100%</text:p>
          </table:table-cell>
          <table:table-cell table:formula="of:=[.E50]*[.$B$8]" office:value-type="float" office:value="17554.6875" calcext:value-type="float">
            <text:p>17.555</text:p>
          </table:table-cell>
          <table:table-cell table:formula="of:=[.F5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5.58" calcext:value-type="float">
            <text:p>15,6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1]&gt;[.E$10];1;IF([.C51]/[.E$10]&gt;[.$D$2]/100;[.C51]/[.E$10];[.$D$2]/100))" office:value-type="percentage" office:value="0.96969696969697" calcext:value-type="percentage">
            <text:p>97%</text:p>
          </table:table-cell>
          <table:table-cell table:formula="of:=IF([.D51]&gt;[.F$10];1;IF([.D51]/[.F$10]&gt;[.$E$5]/100;[.D51]/[.F$10];[.$E$5]/100))" office:value-type="percentage" office:value="1" calcext:value-type="percentage">
            <text:p>100%</text:p>
          </table:table-cell>
          <table:table-cell table:formula="of:=[.E51]*[.$B$8]" office:value-type="float" office:value="17022.7272727273" calcext:value-type="float">
            <text:p>17.023</text:p>
          </table:table-cell>
          <table:table-cell table:formula="of:=[.F5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5.2" calcext:value-type="float">
            <text:p>15,2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2]&gt;[.E$10];1;IF([.C52]/[.E$10]&gt;[.$D$2]/100;[.C52]/[.E$10];[.$D$2]/100))" office:value-type="percentage" office:value="0.96969696969697" calcext:value-type="percentage">
            <text:p>97%</text:p>
          </table:table-cell>
          <table:table-cell table:formula="of:=IF([.D52]&gt;[.F$10];1;IF([.D52]/[.F$10]&gt;[.$E$5]/100;[.D52]/[.F$10];[.$E$5]/100))" office:value-type="percentage" office:value="1" calcext:value-type="percentage">
            <text:p>100%</text:p>
          </table:table-cell>
          <table:table-cell table:formula="of:=[.E52]*[.$B$8]" office:value-type="float" office:value="17022.7272727273" calcext:value-type="float">
            <text:p>17.023</text:p>
          </table:table-cell>
          <table:table-cell table:formula="of:=[.F5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4.98" calcext:value-type="float">
            <text:p>15,0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3]&gt;[.E$10];1;IF([.C53]/[.E$10]&gt;[.$D$2]/100;[.C53]/[.E$10];[.$D$2]/100))" office:value-type="percentage" office:value="0.96969696969697" calcext:value-type="percentage">
            <text:p>97%</text:p>
          </table:table-cell>
          <table:table-cell table:formula="of:=IF([.D53]&gt;[.F$10];1;IF([.D53]/[.F$10]&gt;[.$E$5]/100;[.D53]/[.F$10];[.$E$5]/100))" office:value-type="percentage" office:value="1" calcext:value-type="percentage">
            <text:p>100%</text:p>
          </table:table-cell>
          <table:table-cell table:formula="of:=[.E53]*[.$B$8]" office:value-type="float" office:value="17022.7272727273" calcext:value-type="float">
            <text:p>17.023</text:p>
          </table:table-cell>
          <table:table-cell table:formula="of:=[.F5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4.8" calcext:value-type="float">
            <text:p>14,8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4]&gt;[.E$10];1;IF([.C54]/[.E$10]&gt;[.$D$2]/100;[.C54]/[.E$10];[.$D$2]/100))" office:value-type="percentage" office:value="0.96969696969697" calcext:value-type="percentage">
            <text:p>97%</text:p>
          </table:table-cell>
          <table:table-cell table:formula="of:=IF([.D54]&gt;[.F$10];1;IF([.D54]/[.F$10]&gt;[.$E$5]/100;[.D54]/[.F$10];[.$E$5]/100))" office:value-type="percentage" office:value="1" calcext:value-type="percentage">
            <text:p>100%</text:p>
          </table:table-cell>
          <table:table-cell table:formula="of:=[.E54]*[.$B$8]" office:value-type="float" office:value="17022.7272727273" calcext:value-type="float">
            <text:p>17.023</text:p>
          </table:table-cell>
          <table:table-cell table:formula="of:=[.F5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4.12" calcext:value-type="float">
            <text:p>14,1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5]&gt;[.E$10];1;IF([.C55]/[.E$10]&gt;[.$D$2]/100;[.C55]/[.E$10];[.$D$2]/100))" office:value-type="percentage" office:value="0.96969696969697" calcext:value-type="percentage">
            <text:p>97%</text:p>
          </table:table-cell>
          <table:table-cell table:formula="of:=IF([.D55]&gt;[.F$10];1;IF([.D55]/[.F$10]&gt;[.$E$5]/100;[.D55]/[.F$10];[.$E$5]/100))" office:value-type="percentage" office:value="1" calcext:value-type="percentage">
            <text:p>100%</text:p>
          </table:table-cell>
          <table:table-cell table:formula="of:=[.E55]*[.$B$8]" office:value-type="float" office:value="17022.7272727273" calcext:value-type="float">
            <text:p>17.023</text:p>
          </table:table-cell>
          <table:table-cell table:formula="of:=[.F5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3.92" calcext:value-type="float">
            <text:p>13,9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6]&gt;[.E$10];1;IF([.C56]/[.E$10]&gt;[.$D$2]/100;[.C56]/[.E$10];[.$D$2]/100))" office:value-type="percentage" office:value="0.96969696969697" calcext:value-type="percentage">
            <text:p>97%</text:p>
          </table:table-cell>
          <table:table-cell table:formula="of:=IF([.D56]&gt;[.F$10];1;IF([.D56]/[.F$10]&gt;[.$E$5]/100;[.D56]/[.F$10];[.$E$5]/100))" office:value-type="percentage" office:value="1" calcext:value-type="percentage">
            <text:p>100%</text:p>
          </table:table-cell>
          <table:table-cell table:formula="of:=[.E56]*[.$B$8]" office:value-type="float" office:value="17022.7272727273" calcext:value-type="float">
            <text:p>17.023</text:p>
          </table:table-cell>
          <table:table-cell table:formula="of:=[.F5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3.62" calcext:value-type="float">
            <text:p>13,6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7]&gt;[.E$10];1;IF([.C57]/[.E$10]&gt;[.$D$2]/100;[.C57]/[.E$10];[.$D$2]/100))" office:value-type="percentage" office:value="0.96969696969697" calcext:value-type="percentage">
            <text:p>97%</text:p>
          </table:table-cell>
          <table:table-cell table:formula="of:=IF([.D57]&gt;[.F$10];1;IF([.D57]/[.F$10]&gt;[.$E$5]/100;[.D57]/[.F$10];[.$E$5]/100))" office:value-type="percentage" office:value="1" calcext:value-type="percentage">
            <text:p>100%</text:p>
          </table:table-cell>
          <table:table-cell table:formula="of:=[.E57]*[.$B$8]" office:value-type="float" office:value="17022.7272727273" calcext:value-type="float">
            <text:p>17.023</text:p>
          </table:table-cell>
          <table:table-cell table:formula="of:=[.F5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3.58" calcext:value-type="float">
            <text:p>13,6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8]&gt;[.E$10];1;IF([.C58]/[.E$10]&gt;[.$D$2]/100;[.C58]/[.E$10];[.$D$2]/100))" office:value-type="percentage" office:value="0.96969696969697" calcext:value-type="percentage">
            <text:p>97%</text:p>
          </table:table-cell>
          <table:table-cell table:formula="of:=IF([.D58]&gt;[.F$10];1;IF([.D58]/[.F$10]&gt;[.$E$5]/100;[.D58]/[.F$10];[.$E$5]/100))" office:value-type="percentage" office:value="1" calcext:value-type="percentage">
            <text:p>100%</text:p>
          </table:table-cell>
          <table:table-cell table:formula="of:=[.E58]*[.$B$8]" office:value-type="float" office:value="17022.7272727273" calcext:value-type="float">
            <text:p>17.023</text:p>
          </table:table-cell>
          <table:table-cell table:formula="of:=[.F5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2.88" calcext:value-type="float">
            <text:p>12,9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9]&gt;[.E$10];1;IF([.C59]/[.E$10]&gt;[.$D$2]/100;[.C59]/[.E$10];[.$D$2]/100))" office:value-type="percentage" office:value="0.96969696969697" calcext:value-type="percentage">
            <text:p>97%</text:p>
          </table:table-cell>
          <table:table-cell table:formula="of:=IF([.D59]&gt;[.F$10];1;IF([.D59]/[.F$10]&gt;[.$E$5]/100;[.D59]/[.F$10];[.$E$5]/100))" office:value-type="percentage" office:value="1" calcext:value-type="percentage">
            <text:p>100%</text:p>
          </table:table-cell>
          <table:table-cell table:formula="of:=[.E59]*[.$B$8]" office:value-type="float" office:value="17022.7272727273" calcext:value-type="float">
            <text:p>17.023</text:p>
          </table:table-cell>
          <table:table-cell table:formula="of:=[.F5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1.72" calcext:value-type="float">
            <text:p>11,7</text:p>
          </table:table-cell>
          <table:table-cell office:value-type="float" office:value="15500" calcext:value-type="float">
            <text:p>15.500</text:p>
          </table:table-cell>
          <table:table-cell office:value-type="float" office:value="7500" calcext:value-type="float">
            <text:p>7.500</text:p>
          </table:table-cell>
          <table:table-cell table:formula="of:=IF([.C60]&gt;[.E$10];1;IF([.C60]/[.E$10]&gt;[.$D$2]/100;[.C60]/[.E$10];[.$D$2]/100))" office:value-type="percentage" office:value="0.939393939393939" calcext:value-type="percentage">
            <text:p>94%</text:p>
          </table:table-cell>
          <table:table-cell table:formula="of:=IF([.D60]&gt;[.F$10];1;IF([.D60]/[.F$10]&gt;[.$E$5]/100;[.D60]/[.F$10];[.$E$5]/100))" office:value-type="percentage" office:value="1" calcext:value-type="percentage">
            <text:p>100%</text:p>
          </table:table-cell>
          <table:table-cell table:formula="of:=[.E60]*[.$B$8]" office:value-type="float" office:value="16490.7670454546" calcext:value-type="float">
            <text:p>16.491</text:p>
          </table:table-cell>
          <table:table-cell table:formula="of:=[.F6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.6" calcext:value-type="float">
            <text:p>8,6</text:p>
          </table:table-cell>
          <table:table-cell office:value-type="float" office:value="15500" calcext:value-type="float">
            <text:p>15.500</text:p>
          </table:table-cell>
          <table:table-cell office:value-type="float" office:value="7500" calcext:value-type="float">
            <text:p>7.500</text:p>
          </table:table-cell>
          <table:table-cell table:formula="of:=IF([.C61]&gt;[.E$10];1;IF([.C61]/[.E$10]&gt;[.$D$2]/100;[.C61]/[.E$10];[.$D$2]/100))" office:value-type="percentage" office:value="0.939393939393939" calcext:value-type="percentage">
            <text:p>94%</text:p>
          </table:table-cell>
          <table:table-cell table:formula="of:=IF([.D61]&gt;[.F$10];1;IF([.D61]/[.F$10]&gt;[.$E$5]/100;[.D61]/[.F$10];[.$E$5]/100))" office:value-type="percentage" office:value="1" calcext:value-type="percentage">
            <text:p>100%</text:p>
          </table:table-cell>
          <table:table-cell table:formula="of:=[.E61]*[.$B$8]" office:value-type="float" office:value="16490.7670454546" calcext:value-type="float">
            <text:p>16.491</text:p>
          </table:table-cell>
          <table:table-cell table:formula="of:=[.F6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98" calcext:value-type="float">
            <text:p>6,0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2]&gt;[.E$10];1;IF([.C62]/[.E$10]&gt;[.$D$2]/100;[.C62]/[.E$10];[.$D$2]/100))" office:value-type="percentage" office:value="0.848484848484848" calcext:value-type="percentage">
            <text:p>85%</text:p>
          </table:table-cell>
          <table:table-cell table:formula="of:=IF([.D62]&gt;[.F$10];1;IF([.D62]/[.F$10]&gt;[.$E$5]/100;[.D62]/[.F$10];[.$E$5]/100))" office:value-type="percentage" office:value="1" calcext:value-type="percentage">
            <text:p>100%</text:p>
          </table:table-cell>
          <table:table-cell table:formula="of:=[.E62]*[.$B$8]" office:value-type="float" office:value="14894.8863636364" calcext:value-type="float">
            <text:p>14.895</text:p>
          </table:table-cell>
          <table:table-cell table:formula="of:=[.F6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88" calcext:value-type="float">
            <text:p>5,9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3]&gt;[.E$10];1;IF([.C63]/[.E$10]&gt;[.$D$2]/100;[.C63]/[.E$10];[.$D$2]/100))" office:value-type="percentage" office:value="0.848484848484848" calcext:value-type="percentage">
            <text:p>85%</text:p>
          </table:table-cell>
          <table:table-cell table:formula="of:=IF([.D63]&gt;[.F$10];1;IF([.D63]/[.F$10]&gt;[.$E$5]/100;[.D63]/[.F$10];[.$E$5]/100))" office:value-type="percentage" office:value="1" calcext:value-type="percentage">
            <text:p>100%</text:p>
          </table:table-cell>
          <table:table-cell table:formula="of:=[.E63]*[.$B$8]" office:value-type="float" office:value="14894.8863636364" calcext:value-type="float">
            <text:p>14.895</text:p>
          </table:table-cell>
          <table:table-cell table:formula="of:=[.F6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8" calcext:value-type="float">
            <text:p>5,8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4]&gt;[.E$10];1;IF([.C64]/[.E$10]&gt;[.$D$2]/100;[.C64]/[.E$10];[.$D$2]/100))" office:value-type="percentage" office:value="0.848484848484848" calcext:value-type="percentage">
            <text:p>85%</text:p>
          </table:table-cell>
          <table:table-cell table:formula="of:=IF([.D64]&gt;[.F$10];1;IF([.D64]/[.F$10]&gt;[.$E$5]/100;[.D64]/[.F$10];[.$E$5]/100))" office:value-type="percentage" office:value="1" calcext:value-type="percentage">
            <text:p>100%</text:p>
          </table:table-cell>
          <table:table-cell table:formula="of:=[.E64]*[.$B$8]" office:value-type="float" office:value="14894.8863636364" calcext:value-type="float">
            <text:p>14.895</text:p>
          </table:table-cell>
          <table:table-cell table:formula="of:=[.F6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7" calcext:value-type="float">
            <text:p>5,7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5]&gt;[.E$10];1;IF([.C65]/[.E$10]&gt;[.$D$2]/100;[.C65]/[.E$10];[.$D$2]/100))" office:value-type="percentage" office:value="0.848484848484848" calcext:value-type="percentage">
            <text:p>85%</text:p>
          </table:table-cell>
          <table:table-cell table:formula="of:=IF([.D65]&gt;[.F$10];1;IF([.D65]/[.F$10]&gt;[.$E$5]/100;[.D65]/[.F$10];[.$E$5]/100))" office:value-type="percentage" office:value="1" calcext:value-type="percentage">
            <text:p>100%</text:p>
          </table:table-cell>
          <table:table-cell table:formula="of:=[.E65]*[.$B$8]" office:value-type="float" office:value="14894.8863636364" calcext:value-type="float">
            <text:p>14.895</text:p>
          </table:table-cell>
          <table:table-cell table:formula="of:=[.F6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56" calcext:value-type="float">
            <text:p>5,6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6]&gt;[.E$10];1;IF([.C66]/[.E$10]&gt;[.$D$2]/100;[.C66]/[.E$10];[.$D$2]/100))" office:value-type="percentage" office:value="0.848484848484848" calcext:value-type="percentage">
            <text:p>85%</text:p>
          </table:table-cell>
          <table:table-cell table:formula="of:=IF([.D66]&gt;[.F$10];1;IF([.D66]/[.F$10]&gt;[.$E$5]/100;[.D66]/[.F$10];[.$E$5]/100))" office:value-type="percentage" office:value="1" calcext:value-type="percentage">
            <text:p>100%</text:p>
          </table:table-cell>
          <table:table-cell table:formula="of:=[.E66]*[.$B$8]" office:value-type="float" office:value="14894.8863636364" calcext:value-type="float">
            <text:p>14.895</text:p>
          </table:table-cell>
          <table:table-cell table:formula="of:=[.F6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42" calcext:value-type="float">
            <text:p>5,4</text:p>
          </table:table-cell>
          <table:table-cell office:value-type="float" office:value="13500" calcext:value-type="float">
            <text:p>13.500</text:p>
          </table:table-cell>
          <table:table-cell office:value-type="float" office:value="7500" calcext:value-type="float">
            <text:p>7.500</text:p>
          </table:table-cell>
          <table:table-cell table:formula="of:=IF([.C67]&gt;[.E$10];1;IF([.C67]/[.E$10]&gt;[.$D$2]/100;[.C67]/[.E$10];[.$D$2]/100))" office:value-type="percentage" office:value="0.818181818181818" calcext:value-type="percentage">
            <text:p>82%</text:p>
          </table:table-cell>
          <table:table-cell table:formula="of:=IF([.D67]&gt;[.F$10];1;IF([.D67]/[.F$10]&gt;[.$E$5]/100;[.D67]/[.F$10];[.$E$5]/100))" office:value-type="percentage" office:value="1" calcext:value-type="percentage">
            <text:p>100%</text:p>
          </table:table-cell>
          <table:table-cell table:formula="of:=[.E67]*[.$B$8]" office:value-type="float" office:value="14362.9261363636" calcext:value-type="float">
            <text:p>14.363</text:p>
          </table:table-cell>
          <table:table-cell table:formula="of:=[.F6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26" calcext:value-type="float">
            <text:p>5,3</text:p>
          </table:table-cell>
          <table:table-cell office:value-type="float" office:value="13500" calcext:value-type="float">
            <text:p>13.500</text:p>
          </table:table-cell>
          <table:table-cell office:value-type="float" office:value="7500" calcext:value-type="float">
            <text:p>7.500</text:p>
          </table:table-cell>
          <table:table-cell table:formula="of:=IF([.C68]&gt;[.E$10];1;IF([.C68]/[.E$10]&gt;[.$D$2]/100;[.C68]/[.E$10];[.$D$2]/100))" office:value-type="percentage" office:value="0.818181818181818" calcext:value-type="percentage">
            <text:p>82%</text:p>
          </table:table-cell>
          <table:table-cell table:formula="of:=IF([.D68]&gt;[.F$10];1;IF([.D68]/[.F$10]&gt;[.$E$5]/100;[.D68]/[.F$10];[.$E$5]/100))" office:value-type="percentage" office:value="1" calcext:value-type="percentage">
            <text:p>100%</text:p>
          </table:table-cell>
          <table:table-cell table:formula="of:=[.E68]*[.$B$8]" office:value-type="float" office:value="14362.9261363636" calcext:value-type="float">
            <text:p>14.363</text:p>
          </table:table-cell>
          <table:table-cell table:formula="of:=[.F6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1" calcext:value-type="float">
            <text:p>5,1</text:p>
          </table:table-cell>
          <table:table-cell office:value-type="float" office:value="13500" calcext:value-type="float">
            <text:p>13.500</text:p>
          </table:table-cell>
          <table:table-cell office:value-type="float" office:value="7500" calcext:value-type="float">
            <text:p>7.500</text:p>
          </table:table-cell>
          <table:table-cell table:formula="of:=IF([.C69]&gt;[.E$10];1;IF([.C69]/[.E$10]&gt;[.$D$2]/100;[.C69]/[.E$10];[.$D$2]/100))" office:value-type="percentage" office:value="0.818181818181818" calcext:value-type="percentage">
            <text:p>82%</text:p>
          </table:table-cell>
          <table:table-cell table:formula="of:=IF([.D69]&gt;[.F$10];1;IF([.D69]/[.F$10]&gt;[.$E$5]/100;[.D69]/[.F$10];[.$E$5]/100))" office:value-type="percentage" office:value="1" calcext:value-type="percentage">
            <text:p>100%</text:p>
          </table:table-cell>
          <table:table-cell table:formula="of:=[.E69]*[.$B$8]" office:value-type="float" office:value="14362.9261363636" calcext:value-type="float">
            <text:p>14.363</text:p>
          </table:table-cell>
          <table:table-cell table:formula="of:=[.F6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92" calcext:value-type="float">
            <text:p>4,9</text:p>
          </table:table-cell>
          <table:table-cell office:value-type="float" office:value="13500" calcext:value-type="float">
            <text:p>13.500</text:p>
          </table:table-cell>
          <table:table-cell office:value-type="float" office:value="7000" calcext:value-type="float">
            <text:p>7.000</text:p>
          </table:table-cell>
          <table:table-cell table:formula="of:=IF([.C70]&gt;[.E$10];1;IF([.C70]/[.E$10]&gt;[.$D$2]/100;[.C70]/[.E$10];[.$D$2]/100))" office:value-type="percentage" office:value="0.818181818181818" calcext:value-type="percentage">
            <text:p>82%</text:p>
          </table:table-cell>
          <table:table-cell table:formula="of:=IF([.D70]&gt;[.F$10];1;IF([.D70]/[.F$10]&gt;[.$E$5]/100;[.D70]/[.F$10];[.$E$5]/100))" office:value-type="percentage" office:value="1" calcext:value-type="percentage">
            <text:p>100%</text:p>
          </table:table-cell>
          <table:table-cell table:formula="of:=[.E70]*[.$B$8]" office:value-type="float" office:value="14362.9261363636" calcext:value-type="float">
            <text:p>14.363</text:p>
          </table:table-cell>
          <table:table-cell table:formula="of:=[.F7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82" calcext:value-type="float">
            <text:p>4,8</text:p>
          </table:table-cell>
          <table:table-cell office:value-type="float" office:value="13000" calcext:value-type="float">
            <text:p>13.000</text:p>
          </table:table-cell>
          <table:table-cell office:value-type="float" office:value="7000" calcext:value-type="float">
            <text:p>7.000</text:p>
          </table:table-cell>
          <table:table-cell table:formula="of:=IF([.C71]&gt;[.E$10];1;IF([.C71]/[.E$10]&gt;[.$D$2]/100;[.C71]/[.E$10];[.$D$2]/100))" office:value-type="percentage" office:value="0.787878787878788" calcext:value-type="percentage">
            <text:p>79%</text:p>
          </table:table-cell>
          <table:table-cell table:formula="of:=IF([.D71]&gt;[.F$10];1;IF([.D71]/[.F$10]&gt;[.$E$5]/100;[.D71]/[.F$10];[.$E$5]/100))" office:value-type="percentage" office:value="1" calcext:value-type="percentage">
            <text:p>100%</text:p>
          </table:table-cell>
          <table:table-cell table:formula="of:=[.E71]*[.$B$8]" office:value-type="float" office:value="13830.9659090909" calcext:value-type="float">
            <text:p>13.831</text:p>
          </table:table-cell>
          <table:table-cell table:formula="of:=[.F7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64" calcext:value-type="float">
            <text:p>4,6</text:p>
          </table:table-cell>
          <table:table-cell office:value-type="float" office:value="12500" calcext:value-type="float">
            <text:p>12.500</text:p>
          </table:table-cell>
          <table:table-cell office:value-type="float" office:value="7000" calcext:value-type="float">
            <text:p>7.000</text:p>
          </table:table-cell>
          <table:table-cell table:formula="of:=IF([.C72]&gt;[.E$10];1;IF([.C72]/[.E$10]&gt;[.$D$2]/100;[.C72]/[.E$10];[.$D$2]/100))" office:value-type="percentage" office:value="0.757575757575758" calcext:value-type="percentage">
            <text:p>76%</text:p>
          </table:table-cell>
          <table:table-cell table:formula="of:=IF([.D72]&gt;[.F$10];1;IF([.D72]/[.F$10]&gt;[.$E$5]/100;[.D72]/[.F$10];[.$E$5]/100))" office:value-type="percentage" office:value="1" calcext:value-type="percentage">
            <text:p>100%</text:p>
          </table:table-cell>
          <table:table-cell table:formula="of:=[.E72]*[.$B$8]" office:value-type="float" office:value="13299.0056818182" calcext:value-type="float">
            <text:p>13.299</text:p>
          </table:table-cell>
          <table:table-cell table:formula="of:=[.F7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38" calcext:value-type="float">
            <text:p>4,4</text:p>
          </table:table-cell>
          <table:table-cell office:value-type="float" office:value="12000" calcext:value-type="float">
            <text:p>12.000</text:p>
          </table:table-cell>
          <table:table-cell office:value-type="float" office:value="7000" calcext:value-type="float">
            <text:p>7.000</text:p>
          </table:table-cell>
          <table:table-cell table:formula="of:=IF([.C73]&gt;[.E$10];1;IF([.C73]/[.E$10]&gt;[.$D$2]/100;[.C73]/[.E$10];[.$D$2]/100))" office:value-type="percentage" office:value="0.727272727272727" calcext:value-type="percentage">
            <text:p>73%</text:p>
          </table:table-cell>
          <table:table-cell table:formula="of:=IF([.D73]&gt;[.F$10];1;IF([.D73]/[.F$10]&gt;[.$E$5]/100;[.D73]/[.F$10];[.$E$5]/100))" office:value-type="percentage" office:value="1" calcext:value-type="percentage">
            <text:p>100%</text:p>
          </table:table-cell>
          <table:table-cell table:formula="of:=[.E73]*[.$B$8]" office:value-type="float" office:value="12767.0454545455" calcext:value-type="float">
            <text:p>12.767</text:p>
          </table:table-cell>
          <table:table-cell table:formula="of:=[.F7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24" calcext:value-type="float">
            <text:p>4,2</text:p>
          </table:table-cell>
          <table:table-cell office:value-type="float" office:value="11500" calcext:value-type="float">
            <text:p>11.500</text:p>
          </table:table-cell>
          <table:table-cell office:value-type="float" office:value="7000" calcext:value-type="float">
            <text:p>7.000</text:p>
          </table:table-cell>
          <table:table-cell table:formula="of:=IF([.C74]&gt;[.E$10];1;IF([.C74]/[.E$10]&gt;[.$D$2]/100;[.C74]/[.E$10];[.$D$2]/100))" office:value-type="percentage" office:value="0.696969696969697" calcext:value-type="percentage">
            <text:p>70%</text:p>
          </table:table-cell>
          <table:table-cell table:formula="of:=IF([.D74]&gt;[.F$10];1;IF([.D74]/[.F$10]&gt;[.$E$5]/100;[.D74]/[.F$10];[.$E$5]/100))" office:value-type="percentage" office:value="1" calcext:value-type="percentage">
            <text:p>100%</text:p>
          </table:table-cell>
          <table:table-cell table:formula="of:=[.E74]*[.$B$8]" office:value-type="float" office:value="12235.0852272727" calcext:value-type="float">
            <text:p>12.235</text:p>
          </table:table-cell>
          <table:table-cell table:formula="of:=[.F7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" calcext:value-type="float">
            <text:p>4,0</text:p>
          </table:table-cell>
          <table:table-cell office:value-type="float" office:value="11000" calcext:value-type="float">
            <text:p>11.000</text:p>
          </table:table-cell>
          <table:table-cell office:value-type="float" office:value="7000" calcext:value-type="float">
            <text:p>7.000</text:p>
          </table:table-cell>
          <table:table-cell table:formula="of:=IF([.C75]&gt;[.E$10];1;IF([.C75]/[.E$10]&gt;[.$D$2]/100;[.C75]/[.E$10];[.$D$2]/100))" office:value-type="percentage" office:value="0.666666666666667" calcext:value-type="percentage">
            <text:p>67%</text:p>
          </table:table-cell>
          <table:table-cell table:formula="of:=IF([.D75]&gt;[.F$10];1;IF([.D75]/[.F$10]&gt;[.$E$5]/100;[.D75]/[.F$10];[.$E$5]/100))" office:value-type="percentage" office:value="1" calcext:value-type="percentage">
            <text:p>100%</text:p>
          </table:table-cell>
          <table:table-cell table:formula="of:=[.E75]*[.$B$8]" office:value-type="float" office:value="11703.125" calcext:value-type="float">
            <text:p>11.703</text:p>
          </table:table-cell>
          <table:table-cell table:formula="of:=[.F7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86" calcext:value-type="float">
            <text:p>3,9</text:p>
          </table:table-cell>
          <table:table-cell office:value-type="float" office:value="11000" calcext:value-type="float">
            <text:p>11.000</text:p>
          </table:table-cell>
          <table:table-cell office:value-type="float" office:value="7000" calcext:value-type="float">
            <text:p>7.000</text:p>
          </table:table-cell>
          <table:table-cell table:formula="of:=IF([.C76]&gt;[.E$10];1;IF([.C76]/[.E$10]&gt;[.$D$2]/100;[.C76]/[.E$10];[.$D$2]/100))" office:value-type="percentage" office:value="0.666666666666667" calcext:value-type="percentage">
            <text:p>67%</text:p>
          </table:table-cell>
          <table:table-cell table:formula="of:=IF([.D76]&gt;[.F$10];1;IF([.D76]/[.F$10]&gt;[.$E$5]/100;[.D76]/[.F$10];[.$E$5]/100))" office:value-type="percentage" office:value="1" calcext:value-type="percentage">
            <text:p>100%</text:p>
          </table:table-cell>
          <table:table-cell table:formula="of:=[.E76]*[.$B$8]" office:value-type="float" office:value="11703.125" calcext:value-type="float">
            <text:p>11.703</text:p>
          </table:table-cell>
          <table:table-cell table:formula="of:=[.F7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72" calcext:value-type="float">
            <text:p>3,7</text:p>
          </table:table-cell>
          <table:table-cell office:value-type="float" office:value="10500" calcext:value-type="float">
            <text:p>10.500</text:p>
          </table:table-cell>
          <table:table-cell office:value-type="float" office:value="7000" calcext:value-type="float">
            <text:p>7.000</text:p>
          </table:table-cell>
          <table:table-cell table:formula="of:=IF([.C77]&gt;[.E$10];1;IF([.C77]/[.E$10]&gt;[.$D$2]/100;[.C77]/[.E$10];[.$D$2]/100))" office:value-type="percentage" office:value="0.636363636363636" calcext:value-type="percentage">
            <text:p>64%</text:p>
          </table:table-cell>
          <table:table-cell table:formula="of:=IF([.D77]&gt;[.F$10];1;IF([.D77]/[.F$10]&gt;[.$E$5]/100;[.D77]/[.F$10];[.$E$5]/100))" office:value-type="percentage" office:value="1" calcext:value-type="percentage">
            <text:p>100%</text:p>
          </table:table-cell>
          <table:table-cell table:formula="of:=[.E77]*[.$B$8]" office:value-type="float" office:value="11171.1647727273" calcext:value-type="float">
            <text:p>11.171</text:p>
          </table:table-cell>
          <table:table-cell table:formula="of:=[.F7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58" calcext:value-type="float">
            <text:p>3,6</text:p>
          </table:table-cell>
          <table:table-cell office:value-type="float" office:value="10500" calcext:value-type="float">
            <text:p>10.500</text:p>
          </table:table-cell>
          <table:table-cell office:value-type="float" office:value="7000" calcext:value-type="float">
            <text:p>7.000</text:p>
          </table:table-cell>
          <table:table-cell table:formula="of:=IF([.C78]&gt;[.E$10];1;IF([.C78]/[.E$10]&gt;[.$D$2]/100;[.C78]/[.E$10];[.$D$2]/100))" office:value-type="percentage" office:value="0.636363636363636" calcext:value-type="percentage">
            <text:p>64%</text:p>
          </table:table-cell>
          <table:table-cell table:formula="of:=IF([.D78]&gt;[.F$10];1;IF([.D78]/[.F$10]&gt;[.$E$5]/100;[.D78]/[.F$10];[.$E$5]/100))" office:value-type="percentage" office:value="1" calcext:value-type="percentage">
            <text:p>100%</text:p>
          </table:table-cell>
          <table:table-cell table:formula="of:=[.E78]*[.$B$8]" office:value-type="float" office:value="11171.1647727273" calcext:value-type="float">
            <text:p>11.171</text:p>
          </table:table-cell>
          <table:table-cell table:formula="of:=[.F7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46" calcext:value-type="float">
            <text:p>3,5</text:p>
          </table:table-cell>
          <table:table-cell office:value-type="float" office:value="10000" calcext:value-type="float">
            <text:p>10.000</text:p>
          </table:table-cell>
          <table:table-cell office:value-type="float" office:value="7000" calcext:value-type="float">
            <text:p>7.000</text:p>
          </table:table-cell>
          <table:table-cell table:formula="of:=IF([.C79]&gt;[.E$10];1;IF([.C79]/[.E$10]&gt;[.$D$2]/100;[.C79]/[.E$10];[.$D$2]/100))" office:value-type="percentage" office:value="0.606060606060606" calcext:value-type="percentage">
            <text:p>61%</text:p>
          </table:table-cell>
          <table:table-cell table:formula="of:=IF([.D79]&gt;[.F$10];1;IF([.D79]/[.F$10]&gt;[.$E$5]/100;[.D79]/[.F$10];[.$E$5]/100))" office:value-type="percentage" office:value="1" calcext:value-type="percentage">
            <text:p>100%</text:p>
          </table:table-cell>
          <table:table-cell table:formula="of:=[.E79]*[.$B$8]" office:value-type="float" office:value="10639.2045454545" calcext:value-type="float">
            <text:p>10.639</text:p>
          </table:table-cell>
          <table:table-cell table:formula="of:=[.F7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.62" calcext:value-type="float">
            <text:p>2,6</text:p>
          </table:table-cell>
          <table:table-cell office:value-type="float" office:value="8500" calcext:value-type="float">
            <text:p>8.500</text:p>
          </table:table-cell>
          <table:table-cell office:value-type="float" office:value="7000" calcext:value-type="float">
            <text:p>7.000</text:p>
          </table:table-cell>
          <table:table-cell table:formula="of:=IF([.C80]&gt;[.E$10];1;IF([.C80]/[.E$10]&gt;[.$D$2]/100;[.C80]/[.E$10];[.$D$2]/100))" office:value-type="percentage" office:value="0.515151515151515" calcext:value-type="percentage">
            <text:p>52%</text:p>
          </table:table-cell>
          <table:table-cell table:formula="of:=IF([.D80]&gt;[.F$10];1;IF([.D80]/[.F$10]&gt;[.$E$5]/100;[.D80]/[.F$10];[.$E$5]/100))" office:value-type="percentage" office:value="1" calcext:value-type="percentage">
            <text:p>100%</text:p>
          </table:table-cell>
          <table:table-cell table:formula="of:=[.E80]*[.$B$8]" office:value-type="float" office:value="9043.32386363636" calcext:value-type="float">
            <text:p>9.043</text:p>
          </table:table-cell>
          <table:table-cell table:formula="of:=[.F8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.46" calcext:value-type="float">
            <text:p>2,5</text:p>
          </table:table-cell>
          <table:table-cell office:value-type="float" office:value="8000" calcext:value-type="float">
            <text:p>8.000</text:p>
          </table:table-cell>
          <table:table-cell office:value-type="float" office:value="7000" calcext:value-type="float">
            <text:p>7.000</text:p>
          </table:table-cell>
          <table:table-cell table:formula="of:=IF([.C81]&gt;[.E$10];1;IF([.C81]/[.E$10]&gt;[.$D$2]/100;[.C81]/[.E$10];[.$D$2]/100))" office:value-type="percentage" office:value="0.484848484848485" calcext:value-type="percentage">
            <text:p>48%</text:p>
          </table:table-cell>
          <table:table-cell table:formula="of:=IF([.D81]&gt;[.F$10];1;IF([.D81]/[.F$10]&gt;[.$E$5]/100;[.D81]/[.F$10];[.$E$5]/100))" office:value-type="percentage" office:value="1" calcext:value-type="percentage">
            <text:p>100%</text:p>
          </table:table-cell>
          <table:table-cell table:formula="of:=[.E81]*[.$B$8]" office:value-type="float" office:value="8511.36363636364" calcext:value-type="float">
            <text:p>8.511</text:p>
          </table:table-cell>
          <table:table-cell table:formula="of:=[.F8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.24" calcext:value-type="float">
            <text:p>2,2</text:p>
          </table:table-cell>
          <table:table-cell office:value-type="float" office:value="7500" calcext:value-type="float">
            <text:p>7.500</text:p>
          </table:table-cell>
          <table:table-cell office:value-type="float" office:value="7000" calcext:value-type="float">
            <text:p>7.000</text:p>
          </table:table-cell>
          <table:table-cell table:formula="of:=IF([.C82]&gt;[.E$10];1;IF([.C82]/[.E$10]&gt;[.$D$2]/100;[.C82]/[.E$10];[.$D$2]/100))" office:value-type="percentage" office:value="0.454545454545455" calcext:value-type="percentage">
            <text:p>45%</text:p>
          </table:table-cell>
          <table:table-cell table:formula="of:=IF([.D82]&gt;[.F$10];1;IF([.D82]/[.F$10]&gt;[.$E$5]/100;[.D82]/[.F$10];[.$E$5]/100))" office:value-type="percentage" office:value="1" calcext:value-type="percentage">
            <text:p>100%</text:p>
          </table:table-cell>
          <table:table-cell table:formula="of:=[.E82]*[.$B$8]" office:value-type="float" office:value="7979.40340909091" calcext:value-type="float">
            <text:p>7.979</text:p>
          </table:table-cell>
          <table:table-cell table:formula="of:=[.F8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" calcext:value-type="float">
            <text:p>2,0</text:p>
          </table:table-cell>
          <table:table-cell table:number-columns-repeated="2" office:value-type="float" office:value="7000" calcext:value-type="float">
            <text:p>7.000</text:p>
          </table:table-cell>
          <table:table-cell table:formula="of:=IF([.C83]&gt;[.E$10];1;IF([.C83]/[.E$10]&gt;[.$D$2]/100;[.C83]/[.E$10];[.$D$2]/100))" office:value-type="percentage" office:value="0.424242424242424" calcext:value-type="percentage">
            <text:p>42%</text:p>
          </table:table-cell>
          <table:table-cell table:formula="of:=IF([.D83]&gt;[.F$10];1;IF([.D83]/[.F$10]&gt;[.$E$5]/100;[.D83]/[.F$10];[.$E$5]/100))" office:value-type="percentage" office:value="1" calcext:value-type="percentage">
            <text:p>100%</text:p>
          </table:table-cell>
          <table:table-cell table:formula="of:=[.E83]*[.$B$8]" office:value-type="float" office:value="7447.44318181818" calcext:value-type="float">
            <text:p>7.447</text:p>
          </table:table-cell>
          <table:table-cell table:formula="of:=[.F8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.48" calcext:value-type="float">
            <text:p>1,5</text:p>
          </table:table-cell>
          <table:table-cell office:value-type="float" office:value="6000" calcext:value-type="float">
            <text:p>6.000</text:p>
          </table:table-cell>
          <table:table-cell office:value-type="float" office:value="7000" calcext:value-type="float">
            <text:p>7.000</text:p>
          </table:table-cell>
          <table:table-cell table:formula="of:=IF([.C84]&gt;[.E$10];1;IF([.C84]/[.E$10]&gt;[.$D$2]/100;[.C84]/[.E$10];[.$D$2]/100))" office:value-type="percentage" office:value="0.363636363636364" calcext:value-type="percentage">
            <text:p>36%</text:p>
          </table:table-cell>
          <table:table-cell table:formula="of:=IF([.D84]&gt;[.F$10];1;IF([.D84]/[.F$10]&gt;[.$E$5]/100;[.D84]/[.F$10];[.$E$5]/100))" office:value-type="percentage" office:value="1" calcext:value-type="percentage">
            <text:p>100%</text:p>
          </table:table-cell>
          <table:table-cell table:formula="of:=[.E84]*[.$B$8]" office:value-type="float" office:value="6383.52272727273" calcext:value-type="float">
            <text:p>6.384</text:p>
          </table:table-cell>
          <table:table-cell table:formula="of:=[.F8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.38" calcext:value-type="float">
            <text:p>1,4</text:p>
          </table:table-cell>
          <table:table-cell office:value-type="float" office:value="5500" calcext:value-type="float">
            <text:p>5.500</text:p>
          </table:table-cell>
          <table:table-cell office:value-type="float" office:value="7000" calcext:value-type="float">
            <text:p>7.000</text:p>
          </table:table-cell>
          <table:table-cell table:formula="of:=IF([.C85]&gt;[.E$10];1;IF([.C85]/[.E$10]&gt;[.$D$2]/100;[.C85]/[.E$10];[.$D$2]/100))" office:value-type="percentage" office:value="0.333333333333333" calcext:value-type="percentage">
            <text:p>33%</text:p>
          </table:table-cell>
          <table:table-cell table:formula="of:=IF([.D85]&gt;[.F$10];1;IF([.D85]/[.F$10]&gt;[.$E$5]/100;[.D85]/[.F$10];[.$E$5]/100))" office:value-type="percentage" office:value="1" calcext:value-type="percentage">
            <text:p>100%</text:p>
          </table:table-cell>
          <table:table-cell table:formula="of:=[.E85]*[.$B$8]" office:value-type="float" office:value="5851.5625" calcext:value-type="float">
            <text:p>5.852</text:p>
          </table:table-cell>
          <table:table-cell table:formula="of:=[.F8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.2" calcext:value-type="float">
            <text:p>1,2</text:p>
          </table:table-cell>
          <table:table-cell office:value-type="float" office:value="5000" calcext:value-type="float">
            <text:p>5.000</text:p>
          </table:table-cell>
          <table:table-cell office:value-type="float" office:value="7000" calcext:value-type="float">
            <text:p>7.000</text:p>
          </table:table-cell>
          <table:table-cell table:formula="of:=IF([.C86]&gt;[.E$10];1;IF([.C86]/[.E$10]&gt;[.$D$2]/100;[.C86]/[.E$10];[.$D$2]/100))" office:value-type="percentage" office:value="0.303030303030303" calcext:value-type="percentage">
            <text:p>30%</text:p>
          </table:table-cell>
          <table:table-cell table:formula="of:=IF([.D86]&gt;[.F$10];1;IF([.D86]/[.F$10]&gt;[.$E$5]/100;[.D86]/[.F$10];[.$E$5]/100))" office:value-type="percentage" office:value="1" calcext:value-type="percentage">
            <text:p>100%</text:p>
          </table:table-cell>
          <table:table-cell table:formula="of:=[.E86]*[.$B$8]" office:value-type="float" office:value="5319.60227272727" calcext:value-type="float">
            <text:p>5.320</text:p>
          </table:table-cell>
          <table:table-cell table:formula="of:=[.F86]*[.$B$9]" office:value-type="float" office:value="9687.20697609618" calcext:value-type="float">
            <text:p>9.687</text:p>
          </table:table-cell>
          <table:table-cell table:number-columns-repeated="1016"/>
        </table:table-row>
      </table:table>
      <table:table table:name="Recupmap_80_B" table:style-name="ta1">
        <table:shapes>
          <draw:frame draw:z-index="0" draw:style-name="gr3" draw:text-style-name="P1" svg:width="230.79mm" svg:height="147.69mm" svg:x="203.21mm" svg:y="0.01mm">
            <loext:p draw:notify-on-update-of-ranges="Recupmap_80_B.A11:Recupmap_80_B.A49 Recupmap_80_B.G10:Recupmap_80_B.G10 Recupmap_80_B.G11:Recupmap_80_B.G49 Recupmap_80_B.A11:Recupmap_80_B.A49 Recupmap_80_B.D10:Recupmap_80_B.D10 Recupmap_80_B.D11:Recupmap_80_B.D49 Recupmap_80_B.A11:Recupmap_80_B.A49 Recupmap_80_B.H10:Recupmap_80_B.H10 Recupmap_80_B.H11:Recupmap_80_B.H49 Recupmap_80_B.A11:Recupmap_80_B.A49 Recupmap_80_B.E10:Recupmap_80_B.E10 Recupmap_80_B.E11:Recupmap_80_B.E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6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16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10500" calcext:value-type="float">
            <text:p>10.5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0" office:value-type="string" calcext:value-type="string">
            <text:p>Neutral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 table:style-name="ce36"/>
          <table:table-cell table:number-columns-repeated="7"/>
          <table:table-cell table:style-name="ce42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45" calcext:value-type="float">
            <text:p>45</text:p>
          </table:table-cell>
          <table:table-cell/>
          <table:table-cell table:style-name="ce15" office:value-type="percentage" office:value="0.43" calcext:value-type="percentage">
            <text:p>43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20" calcext:value-type="float">
            <text:p>20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1" table:formula="of:=FLOOR([.A5]/180*INT(182*[.$C$2]);0.001)" office:value-type="percentage" office:value="0.212" calcext:value-type="percentage">
            <text:p>21,2%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float" office:value="57" calcext:value-type="float">
            <text:p>57</text:p>
          </table:table-cell>
          <table:table-cell table:style-name="ce69" table:formula="of:=([.B6]-[.B5])/([.C6]-[.C5])" office:value-type="float" office:value="-1.5" calcext:value-type="float">
            <text:p>-1,50</text:p>
          </table:table-cell>
          <table:table-cell table:style-name="ce61" table:formula="of:=FLOOR([.E5]/180*INT(182*[.$C$2]);0.001)" office:value-type="percentage" office:value="0.434" calcext:value-type="percentage">
            <text:p>43,4%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42" calcext:value-type="float">
            <text:p>42</text:p>
          </table:table-cell>
          <table:table-cell table:style-name="ce69" table:formula="of:=([.F6]-[.F5])/([.G6]-[.G5])" office:value-type="float" office:value="-2.18181818181818" calcext:value-type="float">
            <text:p>-2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7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65" office:value-type="float" office:value="68" calcext:value-type="float">
            <text:p>68</text:p>
          </table:table-cell>
          <table:table-cell table:style-name="ce69" table:formula="of:=([.B7]-[.B6])/([.C7]-[.C6])" office:value-type="float" office:value="-1.27272727272727" calcext:value-type="float">
            <text:p>-1,27</text:p>
          </table:table-cell>
          <table:table-cell/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68" calcext:value-type="float">
            <text:p>68</text:p>
          </table:table-cell>
          <table:table-cell table:style-name="ce69" table:formula="of:=([.F7]-[.F6])/([.G7]-[.G6])" office:value-type="float" office:value="-0.692307692307692" calcext:value-type="float">
            <text:p>-0,69</text:p>
          </table:table-cell>
          <table:table-cell table:number-columns-repeated="6"/>
          <table:table-cell table:style-name="ce1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3">
          <table:table-cell table:style-name="ce62"/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90" calcext:value-type="float">
            <text:p>90</text:p>
          </table:table-cell>
          <table:table-cell table:style-name="ce69" table:formula="of:=([.B8]-[.B7])/([.C8]-[.C7])" office:value-type="float" office:value="-0.727272727272727" calcext:value-type="float">
            <text:p>-0,73</text:p>
          </table:table-cell>
          <table:table-cell/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90" calcext:value-type="float">
            <text:p>90</text:p>
          </table:table-cell>
          <table:table-cell table:style-name="ce69" table:formula="of:=([.F8]-[.F7])/([.G8]-[.G7])" office:value-type="float" office:value="-0.363636363636364" calcext:value-type="float">
            <text:p>-0,36</text:p>
          </table:table-cell>
          <table:table-cell table:number-columns-repeated="6"/>
          <table:table-cell table:style-name="ce94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4">
          <table:table-cell table:style-name="ce62" table:number-columns-repeated="16"/>
          <table:table-cell table:style-name="ce96"/>
          <table:table-cell table:style-name="ce62" table:number-columns-repeated="1007"/>
        </table:table-row>
        <table:table-row table:style-name="ro4">
          <table:table-cell table:style-name="ce63" office:value-type="string" calcext:value-type="string">
            <text:p>kph</text:p>
          </table:table-cell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Ntr_Trq_%</text:p>
          </table:table-cell>
          <table:table-cell table:style-name="ce63" office:value-type="string" calcext:value-type="string">
            <text:p>Ntr_Trq</text:p>
          </table:table-cell>
          <table:table-cell table:style-name="ce63" office:value-type="string" calcext:value-type="string">
            <text:p>Ntr_Pwr</text:p>
          </table:table-cell>
          <table:table-cell table:style-name="ce63" office:value-type="string" calcext:value-type="string">
            <text:p>Brk_Trq_%</text:p>
          </table:table-cell>
          <table:table-cell table:style-name="ce63" office:value-type="string" calcext:value-type="string">
            <text:p>Brk_Trq</text:p>
          </table:table-cell>
          <table:table-cell table:style-name="ce63" office:value-type="string" calcext:value-type="string">
            <text:p>Brk_Pwr</text:p>
          </table:table-cell>
          <table:table-cell table:style-name="ce62" table:number-columns-repeated="6"/>
          <table:table-cell table:style-name="ce63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8.656" calcext:value-type="float">
            <text:p>18,7</text:p>
          </table:table-cell>
          <table:table-cell table:style-name="ce117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126" table:formula="of:=[.$A$2]*[.F11]/100*[.$E$6]" office:value-type="float" office:value="38.192" calcext:value-type="float">
            <text:p>38,2</text:p>
          </table:table-cell>
          <table:table-cell table:style-name="ce117" table:formula="of:=[.G11]*[.B11]/[.$E$2]*[.$B$2]" office:value-type="float" office:value="0" calcext:value-type="float">
            <text:p>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8.656" calcext:value-type="float">
            <text:p>18,7</text:p>
          </table:table-cell>
          <table:table-cell table:style-name="ce117" table:formula="of:=[.D12]*[.B12]/[.$E$2]*[.$B$2]" office:value-type="float" office:value="531.149069942426" calcext:value-type="float">
            <text:p>531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127" table:formula="of:=[.$A$2]*[.F12]/100*[.$E$6]" office:value-type="float" office:value="38.192" calcext:value-type="float">
            <text:p>38,2</text:p>
          </table:table-cell>
          <table:table-cell table:style-name="ce117" table:formula="of:=[.G12]*[.B12]/[.$E$2]*[.$B$2]" office:value-type="float" office:value="1087.35234129723" calcext:value-type="float">
            <text:p>1.087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8.656" calcext:value-type="float">
            <text:p>18,7</text:p>
          </table:table-cell>
          <table:table-cell table:style-name="ce117" table:formula="of:=[.D13]*[.B13]/[.$E$2]*[.$B$2]" office:value-type="float" office:value="1062.29813988485" calcext:value-type="float">
            <text:p>1.062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128" table:formula="of:=[.$A$2]*[.F13]/100*[.$E$6]" office:value-type="float" office:value="38.192" calcext:value-type="float">
            <text:p>38,2</text:p>
          </table:table-cell>
          <table:table-cell table:style-name="ce117" table:formula="of:=[.G13]*[.B13]/[.$E$2]*[.$B$2]" office:value-type="float" office:value="2174.70468259446" calcext:value-type="float">
            <text:p>2.175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1">
          <table:table-cell table:style-name="ce62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8.656" calcext:value-type="float">
            <text:p>18,7</text:p>
          </table:table-cell>
          <table:table-cell table:style-name="ce117" table:formula="of:=[.D14]*[.B14]/[.$E$2]*[.$B$2]" office:value-type="float" office:value="1593.44720982728" calcext:value-type="float">
            <text:p>1.593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129" table:formula="of:=[.$A$2]*[.F14]/100*[.$E$6]" office:value-type="float" office:value="38.192" calcext:value-type="float">
            <text:p>38,2</text:p>
          </table:table-cell>
          <table:table-cell table:style-name="ce117" table:formula="of:=[.G14]*[.B14]/[.$E$2]*[.$B$2]" office:value-type="float" office:value="3262.05702389169" calcext:value-type="float">
            <text:p>3.26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8.656" calcext:value-type="float">
            <text:p>18,7</text:p>
          </table:table-cell>
          <table:table-cell table:style-name="ce117" table:formula="of:=[.D15]*[.B15]/[.$E$2]*[.$B$2]" office:value-type="float" office:value="2124.5962797697" calcext:value-type="float">
            <text:p>2.125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130" table:formula="of:=[.$A$2]*[.F15]/100*[.$E$6]" office:value-type="float" office:value="38.192" calcext:value-type="float">
            <text:p>38,2</text:p>
          </table:table-cell>
          <table:table-cell table:style-name="ce117" table:formula="of:=[.G15]*[.B15]/[.$E$2]*[.$B$2]" office:value-type="float" office:value="4349.40936518893" calcext:value-type="float">
            <text:p>4.349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8.656" calcext:value-type="float">
            <text:p>18,7</text:p>
          </table:table-cell>
          <table:table-cell table:style-name="ce117" table:formula="of:=[.D16]*[.B16]/[.$E$2]*[.$B$2]" office:value-type="float" office:value="2655.74534971213" calcext:value-type="float">
            <text:p>2.656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131" table:formula="of:=[.$A$2]*[.F16]/100*[.$E$6]" office:value-type="float" office:value="38.192" calcext:value-type="float">
            <text:p>38,2</text:p>
          </table:table-cell>
          <table:table-cell table:style-name="ce117" table:formula="of:=[.G16]*[.B16]/[.$E$2]*[.$B$2]" office:value-type="float" office:value="5436.76170648616" calcext:value-type="float">
            <text:p>5.437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8.656" calcext:value-type="float">
            <text:p>18,7</text:p>
          </table:table-cell>
          <table:table-cell table:style-name="ce117" table:formula="of:=[.D17]*[.B17]/[.$E$2]*[.$B$2]" office:value-type="float" office:value="3186.89441965456" calcext:value-type="float">
            <text:p>3.187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132" table:formula="of:=[.$A$2]*[.F17]/100*[.$E$6]" office:value-type="float" office:value="38.192" calcext:value-type="float">
            <text:p>38,2</text:p>
          </table:table-cell>
          <table:table-cell table:style-name="ce117" table:formula="of:=[.G17]*[.B17]/[.$E$2]*[.$B$2]" office:value-type="float" office:value="6524.11404778339" calcext:value-type="float">
            <text:p>6.524</text:p>
          </table:table-cell>
          <table:table-cell table:style-name="ce62" table:number-columns-repeated="6"/>
          <table:table-cell table:style-name="ce95"/>
          <table:table-cell table:style-name="ce63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8.656" calcext:value-type="float">
            <text:p>18,7</text:p>
          </table:table-cell>
          <table:table-cell table:style-name="ce117" table:formula="of:=[.D18]*[.B18]/[.$E$2]*[.$B$2]" office:value-type="float" office:value="3718.04348959698" calcext:value-type="float">
            <text:p>3.718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97.8181818181818" calcext:value-type="float">
            <text:p>97,8</text:p>
          </table:table-cell>
          <table:table-cell table:style-name="ce133" table:formula="of:=[.$A$2]*[.F18]/100*[.$E$6]" office:value-type="float" office:value="37.35872" calcext:value-type="float">
            <text:p>37,4</text:p>
          </table:table-cell>
          <table:table-cell table:style-name="ce117" table:formula="of:=[.G18]*[.B18]/[.$E$2]*[.$B$2]" office:value-type="float" office:value="7445.39803150068" calcext:value-type="float">
            <text:p>7.44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8.656" calcext:value-type="float">
            <text:p>18,7</text:p>
          </table:table-cell>
          <table:table-cell table:style-name="ce117" table:formula="of:=[.D19]*[.B19]/[.$E$2]*[.$B$2]" office:value-type="float" office:value="4249.19255953941" calcext:value-type="float">
            <text:p>4.249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91.2727272727273" calcext:value-type="float">
            <text:p>91,3</text:p>
          </table:table-cell>
          <table:table-cell table:style-name="ce134" table:formula="of:=[.$A$2]*[.F19]/100*[.$E$6]" office:value-type="float" office:value="34.85888" calcext:value-type="float">
            <text:p>34,9</text:p>
          </table:table-cell>
          <table:table-cell table:style-name="ce117" table:formula="of:=[.G19]*[.B19]/[.$E$2]*[.$B$2]" office:value-type="float" office:value="7939.64909572669" calcext:value-type="float">
            <text:p>7.94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8.656" calcext:value-type="float">
            <text:p>18,7</text:p>
          </table:table-cell>
          <table:table-cell table:style-name="ce117" table:formula="of:=[.D20]*[.B20]/[.$E$2]*[.$B$2]" office:value-type="float" office:value="4780.34162948184" calcext:value-type="float">
            <text:p>4.780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84.7272727272727" calcext:value-type="float">
            <text:p>84,7</text:p>
          </table:table-cell>
          <table:table-cell table:style-name="ce135" table:formula="of:=[.$A$2]*[.F20]/100*[.$E$6]" office:value-type="float" office:value="32.35904" calcext:value-type="float">
            <text:p>32,4</text:p>
          </table:table-cell>
          <table:table-cell table:style-name="ce117" table:formula="of:=[.G20]*[.B20]/[.$E$2]*[.$B$2]" office:value-type="float" office:value="8291.55585345561" calcext:value-type="float">
            <text:p>8.29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8.656" calcext:value-type="float">
            <text:p>18,7</text:p>
          </table:table-cell>
          <table:table-cell table:style-name="ce117" table:formula="of:=[.D21]*[.B21]/[.$E$2]*[.$B$2]" office:value-type="float" office:value="5311.49069942426" calcext:value-type="float">
            <text:p>5.311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78.1818181818182" calcext:value-type="float">
            <text:p>78,2</text:p>
          </table:table-cell>
          <table:table-cell table:style-name="ce136" table:formula="of:=[.$A$2]*[.F21]/100*[.$E$6]" office:value-type="float" office:value="29.8592" calcext:value-type="float">
            <text:p>29,9</text:p>
          </table:table-cell>
          <table:table-cell table:style-name="ce117" table:formula="of:=[.G21]*[.B21]/[.$E$2]*[.$B$2]" office:value-type="float" office:value="8501.11830468744" calcext:value-type="float">
            <text:p>8.50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8.656" calcext:value-type="float">
            <text:p>18,7</text:p>
          </table:table-cell>
          <table:table-cell table:style-name="ce117" table:formula="of:=[.D22]*[.B22]/[.$E$2]*[.$B$2]" office:value-type="float" office:value="5842.63976936669" calcext:value-type="float">
            <text:p>5.843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71.6363636363636" calcext:value-type="float">
            <text:p>71,6</text:p>
          </table:table-cell>
          <table:table-cell table:style-name="ce137" table:formula="of:=[.$A$2]*[.F22]/100*[.$E$6]" office:value-type="float" office:value="27.35936" calcext:value-type="float">
            <text:p>27,4</text:p>
          </table:table-cell>
          <table:table-cell table:style-name="ce117" table:formula="of:=[.G22]*[.B22]/[.$E$2]*[.$B$2]" office:value-type="float" office:value="8568.33644942218" calcext:value-type="float">
            <text:p>8.56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0" table:formula="of:=[.$A$2]*[.C23]/100*[.$A$6]" office:value-type="float" office:value="18.656" calcext:value-type="float">
            <text:p>18,7</text:p>
          </table:table-cell>
          <table:table-cell table:style-name="ce117" table:formula="of:=[.D23]*[.B23]/[.$E$2]*[.$B$2]" office:value-type="float" office:value="6373.78883930912" calcext:value-type="float">
            <text:p>6.374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65.0909090909091" calcext:value-type="float">
            <text:p>65,1</text:p>
          </table:table-cell>
          <table:table-cell table:style-name="ce138" table:formula="of:=[.$A$2]*[.F23]/100*[.$E$6]" office:value-type="float" office:value="24.85952" calcext:value-type="float">
            <text:p>24,9</text:p>
          </table:table-cell>
          <table:table-cell table:style-name="ce117" table:formula="of:=[.G23]*[.B23]/[.$E$2]*[.$B$2]" office:value-type="float" office:value="8493.21028765983" calcext:value-type="float">
            <text:p>8.49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0" table:formula="of:=[.$A$2]*[.C24]/100*[.$A$6]" office:value-type="float" office:value="18.656" calcext:value-type="float">
            <text:p>18,7</text:p>
          </table:table-cell>
          <table:table-cell table:style-name="ce117" table:formula="of:=[.D24]*[.B24]/[.$E$2]*[.$B$2]" office:value-type="float" office:value="6904.93790925154" calcext:value-type="float">
            <text:p>6.905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58.5454545454545" calcext:value-type="float">
            <text:p>58,5</text:p>
          </table:table-cell>
          <table:table-cell table:style-name="ce139" table:formula="of:=[.$A$2]*[.F24]/100*[.$E$6]" office:value-type="float" office:value="22.35968" calcext:value-type="float">
            <text:p>22,4</text:p>
          </table:table-cell>
          <table:table-cell table:style-name="ce117" table:formula="of:=[.G24]*[.B24]/[.$E$2]*[.$B$2]" office:value-type="float" office:value="8275.73981940038" calcext:value-type="float">
            <text:p>8.27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0" table:formula="of:=[.$A$2]*[.C25]/100*[.$A$6]" office:value-type="float" office:value="18.656" calcext:value-type="float">
            <text:p>18,7</text:p>
          </table:table-cell>
          <table:table-cell table:style-name="ce117" table:formula="of:=[.D25]*[.B25]/[.$E$2]*[.$B$2]" office:value-type="float" office:value="7436.08697919397" calcext:value-type="float">
            <text:p>7.436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52" calcext:value-type="float">
            <text:p>52,0</text:p>
          </table:table-cell>
          <table:table-cell table:style-name="ce140" table:formula="of:=[.$A$2]*[.F25]/100*[.$E$6]" office:value-type="float" office:value="19.85984" calcext:value-type="float">
            <text:p>19,9</text:p>
          </table:table-cell>
          <table:table-cell table:style-name="ce117" table:formula="of:=[.G25]*[.B25]/[.$E$2]*[.$B$2]" office:value-type="float" office:value="7915.92504464384" calcext:value-type="float">
            <text:p>7.91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0" table:formula="of:=[.$A$2]*[.C26]/100*[.$A$6]" office:value-type="float" office:value="18.656" calcext:value-type="float">
            <text:p>18,7</text:p>
          </table:table-cell>
          <table:table-cell table:style-name="ce117" table:formula="of:=[.D26]*[.B26]/[.$E$2]*[.$B$2]" office:value-type="float" office:value="7967.23604913639" calcext:value-type="float">
            <text:p>7.967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49.9230769230769" calcext:value-type="float">
            <text:p>49,9</text:p>
          </table:table-cell>
          <table:table-cell table:style-name="ce141" table:formula="of:=[.$A$2]*[.F26]/100*[.$E$6]" office:value-type="float" office:value="19.0666215384615" calcext:value-type="float">
            <text:p>19,1</text:p>
          </table:table-cell>
          <table:table-cell table:style-name="ce117" table:formula="of:=[.G26]*[.B26]/[.$E$2]*[.$B$2]" office:value-type="float" office:value="8142.59618656042" calcext:value-type="float">
            <text:p>8.14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0" table:formula="of:=[.$A$2]*[.C27]/100*[.$A$6]" office:value-type="float" office:value="17.81648" calcext:value-type="float">
            <text:p>17,8</text:p>
          </table:table-cell>
          <table:table-cell table:style-name="ce117" table:formula="of:=[.D27]*[.B27]/[.$E$2]*[.$B$2]" office:value-type="float" office:value="8115.95778872028" calcext:value-type="float">
            <text:p>8.116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47.8461538461538" calcext:value-type="float">
            <text:p>47,8</text:p>
          </table:table-cell>
          <table:table-cell table:style-name="ce142" table:formula="of:=[.$A$2]*[.F27]/100*[.$E$6]" office:value-type="float" office:value="18.2734030769231" calcext:value-type="float">
            <text:p>18,3</text:p>
          </table:table-cell>
          <table:table-cell table:style-name="ce117" table:formula="of:=[.G27]*[.B27]/[.$E$2]*[.$B$2]" office:value-type="float" office:value="8324.10038506926" calcext:value-type="float">
            <text:p>8.32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1" table:formula="of:=[.$A$2]*[.C28]/100*[.$A$6]" office:value-type="float" office:value="16.97696" calcext:value-type="float">
            <text:p>17,0</text:p>
          </table:table-cell>
          <table:table-cell table:style-name="ce117" table:formula="of:=[.D28]*[.B28]/[.$E$2]*[.$B$2]" office:value-type="float" office:value="8216.87611200933" calcext:value-type="float">
            <text:p>8.217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5.7692307692308" calcext:value-type="float">
            <text:p>45,8</text:p>
          </table:table-cell>
          <table:table-cell table:style-name="ce143" table:formula="of:=[.$A$2]*[.F28]/100*[.$E$6]" office:value-type="float" office:value="17.4801846153846" calcext:value-type="float">
            <text:p>17,5</text:p>
          </table:table-cell>
          <table:table-cell table:style-name="ce117" table:formula="of:=[.G28]*[.B28]/[.$E$2]*[.$B$2]" office:value-type="float" office:value="8460.43764017038" calcext:value-type="float">
            <text:p>8.46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0" table:formula="of:=[.$A$2]*[.C29]/100*[.$A$6]" office:value-type="float" office:value="16.13744" calcext:value-type="float">
            <text:p>16,1</text:p>
          </table:table-cell>
          <table:table-cell table:style-name="ce117" table:formula="of:=[.D29]*[.B29]/[.$E$2]*[.$B$2]" office:value-type="float" office:value="8269.99101900358" calcext:value-type="float">
            <text:p>8.270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3.6923076923077" calcext:value-type="float">
            <text:p>43,7</text:p>
          </table:table-cell>
          <table:table-cell table:style-name="ce144" table:formula="of:=[.$A$2]*[.F29]/100*[.$E$6]" office:value-type="float" office:value="16.6869661538462" calcext:value-type="float">
            <text:p>16,7</text:p>
          </table:table-cell>
          <table:table-cell table:style-name="ce117" table:formula="of:=[.G29]*[.B29]/[.$E$2]*[.$B$2]" office:value-type="float" office:value="8551.60795186376" calcext:value-type="float">
            <text:p>8.55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0" table:formula="of:=[.$A$2]*[.C30]/100*[.$A$6]" office:value-type="float" office:value="15.29792" calcext:value-type="float">
            <text:p>15,3</text:p>
          </table:table-cell>
          <table:table-cell table:style-name="ce117" table:formula="of:=[.D30]*[.B30]/[.$E$2]*[.$B$2]" office:value-type="float" office:value="8275.302509703" calcext:value-type="float">
            <text:p>8.275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41.6153846153846" calcext:value-type="float">
            <text:p>41,6</text:p>
          </table:table-cell>
          <table:table-cell table:style-name="ce145" table:formula="of:=[.$A$2]*[.F30]/100*[.$E$6]" office:value-type="float" office:value="15.8937476923077" calcext:value-type="float">
            <text:p>15,9</text:p>
          </table:table-cell>
          <table:table-cell table:style-name="ce117" table:formula="of:=[.G30]*[.B30]/[.$E$2]*[.$B$2]" office:value-type="float" office:value="8597.61132014941" calcext:value-type="float">
            <text:p>8.59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78.1818181818182" calcext:value-type="float">
            <text:p>78,2</text:p>
          </table:table-cell>
          <table:table-cell table:style-name="ce70" table:formula="of:=[.$A$2]*[.C31]/100*[.$A$6]" office:value-type="float" office:value="14.5856" calcext:value-type="float">
            <text:p>14,6</text:p>
          </table:table-cell>
          <table:table-cell table:style-name="ce117" table:formula="of:=[.D31]*[.B31]/[.$E$2]*[.$B$2]" office:value-type="float" office:value="8305.24000273612" calcext:value-type="float">
            <text:p>8.305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9.5384615384615" calcext:value-type="float">
            <text:p>39,5</text:p>
          </table:table-cell>
          <table:table-cell table:style-name="ce146" table:formula="of:=[.$A$2]*[.F31]/100*[.$E$6]" office:value-type="float" office:value="15.1005292307692" calcext:value-type="float">
            <text:p>15,1</text:p>
          </table:table-cell>
          <table:table-cell table:style-name="ce117" table:formula="of:=[.G31]*[.B31]/[.$E$2]*[.$B$2]" office:value-type="float" office:value="8598.44774502734" calcext:value-type="float">
            <text:p>8.59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74.3636363636364" calcext:value-type="float">
            <text:p>74,4</text:p>
          </table:table-cell>
          <table:table-cell table:style-name="ce70" table:formula="of:=[.$A$2]*[.C32]/100*[.$A$6]" office:value-type="float" office:value="13.87328" calcext:value-type="float">
            <text:p>13,9</text:p>
          </table:table-cell>
          <table:table-cell table:style-name="ce117" table:formula="of:=[.D32]*[.B32]/[.$E$2]*[.$B$2]" office:value-type="float" office:value="8294.61702133727" calcext:value-type="float">
            <text:p>8.295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37.4615384615385" calcext:value-type="float">
            <text:p>37,5</text:p>
          </table:table-cell>
          <table:table-cell table:style-name="ce147" table:formula="of:=[.$A$2]*[.F32]/100*[.$E$6]" office:value-type="float" office:value="14.3073107692308" calcext:value-type="float">
            <text:p>14,3</text:p>
          </table:table-cell>
          <table:table-cell table:style-name="ce117" table:formula="of:=[.G32]*[.B32]/[.$E$2]*[.$B$2]" office:value-type="float" office:value="8554.11722649752" calcext:value-type="float">
            <text:p>8.55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70.5454545454546" calcext:value-type="float">
            <text:p>70,5</text:p>
          </table:table-cell>
          <table:table-cell table:style-name="ce70" table:formula="of:=[.$A$2]*[.C33]/100*[.$A$6]" office:value-type="float" office:value="13.16096" calcext:value-type="float">
            <text:p>13,2</text:p>
          </table:table-cell>
          <table:table-cell table:style-name="ce117" table:formula="of:=[.D33]*[.B33]/[.$E$2]*[.$B$2]" office:value-type="float" office:value="8243.43356550646" calcext:value-type="float">
            <text:p>8.243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35.3846153846154" calcext:value-type="float">
            <text:p>35,4</text:p>
          </table:table-cell>
          <table:table-cell table:style-name="ce148" table:formula="of:=[.$A$2]*[.F33]/100*[.$E$6]" office:value-type="float" office:value="13.5140923076923" calcext:value-type="float">
            <text:p>13,5</text:p>
          </table:table-cell>
          <table:table-cell table:style-name="ce117" table:formula="of:=[.G33]*[.B33]/[.$E$2]*[.$B$2]" office:value-type="float" office:value="8464.61976455999" calcext:value-type="float">
            <text:p>8.46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67.2727272727273" calcext:value-type="float">
            <text:p>67,3</text:p>
          </table:table-cell>
          <table:table-cell table:style-name="ce70" table:formula="of:=[.$A$2]*[.C34]/100*[.$A$6]" office:value-type="float" office:value="12.5504" calcext:value-type="float">
            <text:p>12,6</text:p>
          </table:table-cell>
          <table:table-cell table:style-name="ce117" table:formula="of:=[.D34]*[.B34]/[.$E$2]*[.$B$2]" office:value-type="float" office:value="8218.3247003819" calcext:value-type="float">
            <text:p>8.218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33.6363636363636" calcext:value-type="float">
            <text:p>33,6</text:p>
          </table:table-cell>
          <table:table-cell table:style-name="ce149" table:formula="of:=[.$A$2]*[.F34]/100*[.$E$6]" office:value-type="float" office:value="12.8464" calcext:value-type="float">
            <text:p>12,8</text:p>
          </table:table-cell>
          <table:table-cell table:style-name="ce117" table:formula="of:=[.G34]*[.B34]/[.$E$2]*[.$B$2]" office:value-type="float" office:value="8412.15311312676" calcext:value-type="float">
            <text:p>8.41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4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65.0909090909091" calcext:value-type="float">
            <text:p>65,1</text:p>
          </table:table-cell>
          <table:table-cell table:style-name="ce71" table:formula="of:=[.$A$2]*[.C35]/100*[.$A$6]" office:value-type="float" office:value="12.14336" calcext:value-type="float">
            <text:p>12,1</text:p>
          </table:table-cell>
          <table:table-cell table:style-name="ce117" table:formula="of:=[.D35]*[.B35]/[.$E$2]*[.$B$2]" office:value-type="float" office:value="8297.51419808241" calcext:value-type="float">
            <text:p>8.298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32.5454545454545" calcext:value-type="float">
            <text:p>32,5</text:p>
          </table:table-cell>
          <table:table-cell table:style-name="ce150" table:formula="of:=[.$A$2]*[.F35]/100*[.$E$6]" office:value-type="float" office:value="12.42976" calcext:value-type="float">
            <text:p>12,4</text:p>
          </table:table-cell>
          <table:table-cell table:style-name="ce117" table:formula="of:=[.G35]*[.B35]/[.$E$2]*[.$B$2]" office:value-type="float" office:value="8493.21028765983" calcext:value-type="float">
            <text:p>8.49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62.9090909090909" calcext:value-type="float">
            <text:p>62,9</text:p>
          </table:table-cell>
          <table:table-cell table:style-name="ce70" table:formula="of:=[.$A$2]*[.C36]/100*[.$A$6]" office:value-type="float" office:value="11.73632" calcext:value-type="float">
            <text:p>11,7</text:p>
          </table:table-cell>
          <table:table-cell table:style-name="ce117" table:formula="of:=[.D36]*[.B36]/[.$E$2]*[.$B$2]" office:value-type="float" office:value="8353.5262818218" calcext:value-type="float">
            <text:p>8.354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31.4545454545455" calcext:value-type="float">
            <text:p>31,5</text:p>
          </table:table-cell>
          <table:table-cell table:style-name="ce151" table:formula="of:=[.$A$2]*[.F36]/100*[.$E$6]" office:value-type="float" office:value="12.01312" calcext:value-type="float">
            <text:p>12,0</text:p>
          </table:table-cell>
          <table:table-cell table:style-name="ce117" table:formula="of:=[.G36]*[.B36]/[.$E$2]*[.$B$2]" office:value-type="float" office:value="8550.54341111004" calcext:value-type="float">
            <text:p>8.55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60.7272727272727" calcext:value-type="float">
            <text:p>60,7</text:p>
          </table:table-cell>
          <table:table-cell table:style-name="ce70" table:formula="of:=[.$A$2]*[.C37]/100*[.$A$6]" office:value-type="float" office:value="11.32928" calcext:value-type="float">
            <text:p>11,3</text:p>
          </table:table-cell>
          <table:table-cell table:style-name="ce117" table:formula="of:=[.D37]*[.B37]/[.$E$2]*[.$B$2]" office:value-type="float" office:value="8386.36095160005" calcext:value-type="float">
            <text:p>8.386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30.3636363636364" calcext:value-type="float">
            <text:p>30,4</text:p>
          </table:table-cell>
          <table:table-cell table:style-name="ce152" table:formula="of:=[.$A$2]*[.F37]/100*[.$E$6]" office:value-type="float" office:value="11.59648" calcext:value-type="float">
            <text:p>11,6</text:p>
          </table:table-cell>
          <table:table-cell table:style-name="ce117" table:formula="of:=[.G37]*[.B37]/[.$E$2]*[.$B$2]" office:value-type="float" office:value="8584.15248347741" calcext:value-type="float">
            <text:p>8.58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1">
          <table:table-cell table:style-name="ce62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58.5454545454545" calcext:value-type="float">
            <text:p>58,5</text:p>
          </table:table-cell>
          <table:table-cell table:style-name="ce70" table:formula="of:=[.$A$2]*[.C38]/100*[.$A$6]" office:value-type="float" office:value="10.92224" calcext:value-type="float">
            <text:p>10,9</text:p>
          </table:table-cell>
          <table:table-cell table:style-name="ce117" table:formula="of:=[.D38]*[.B38]/[.$E$2]*[.$B$2]" office:value-type="float" office:value="8396.01820741719" calcext:value-type="float">
            <text:p>8.396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9.2727272727273" calcext:value-type="float">
            <text:p>29,3</text:p>
          </table:table-cell>
          <table:table-cell table:style-name="ce153" table:formula="of:=[.$A$2]*[.F38]/100*[.$E$6]" office:value-type="float" office:value="11.17984" calcext:value-type="float">
            <text:p>11,2</text:p>
          </table:table-cell>
          <table:table-cell table:style-name="ce117" table:formula="of:=[.G38]*[.B38]/[.$E$2]*[.$B$2]" office:value-type="float" office:value="8594.03750476193" calcext:value-type="float">
            <text:p>8.59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56.3636363636364" calcext:value-type="float">
            <text:p>56,4</text:p>
          </table:table-cell>
          <table:table-cell table:style-name="ce70" table:formula="of:=[.$A$2]*[.C39]/100*[.$A$6]" office:value-type="float" office:value="10.5152" calcext:value-type="float">
            <text:p>10,5</text:p>
          </table:table-cell>
          <table:table-cell table:style-name="ce117" table:formula="of:=[.D39]*[.B39]/[.$E$2]*[.$B$2]" office:value-type="float" office:value="8382.4980492732" calcext:value-type="float">
            <text:p>8.382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8.1818181818182" calcext:value-type="float">
            <text:p>28,2</text:p>
          </table:table-cell>
          <table:table-cell table:style-name="ce154" table:formula="of:=[.$A$2]*[.F39]/100*[.$E$6]" office:value-type="float" office:value="10.7632" calcext:value-type="float">
            <text:p>10,8</text:p>
          </table:table-cell>
          <table:table-cell table:style-name="ce117" table:formula="of:=[.G39]*[.B39]/[.$E$2]*[.$B$2]" office:value-type="float" office:value="8580.19847496361" calcext:value-type="float">
            <text:p>8.58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54.1818181818182" calcext:value-type="float">
            <text:p>54,2</text:p>
          </table:table-cell>
          <table:table-cell table:style-name="ce70" table:formula="of:=[.$A$2]*[.C40]/100*[.$A$6]" office:value-type="float" office:value="10.10816" calcext:value-type="float">
            <text:p>10,1</text:p>
          </table:table-cell>
          <table:table-cell table:style-name="ce117" table:formula="of:=[.D40]*[.B40]/[.$E$2]*[.$B$2]" office:value-type="float" office:value="8345.80047716809" calcext:value-type="float">
            <text:p>8.346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7.0909090909091" calcext:value-type="float">
            <text:p>27,1</text:p>
          </table:table-cell>
          <table:table-cell table:style-name="ce155" table:formula="of:=[.$A$2]*[.F40]/100*[.$E$6]" office:value-type="float" office:value="10.34656" calcext:value-type="float">
            <text:p>10,3</text:p>
          </table:table-cell>
          <table:table-cell table:style-name="ce117" table:formula="of:=[.G40]*[.B40]/[.$E$2]*[.$B$2]" office:value-type="float" office:value="8542.63539408243" calcext:value-type="float">
            <text:p>8.54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52" calcext:value-type="float">
            <text:p>52,0</text:p>
          </table:table-cell>
          <table:table-cell table:style-name="ce70" table:formula="of:=[.$A$2]*[.C41]/100*[.$A$6]" office:value-type="float" office:value="9.70112" calcext:value-type="float">
            <text:p>9,7</text:p>
          </table:table-cell>
          <table:table-cell table:style-name="ce117" table:formula="of:=[.D41]*[.B41]/[.$E$2]*[.$B$2]" office:value-type="float" office:value="8285.92549110185" calcext:value-type="float">
            <text:p>8.286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6" calcext:value-type="float">
            <text:p>26,0</text:p>
          </table:table-cell>
          <table:table-cell table:style-name="ce156" table:formula="of:=[.$A$2]*[.F41]/100*[.$E$6]" office:value-type="float" office:value="9.92992" calcext:value-type="float">
            <text:p>9,9</text:p>
          </table:table-cell>
          <table:table-cell table:style-name="ce117" table:formula="of:=[.G41]*[.B41]/[.$E$2]*[.$B$2]" office:value-type="float" office:value="8481.3482621184" calcext:value-type="float">
            <text:p>8.48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52" calcext:value-type="float">
            <text:p>52,0</text:p>
          </table:table-cell>
          <table:table-cell table:style-name="ce70" table:formula="of:=[.$A$2]*[.C42]/100*[.$A$6]" office:value-type="float" office:value="9.70112" calcext:value-type="float">
            <text:p>9,7</text:p>
          </table:table-cell>
          <table:table-cell table:style-name="ce118" table:formula="of:=[.D42]*[.B42]/[.$E$2]*[.$B$2]" office:value-type="float" office:value="8562.12300747191" calcext:value-type="float">
            <text:p>8.562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6" calcext:value-type="float">
            <text:p>26,0</text:p>
          </table:table-cell>
          <table:table-cell table:style-name="ce157" table:formula="of:=[.$A$2]*[.F42]/100*[.$E$6]" office:value-type="float" office:value="9.92992" calcext:value-type="float">
            <text:p>9,9</text:p>
          </table:table-cell>
          <table:table-cell table:style-name="ce118" table:formula="of:=[.G42]*[.B42]/[.$E$2]*[.$B$2]" office:value-type="float" office:value="8764.05987085568" calcext:value-type="float">
            <text:p>8.76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52" calcext:value-type="float">
            <text:p>52,0</text:p>
          </table:table-cell>
          <table:table-cell table:style-name="ce70" table:formula="of:=[.$A$2]*[.C43]/100*[.$A$6]" office:value-type="float" office:value="9.70112" calcext:value-type="float">
            <text:p>9,7</text:p>
          </table:table-cell>
          <table:table-cell table:style-name="ce119" table:formula="of:=[.D43]*[.B43]/[.$E$2]*[.$B$2]" office:value-type="float" office:value="8838.32052384197" calcext:value-type="float">
            <text:p>8.838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6" calcext:value-type="float">
            <text:p>26,0</text:p>
          </table:table-cell>
          <table:table-cell table:style-name="ce158" table:formula="of:=[.$A$2]*[.F43]/100*[.$E$6]" office:value-type="float" office:value="9.92992" calcext:value-type="float">
            <text:p>9,9</text:p>
          </table:table-cell>
          <table:table-cell table:style-name="ce119" table:formula="of:=[.G43]*[.B43]/[.$E$2]*[.$B$2]" office:value-type="float" office:value="9046.77147959296" calcext:value-type="float">
            <text:p>9.04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52" calcext:value-type="float">
            <text:p>52,0</text:p>
          </table:table-cell>
          <table:table-cell table:style-name="ce70" table:formula="of:=[.$A$2]*[.C44]/100*[.$A$6]" office:value-type="float" office:value="9.70112" calcext:value-type="float">
            <text:p>9,7</text:p>
          </table:table-cell>
          <table:table-cell table:style-name="ce120" table:formula="of:=[.D44]*[.B44]/[.$E$2]*[.$B$2]" office:value-type="float" office:value="9114.51804021204" calcext:value-type="float">
            <text:p>9.115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6" calcext:value-type="float">
            <text:p>26,0</text:p>
          </table:table-cell>
          <table:table-cell table:style-name="ce159" table:formula="of:=[.$A$2]*[.F44]/100*[.$E$6]" office:value-type="float" office:value="9.92992" calcext:value-type="float">
            <text:p>9,9</text:p>
          </table:table-cell>
          <table:table-cell table:style-name="ce120" table:formula="of:=[.G44]*[.B44]/[.$E$2]*[.$B$2]" office:value-type="float" office:value="9329.48308833024" calcext:value-type="float">
            <text:p>9.329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52" calcext:value-type="float">
            <text:p>52,0</text:p>
          </table:table-cell>
          <table:table-cell table:style-name="ce70" table:formula="of:=[.$A$2]*[.C45]/100*[.$A$6]" office:value-type="float" office:value="9.70112" calcext:value-type="float">
            <text:p>9,7</text:p>
          </table:table-cell>
          <table:table-cell table:style-name="ce121" table:formula="of:=[.D45]*[.B45]/[.$E$2]*[.$B$2]" office:value-type="float" office:value="9390.7155565821" calcext:value-type="float">
            <text:p>9.391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6" calcext:value-type="float">
            <text:p>26,0</text:p>
          </table:table-cell>
          <table:table-cell table:style-name="ce160" table:formula="of:=[.$A$2]*[.F45]/100*[.$E$6]" office:value-type="float" office:value="9.92992" calcext:value-type="float">
            <text:p>9,9</text:p>
          </table:table-cell>
          <table:table-cell table:style-name="ce121" table:formula="of:=[.G45]*[.B45]/[.$E$2]*[.$B$2]" office:value-type="float" office:value="9612.19469706752" calcext:value-type="float">
            <text:p>9.61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5]+3" office:value-type="float" office:value="105" calcext:value-type="float">
            <text:p>105</text:p>
          </table:table-cell>
          <table:table-cell table:style-name="ce66" table:formula="of:=[.A46]*7250/80" office:value-type="float" office:value="9515.625" calcext:value-type="float">
            <text:p>9516</text:p>
          </table:table-cell>
          <table:table-cell table:style-name="ce67" table:formula="of:=IF([.A46]&lt;[.$C$5];[.$B$5];IF([.A46]&lt;[.$C$6];[.$B$5]+[.$D$6]*([.A46]-[.$C$5]);IF([.A46]&lt;[.$C$7];[.$B$6]+[.$D$7]*([.A46]-[.$C$6]);IF([.A46]&lt;[.$C$8];[.$B$7]+[.$D$8]*([.A46]-[.$C$7]);[.$B$8]))))" office:value-type="float" office:value="52" calcext:value-type="float">
            <text:p>52,0</text:p>
          </table:table-cell>
          <table:table-cell table:style-name="ce70" table:formula="of:=[.$A$2]*[.C46]/100*[.$A$6]" office:value-type="float" office:value="9.70112" calcext:value-type="float">
            <text:p>9,7</text:p>
          </table:table-cell>
          <table:table-cell table:style-name="ce122" table:formula="of:=[.D46]*[.B46]/[.$E$2]*[.$B$2]" office:value-type="float" office:value="9666.91307295216" calcext:value-type="float">
            <text:p>9.667</text:p>
          </table:table-cell>
          <table:table-cell table:style-name="ce67" table:formula="of:=IF([.A46]&lt;[.$G$5];[.$F$5];IF([.A46]&lt;[.$G$6];[.$F$5]+[.$H$6]*([.A46]-[.$G$5]);IF([.A46]&lt;[.$G$7];[.$F$6]+[.$H$7]*([.A46]-[.$G$6]);IF([.A46]&lt;[.$G$8];[.$F$7]+[.$H$8]*([.A46]-[.$G$7]);[.$F$8]))))" office:value-type="float" office:value="26" calcext:value-type="float">
            <text:p>26,0</text:p>
          </table:table-cell>
          <table:table-cell table:style-name="ce161" table:formula="of:=[.$A$2]*[.F46]/100*[.$E$6]" office:value-type="float" office:value="9.92992" calcext:value-type="float">
            <text:p>9,9</text:p>
          </table:table-cell>
          <table:table-cell table:style-name="ce122" table:formula="of:=[.G46]*[.B46]/[.$E$2]*[.$B$2]" office:value-type="float" office:value="9894.9063058048" calcext:value-type="float">
            <text:p>9.89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6]+3" office:value-type="float" office:value="108" calcext:value-type="float">
            <text:p>108</text:p>
          </table:table-cell>
          <table:table-cell table:style-name="ce66" table:formula="of:=[.A47]*7250/80" office:value-type="float" office:value="9787.5" calcext:value-type="float">
            <text:p>9788</text:p>
          </table:table-cell>
          <table:table-cell table:style-name="ce67" table:formula="of:=IF([.A47]&lt;[.$C$5];[.$B$5];IF([.A47]&lt;[.$C$6];[.$B$5]+[.$D$6]*([.A47]-[.$C$5]);IF([.A47]&lt;[.$C$7];[.$B$6]+[.$D$7]*([.A47]-[.$C$6]);IF([.A47]&lt;[.$C$8];[.$B$7]+[.$D$8]*([.A47]-[.$C$7]);[.$B$8]))))" office:value-type="float" office:value="52" calcext:value-type="float">
            <text:p>52,0</text:p>
          </table:table-cell>
          <table:table-cell table:style-name="ce70" table:formula="of:=[.$A$2]*[.C47]/100*[.$A$6]" office:value-type="float" office:value="9.70112" calcext:value-type="float">
            <text:p>9,7</text:p>
          </table:table-cell>
          <table:table-cell table:style-name="ce123" table:formula="of:=[.D47]*[.B47]/[.$E$2]*[.$B$2]" office:value-type="float" office:value="9943.11058932222" calcext:value-type="float">
            <text:p>9.943</text:p>
          </table:table-cell>
          <table:table-cell table:style-name="ce67" table:formula="of:=IF([.A47]&lt;[.$G$5];[.$F$5];IF([.A47]&lt;[.$G$6];[.$F$5]+[.$H$6]*([.A47]-[.$G$5]);IF([.A47]&lt;[.$G$7];[.$F$6]+[.$H$7]*([.A47]-[.$G$6]);IF([.A47]&lt;[.$G$8];[.$F$7]+[.$H$8]*([.A47]-[.$G$7]);[.$F$8]))))" office:value-type="float" office:value="26" calcext:value-type="float">
            <text:p>26,0</text:p>
          </table:table-cell>
          <table:table-cell table:style-name="ce162" table:formula="of:=[.$A$2]*[.F47]/100*[.$E$6]" office:value-type="float" office:value="9.92992" calcext:value-type="float">
            <text:p>9,9</text:p>
          </table:table-cell>
          <table:table-cell table:style-name="ce123" table:formula="of:=[.G47]*[.B47]/[.$E$2]*[.$B$2]" office:value-type="float" office:value="10177.6179145421" calcext:value-type="float">
            <text:p>10.17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7]+3" office:value-type="float" office:value="111" calcext:value-type="float">
            <text:p>111</text:p>
          </table:table-cell>
          <table:table-cell table:style-name="ce66" table:formula="of:=[.A48]*7250/80" office:value-type="float" office:value="10059.375" calcext:value-type="float">
            <text:p>10059</text:p>
          </table:table-cell>
          <table:table-cell table:style-name="ce67" table:formula="of:=IF([.A48]&lt;[.$C$5];[.$B$5];IF([.A48]&lt;[.$C$6];[.$B$5]+[.$D$6]*([.A48]-[.$C$5]);IF([.A48]&lt;[.$C$7];[.$B$6]+[.$D$7]*([.A48]-[.$C$6]);IF([.A48]&lt;[.$C$8];[.$B$7]+[.$D$8]*([.A48]-[.$C$7]);[.$B$8]))))" office:value-type="float" office:value="52" calcext:value-type="float">
            <text:p>52,0</text:p>
          </table:table-cell>
          <table:table-cell table:style-name="ce70" table:formula="of:=[.$A$2]*[.C48]/100*[.$A$6]" office:value-type="float" office:value="9.70112" calcext:value-type="float">
            <text:p>9,7</text:p>
          </table:table-cell>
          <table:table-cell table:style-name="ce124" table:formula="of:=[.D48]*[.B48]/[.$E$2]*[.$B$2]" office:value-type="float" office:value="10219.3081056923" calcext:value-type="float">
            <text:p>10.219</text:p>
          </table:table-cell>
          <table:table-cell table:style-name="ce67" table:formula="of:=IF([.A48]&lt;[.$G$5];[.$F$5];IF([.A48]&lt;[.$G$6];[.$F$5]+[.$H$6]*([.A48]-[.$G$5]);IF([.A48]&lt;[.$G$7];[.$F$6]+[.$H$7]*([.A48]-[.$G$6]);IF([.A48]&lt;[.$G$8];[.$F$7]+[.$H$8]*([.A48]-[.$G$7]);[.$F$8]))))" office:value-type="float" office:value="26" calcext:value-type="float">
            <text:p>26,0</text:p>
          </table:table-cell>
          <table:table-cell table:style-name="ce163" table:formula="of:=[.$A$2]*[.F48]/100*[.$E$6]" office:value-type="float" office:value="9.92992" calcext:value-type="float">
            <text:p>9,9</text:p>
          </table:table-cell>
          <table:table-cell table:style-name="ce124" table:formula="of:=[.G48]*[.B48]/[.$E$2]*[.$B$2]" office:value-type="float" office:value="10460.3295232794" calcext:value-type="float">
            <text:p>10.46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2">
          <table:table-cell table:style-name="ce62" table:number-columns-repeated="3"/>
          <table:table-cell table:number-columns-repeated="5"/>
          <table:table-cell table:style-name="ce62" table:number-columns-repeated="7"/>
          <table:table-cell table:style-name="ce97"/>
          <table:table-cell table:style-name="ce62" table:number-columns-repeated="1008"/>
        </table:table-row>
        <table:table-row table:style-name="ro1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82" table:formula="of:=SUM([.E12:.E48])" office:value-type="float" office:value="253860.283665028" calcext:value-type="float">
            <text:p>253.860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9" table:formula="of:=SUM([.H12:.H48])" office:value-type="float" office:value="291482.51208441" calcext:value-type="float">
            <text:p>291.483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45"/>
          <table:table-cell table:style-name="ce50"/>
          <table:table-cell table:style-name="ce55"/>
          <table:table-cell table:style-name="ce73"/>
          <table:table-cell table:style-name="ce83" table:formula="of:=[.E50]/(37*[.$D$2])" office:value-type="percentage" office:value="0.653437023590807" calcext:value-type="percentage">
            <text:p>65,3%</text:p>
          </table:table-cell>
          <table:table-cell/>
          <table:table-cell table:style-name="ce73"/>
          <table:table-cell table:style-name="ce90" table:formula="of:=[.H50]/(37*[.$D$2])" office:value-type="percentage" office:value="0.750276736382007" calcext:value-type="percentage">
            <text:p>75,0%</text:p>
          </table:table-cell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5"/>
          <table:table-cell table:style-name="ce50"/>
          <table:table-cell table:style-name="ce55"/>
          <table:table-cell table:style-name="ce73"/>
          <table:table-cell table:style-name="ce83"/>
          <table:table-cell/>
          <table:table-cell table:style-name="ce73"/>
          <table:table-cell table:style-name="ce90"/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85" table:formula="of:=MAX([.E12:.E48])+800" office:value-type="float" office:value="11019.3081056923" calcext:value-type="float">
            <text:p>11.019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92" table:formula="of:=MAX([.H12:.H48])+800" office:value-type="float" office:value="11260.3295232794" calcext:value-type="float">
            <text:p>11.260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/>
          <table:table-cell table:style-name="ce86" table:formula="of:=[.E53]/[.$D$2]" office:value-type="percentage" office:value="1.04945791482784" calcext:value-type="percentage">
            <text:p>104,9%</text:p>
          </table:table-cell>
          <table:table-cell table:style-name="ce55"/>
          <table:table-cell table:style-name="ce73"/>
          <table:table-cell table:style-name="ce90" table:formula="of:=[.H53]/[.$D$2]" office:value-type="percentage" office:value="1.07241233555042" calcext:value-type="percentage">
            <text:p>107,2%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125" table:formula="of:=ROUNDUP([.E53];-2)/100" office:value-type="float" office:value="111" calcext:value-type="float">
            <text:p>111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164" table:formula="of:=ROUNDUP([.H53];-2)/100" office:value-type="float" office:value="113" calcext:value-type="float">
            <text:p>113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5"/>
          <table:table-cell table:style-name="ce50"/>
          <table:table-cell table:number-columns-repeated="4"/>
          <table:table-cell table:style-name="ce98"/>
          <table:table-cell table:style-name="ce57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2"/>
          <table:table-cell table:style-name="ce99"/>
          <table:table-cell table:number-columns-repeated="996"/>
        </table:table-row>
        <table:table-row table:style-name="ro2">
          <table:table-cell table:number-columns-repeated="26"/>
          <table:table-cell table:style-name="ce42"/>
          <table:table-cell table:style-name="ce100"/>
          <table:table-cell table:number-columns-repeated="99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B.E11:Recupmap_80_B.E41 Recupmap_80_B.H11:Recupmap_80_B.H41">
            <calcext:condition calcext:apply-style-name="Warnung" calcext:value="&gt;8000" calcext:base-cell-address="Recupmap_80_B.E11"/>
          </calcext:conditional-format>
          <calcext:conditional-format calcext:target-range-address="Recupmap_80_B.G11:Recupmap_80_B.G11">
            <calcext:condition calcext:apply-style-name="Warnung" calcext:value="&lt;[.D11]" calcext:base-cell-address="Recupmap_80_B.G11"/>
          </calcext:conditional-format>
          <calcext:conditional-format calcext:target-range-address="Recupmap_80_B.G12:Recupmap_80_B.G12">
            <calcext:condition calcext:apply-style-name="Warnung" calcext:value="&lt;[.D12]" calcext:base-cell-address="Recupmap_80_B.G12"/>
          </calcext:conditional-format>
          <calcext:conditional-format calcext:target-range-address="Recupmap_80_B.G13:Recupmap_80_B.G13">
            <calcext:condition calcext:apply-style-name="Warnung" calcext:value="&lt;[.D13]" calcext:base-cell-address="Recupmap_80_B.G13"/>
          </calcext:conditional-format>
          <calcext:conditional-format calcext:target-range-address="Recupmap_80_B.G14:Recupmap_80_B.G14">
            <calcext:condition calcext:apply-style-name="Warnung" calcext:value="&lt;[.D14]" calcext:base-cell-address="Recupmap_80_B.G14"/>
          </calcext:conditional-format>
          <calcext:conditional-format calcext:target-range-address="Recupmap_80_B.G15:Recupmap_80_B.G15">
            <calcext:condition calcext:apply-style-name="Warnung" calcext:value="&lt;[.D15]" calcext:base-cell-address="Recupmap_80_B.G15"/>
          </calcext:conditional-format>
          <calcext:conditional-format calcext:target-range-address="Recupmap_80_B.G16:Recupmap_80_B.G16">
            <calcext:condition calcext:apply-style-name="Warnung" calcext:value="&lt;[.D16]" calcext:base-cell-address="Recupmap_80_B.G16"/>
          </calcext:conditional-format>
          <calcext:conditional-format calcext:target-range-address="Recupmap_80_B.G17:Recupmap_80_B.G17">
            <calcext:condition calcext:apply-style-name="Warnung" calcext:value="&lt;[.D17]" calcext:base-cell-address="Recupmap_80_B.G17"/>
          </calcext:conditional-format>
          <calcext:conditional-format calcext:target-range-address="Recupmap_80_B.G18:Recupmap_80_B.G18">
            <calcext:condition calcext:apply-style-name="Warnung" calcext:value="&lt;[.D18]" calcext:base-cell-address="Recupmap_80_B.G18"/>
          </calcext:conditional-format>
          <calcext:conditional-format calcext:target-range-address="Recupmap_80_B.G19:Recupmap_80_B.G19">
            <calcext:condition calcext:apply-style-name="Warnung" calcext:value="&lt;[.D19]" calcext:base-cell-address="Recupmap_80_B.G19"/>
          </calcext:conditional-format>
          <calcext:conditional-format calcext:target-range-address="Recupmap_80_B.G20:Recupmap_80_B.G20">
            <calcext:condition calcext:apply-style-name="Warnung" calcext:value="&lt;[.D20]" calcext:base-cell-address="Recupmap_80_B.G20"/>
          </calcext:conditional-format>
          <calcext:conditional-format calcext:target-range-address="Recupmap_80_B.G21:Recupmap_80_B.G21">
            <calcext:condition calcext:apply-style-name="Warnung" calcext:value="&lt;[.D21]" calcext:base-cell-address="Recupmap_80_B.G21"/>
          </calcext:conditional-format>
          <calcext:conditional-format calcext:target-range-address="Recupmap_80_B.G22:Recupmap_80_B.G22">
            <calcext:condition calcext:apply-style-name="Warnung" calcext:value="&lt;[.D22]" calcext:base-cell-address="Recupmap_80_B.G22"/>
          </calcext:conditional-format>
          <calcext:conditional-format calcext:target-range-address="Recupmap_80_B.G23:Recupmap_80_B.G23">
            <calcext:condition calcext:apply-style-name="Warnung" calcext:value="&lt;[.D23]" calcext:base-cell-address="Recupmap_80_B.G23"/>
          </calcext:conditional-format>
          <calcext:conditional-format calcext:target-range-address="Recupmap_80_B.G24:Recupmap_80_B.G24">
            <calcext:condition calcext:apply-style-name="Warnung" calcext:value="&lt;[.D24]" calcext:base-cell-address="Recupmap_80_B.G24"/>
          </calcext:conditional-format>
          <calcext:conditional-format calcext:target-range-address="Recupmap_80_B.G25:Recupmap_80_B.G25">
            <calcext:condition calcext:apply-style-name="Warnung" calcext:value="&lt;[.D25]" calcext:base-cell-address="Recupmap_80_B.G25"/>
          </calcext:conditional-format>
          <calcext:conditional-format calcext:target-range-address="Recupmap_80_B.G26:Recupmap_80_B.G26">
            <calcext:condition calcext:apply-style-name="Warnung" calcext:value="&lt;[.D26]" calcext:base-cell-address="Recupmap_80_B.G26"/>
          </calcext:conditional-format>
          <calcext:conditional-format calcext:target-range-address="Recupmap_80_B.G27:Recupmap_80_B.G27">
            <calcext:condition calcext:apply-style-name="Warnung" calcext:value="&lt;[.D27]" calcext:base-cell-address="Recupmap_80_B.G27"/>
          </calcext:conditional-format>
          <calcext:conditional-format calcext:target-range-address="Recupmap_80_B.G28:Recupmap_80_B.G28">
            <calcext:condition calcext:apply-style-name="Warnung" calcext:value="&lt;[.D28]" calcext:base-cell-address="Recupmap_80_B.G28"/>
          </calcext:conditional-format>
          <calcext:conditional-format calcext:target-range-address="Recupmap_80_B.G29:Recupmap_80_B.G29">
            <calcext:condition calcext:apply-style-name="Warnung" calcext:value="&lt;[.D29]" calcext:base-cell-address="Recupmap_80_B.G29"/>
          </calcext:conditional-format>
          <calcext:conditional-format calcext:target-range-address="Recupmap_80_B.G30:Recupmap_80_B.G30">
            <calcext:condition calcext:apply-style-name="Warnung" calcext:value="&lt;[.D30]" calcext:base-cell-address="Recupmap_80_B.G30"/>
          </calcext:conditional-format>
          <calcext:conditional-format calcext:target-range-address="Recupmap_80_B.G31:Recupmap_80_B.G31">
            <calcext:condition calcext:apply-style-name="Warnung" calcext:value="&lt;[.D31]" calcext:base-cell-address="Recupmap_80_B.G31"/>
          </calcext:conditional-format>
          <calcext:conditional-format calcext:target-range-address="Recupmap_80_B.G32:Recupmap_80_B.G32">
            <calcext:condition calcext:apply-style-name="Warnung" calcext:value="&lt;[.D32]" calcext:base-cell-address="Recupmap_80_B.G32"/>
          </calcext:conditional-format>
          <calcext:conditional-format calcext:target-range-address="Recupmap_80_B.G33:Recupmap_80_B.G33">
            <calcext:condition calcext:apply-style-name="Warnung" calcext:value="&lt;[.D33]" calcext:base-cell-address="Recupmap_80_B.G33"/>
          </calcext:conditional-format>
          <calcext:conditional-format calcext:target-range-address="Recupmap_80_B.G34:Recupmap_80_B.G34">
            <calcext:condition calcext:apply-style-name="Warnung" calcext:value="&lt;[.D34]" calcext:base-cell-address="Recupmap_80_B.G34"/>
          </calcext:conditional-format>
          <calcext:conditional-format calcext:target-range-address="Recupmap_80_B.G35:Recupmap_80_B.G35">
            <calcext:condition calcext:apply-style-name="Warnung" calcext:value="&lt;[.D35]" calcext:base-cell-address="Recupmap_80_B.G35"/>
          </calcext:conditional-format>
          <calcext:conditional-format calcext:target-range-address="Recupmap_80_B.G36:Recupmap_80_B.G36">
            <calcext:condition calcext:apply-style-name="Warnung" calcext:value="&lt;[.D36]" calcext:base-cell-address="Recupmap_80_B.G36"/>
          </calcext:conditional-format>
          <calcext:conditional-format calcext:target-range-address="Recupmap_80_B.G37:Recupmap_80_B.G37">
            <calcext:condition calcext:apply-style-name="Warnung" calcext:value="&lt;[.D37]" calcext:base-cell-address="Recupmap_80_B.G37"/>
          </calcext:conditional-format>
          <calcext:conditional-format calcext:target-range-address="Recupmap_80_B.G38:Recupmap_80_B.G38">
            <calcext:condition calcext:apply-style-name="Warnung" calcext:value="&lt;[.D38]" calcext:base-cell-address="Recupmap_80_B.G38"/>
          </calcext:conditional-format>
          <calcext:conditional-format calcext:target-range-address="Recupmap_80_B.G39:Recupmap_80_B.G39">
            <calcext:condition calcext:apply-style-name="Warnung" calcext:value="&lt;[.D39]" calcext:base-cell-address="Recupmap_80_B.G39"/>
          </calcext:conditional-format>
          <calcext:conditional-format calcext:target-range-address="Recupmap_80_B.G40:Recupmap_80_B.G40">
            <calcext:condition calcext:apply-style-name="Warnung" calcext:value="&lt;[.D40]" calcext:base-cell-address="Recupmap_80_B.G40"/>
          </calcext:conditional-format>
          <calcext:conditional-format calcext:target-range-address="Recupmap_80_B.G41:Recupmap_80_B.G41">
            <calcext:condition calcext:apply-style-name="Warnung" calcext:value="&lt;[.D41]" calcext:base-cell-address="Recupmap_80_B.G41"/>
          </calcext:conditional-format>
          <calcext:conditional-format calcext:target-range-address="Recupmap_80_B.E42:Recupmap_80_B.E42 Recupmap_80_B.H42:Recupmap_80_B.H42">
            <calcext:condition calcext:apply-style-name="Warnung" calcext:value="&gt;8000" calcext:base-cell-address="Recupmap_80_B.E42"/>
          </calcext:conditional-format>
          <calcext:conditional-format calcext:target-range-address="Recupmap_80_B.G42:Recupmap_80_B.G42">
            <calcext:condition calcext:apply-style-name="Warnung" calcext:value="&lt;[.D42]" calcext:base-cell-address="Recupmap_80_B.G42"/>
          </calcext:conditional-format>
          <calcext:conditional-format calcext:target-range-address="Recupmap_80_B.E43:Recupmap_80_B.E43 Recupmap_80_B.H43:Recupmap_80_B.H43">
            <calcext:condition calcext:apply-style-name="Warnung" calcext:value="&gt;8000" calcext:base-cell-address="Recupmap_80_B.E43"/>
          </calcext:conditional-format>
          <calcext:conditional-format calcext:target-range-address="Recupmap_80_B.G43:Recupmap_80_B.G43">
            <calcext:condition calcext:apply-style-name="Warnung" calcext:value="&lt;[.D43]" calcext:base-cell-address="Recupmap_80_B.G43"/>
          </calcext:conditional-format>
          <calcext:conditional-format calcext:target-range-address="Recupmap_80_B.E44:Recupmap_80_B.E44 Recupmap_80_B.H44:Recupmap_80_B.H44">
            <calcext:condition calcext:apply-style-name="Warnung" calcext:value="&gt;8000" calcext:base-cell-address="Recupmap_80_B.E44"/>
          </calcext:conditional-format>
          <calcext:conditional-format calcext:target-range-address="Recupmap_80_B.G44:Recupmap_80_B.G44">
            <calcext:condition calcext:apply-style-name="Warnung" calcext:value="&lt;[.D44]" calcext:base-cell-address="Recupmap_80_B.G44"/>
          </calcext:conditional-format>
          <calcext:conditional-format calcext:target-range-address="Recupmap_80_B.E45:Recupmap_80_B.E45 Recupmap_80_B.H45:Recupmap_80_B.H45">
            <calcext:condition calcext:apply-style-name="Warnung" calcext:value="&gt;8000" calcext:base-cell-address="Recupmap_80_B.E45"/>
          </calcext:conditional-format>
          <calcext:conditional-format calcext:target-range-address="Recupmap_80_B.G45:Recupmap_80_B.G45">
            <calcext:condition calcext:apply-style-name="Warnung" calcext:value="&lt;[.D45]" calcext:base-cell-address="Recupmap_80_B.G45"/>
          </calcext:conditional-format>
          <calcext:conditional-format calcext:target-range-address="Recupmap_80_B.E46:Recupmap_80_B.E46 Recupmap_80_B.H46:Recupmap_80_B.H46">
            <calcext:condition calcext:apply-style-name="Warnung" calcext:value="&gt;8000" calcext:base-cell-address="Recupmap_80_B.E46"/>
          </calcext:conditional-format>
          <calcext:conditional-format calcext:target-range-address="Recupmap_80_B.G46:Recupmap_80_B.G46">
            <calcext:condition calcext:apply-style-name="Warnung" calcext:value="&lt;[.D46]" calcext:base-cell-address="Recupmap_80_B.G46"/>
          </calcext:conditional-format>
          <calcext:conditional-format calcext:target-range-address="Recupmap_80_B.E47:Recupmap_80_B.E47 Recupmap_80_B.H47:Recupmap_80_B.H47">
            <calcext:condition calcext:apply-style-name="Warnung" calcext:value="&gt;8000" calcext:base-cell-address="Recupmap_80_B.E47"/>
          </calcext:conditional-format>
          <calcext:conditional-format calcext:target-range-address="Recupmap_80_B.G47:Recupmap_80_B.G47">
            <calcext:condition calcext:apply-style-name="Warnung" calcext:value="&lt;[.D47]" calcext:base-cell-address="Recupmap_80_B.G47"/>
          </calcext:conditional-format>
          <calcext:conditional-format calcext:target-range-address="Recupmap_80_B.E48:Recupmap_80_B.E48 Recupmap_80_B.H48:Recupmap_80_B.H48">
            <calcext:condition calcext:apply-style-name="Warnung" calcext:value="&gt;8000" calcext:base-cell-address="Recupmap_80_B.E48"/>
          </calcext:conditional-format>
          <calcext:conditional-format calcext:target-range-address="Recupmap_80_B.G48:Recupmap_80_B.G48">
            <calcext:condition calcext:apply-style-name="Warnung" calcext:value="&lt;[.D48]" calcext:base-cell-address="Recupmap_80_B.G48"/>
          </calcext:conditional-format>
        </calcext:conditional-formats>
      </table:table>
      <table:table table:name="Recupmap_80_org" table:style-name="ta1">
        <table:shapes>
          <draw:frame draw:z-index="0" draw:style-name="gr3" draw:text-style-name="P1" svg:width="230.79mm" svg:height="147.69mm" svg:x="203.21mm" svg:y="0.01mm">
            <loext:p draw:notify-on-update-of-ranges="Recupmap_80_org.A11:Recupmap_80_org.A45 Recupmap_80_org.G10:Recupmap_80_org.G10 Recupmap_80_org.G11:Recupmap_80_org.G45 Recupmap_80_org.A11:Recupmap_80_org.A45 Recupmap_80_org.D10:Recupmap_80_org.D10 Recupmap_80_org.D11:Recupmap_80_org.D45 Recupmap_80_org.A11:Recupmap_80_org.A45 Recupmap_80_org.H10:Recupmap_80_org.H10 Recupmap_80_org.H11:Recupmap_80_org.H45 Recupmap_80_org.A11:Recupmap_80_org.A45 Recupmap_80_org.E10:Recupmap_80_org.E10 Recupmap_80_org.E11:Recupmap_80_org.E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6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16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10500" calcext:value-type="float">
            <text:p>10.5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0" office:value-type="string" calcext:value-type="string">
            <text:p>Neutral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 table:style-name="ce36"/>
          <table:table-cell table:number-columns-repeated="7"/>
          <table:table-cell table:style-name="ce42"/>
          <table:table-cell table:style-name="ce1"/>
          <table:table-cell table:number-columns-repeated="1007"/>
        </table:table-row>
        <table:table-row table:style-name="ro2">
          <table:table-cell table:style-name="ce15" office:value-type="percentage" office:value="0.18" calcext:value-type="percentage">
            <text:p>18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33" calcext:value-type="float">
            <text:p>33</text:p>
          </table:table-cell>
          <table:table-cell/>
          <table:table-cell table:style-name="ce15" office:value-type="percentage" office:value="0.18" calcext:value-type="percentage">
            <text:p>18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33" calcext:value-type="float">
            <text:p>3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1" table:formula="of:=FLOOR([.A5]/180*INT(182*[.$C$2]);0.001)" office:value-type="percentage" office:value="0.182" calcext:value-type="percentage">
            <text:p>18,2%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39" calcext:value-type="float">
            <text:p>39</text:p>
          </table:table-cell>
          <table:table-cell table:style-name="ce69" table:formula="of:=([.B6]-[.B5])/([.C6]-[.C5])" office:value-type="float" office:value="-3.33333333333333" calcext:value-type="float">
            <text:p>-3,33</text:p>
          </table:table-cell>
          <table:table-cell table:style-name="ce61" table:formula="of:=FLOOR([.E5]/180*INT(182*[.$C$2]);0.001)" office:value-type="percentage" office:value="0.182" calcext:value-type="percentage">
            <text:p>18,2%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39" calcext:value-type="float">
            <text:p>39</text:p>
          </table:table-cell>
          <table:table-cell table:style-name="ce69" table:formula="of:=([.F6]-[.F5])/([.G6]-[.G5])" office:value-type="float" office:value="-3.33333333333333" calcext:value-type="float">
            <text:p>-3,33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7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65" office:value-type="float" office:value="50" calcext:value-type="float">
            <text:p>50</text:p>
          </table:table-cell>
          <table:table-cell table:style-name="ce69" table:formula="of:=([.B7]-[.B6])/([.C7]-[.C6])" office:value-type="float" office:value="-2.72727272727273" calcext:value-type="float">
            <text:p>-2,73</text:p>
          </table:table-cell>
          <table:table-cell/>
          <table:table-cell table:number-columns-repeated="2" table:style-name="ce65" office:value-type="float" office:value="50" calcext:value-type="float">
            <text:p>50</text:p>
          </table:table-cell>
          <table:table-cell table:style-name="ce69" table:formula="of:=([.F7]-[.F6])/([.G7]-[.G6])" office:value-type="float" office:value="-2.72727272727273" calcext:value-type="float">
            <text:p>-2,73</text:p>
          </table:table-cell>
          <table:table-cell table:number-columns-repeated="6"/>
          <table:table-cell table:style-name="ce1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3">
          <table:table-cell table:style-name="ce62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66" calcext:value-type="float">
            <text:p>66</text:p>
          </table:table-cell>
          <table:table-cell table:style-name="ce69" table:formula="of:=([.B8]-[.B7])/([.C8]-[.C7])" office:value-type="float" office:value="-1.875" calcext:value-type="float">
            <text:p>-1,88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66" calcext:value-type="float">
            <text:p>66</text:p>
          </table:table-cell>
          <table:table-cell table:style-name="ce69" table:formula="of:=([.F8]-[.F7])/([.G8]-[.G7])" office:value-type="float" office:value="-1.875" calcext:value-type="float">
            <text:p>-1,88</text:p>
          </table:table-cell>
          <table:table-cell table:number-columns-repeated="6"/>
          <table:table-cell table:style-name="ce94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4">
          <table:table-cell table:style-name="ce62" table:number-columns-repeated="16"/>
          <table:table-cell table:style-name="ce96"/>
          <table:table-cell table:style-name="ce62" table:number-columns-repeated="1007"/>
        </table:table-row>
        <table:table-row table:style-name="ro4">
          <table:table-cell table:style-name="ce63" office:value-type="string" calcext:value-type="string">
            <text:p>kph</text:p>
          </table:table-cell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Ntr_Trq_%</text:p>
          </table:table-cell>
          <table:table-cell table:style-name="ce63" office:value-type="string" calcext:value-type="string">
            <text:p>Ntr_Trq</text:p>
          </table:table-cell>
          <table:table-cell table:style-name="ce63" office:value-type="string" calcext:value-type="string">
            <text:p>Ntr_Pwr</text:p>
          </table:table-cell>
          <table:table-cell table:style-name="ce63" office:value-type="string" calcext:value-type="string">
            <text:p>Brk_Trq_%</text:p>
          </table:table-cell>
          <table:table-cell table:style-name="ce63" office:value-type="string" calcext:value-type="string">
            <text:p>Brk_Trq</text:p>
          </table:table-cell>
          <table:table-cell table:style-name="ce63" office:value-type="string" calcext:value-type="string">
            <text:p>Brk_Pwr</text:p>
          </table:table-cell>
          <table:table-cell table:style-name="ce62" table:number-columns-repeated="6"/>
          <table:table-cell table:style-name="ce63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6.016" calcext:value-type="float">
            <text:p>16,0</text:p>
          </table:table-cell>
          <table:table-cell table:style-name="ce165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70" table:formula="of:=[.$A$2]*[.F11]/100*[.$E$6]" office:value-type="float" office:value="16.016" calcext:value-type="float">
            <text:p>16,0</text:p>
          </table:table-cell>
          <table:table-cell table:style-name="ce165" table:formula="of:=[.G11]*[.B11]/[.$E$2]*[.$B$2]" office:value-type="float" office:value="0" calcext:value-type="float">
            <text:p>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6.016" calcext:value-type="float">
            <text:p>16,0</text:p>
          </table:table-cell>
          <table:table-cell table:style-name="ce165" table:formula="of:=[.D12]*[.B12]/[.$E$2]*[.$B$2]" office:value-type="float" office:value="455.98646570529" calcext:value-type="float">
            <text:p>456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0" table:formula="of:=[.$A$2]*[.F12]/100*[.$E$6]" office:value-type="float" office:value="16.016" calcext:value-type="float">
            <text:p>16,0</text:p>
          </table:table-cell>
          <table:table-cell table:style-name="ce165" table:formula="of:=[.G12]*[.B12]/[.$E$2]*[.$B$2]" office:value-type="float" office:value="455.98646570529" calcext:value-type="float">
            <text:p>456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6.016" calcext:value-type="float">
            <text:p>16,0</text:p>
          </table:table-cell>
          <table:table-cell table:style-name="ce165" table:formula="of:=[.D13]*[.B13]/[.$E$2]*[.$B$2]" office:value-type="float" office:value="911.972931410581" calcext:value-type="float">
            <text:p>912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70" table:formula="of:=[.$A$2]*[.F13]/100*[.$E$6]" office:value-type="float" office:value="16.016" calcext:value-type="float">
            <text:p>16,0</text:p>
          </table:table-cell>
          <table:table-cell table:style-name="ce165" table:formula="of:=[.G13]*[.B13]/[.$E$2]*[.$B$2]" office:value-type="float" office:value="911.972931410581" calcext:value-type="float">
            <text:p>91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6.016" calcext:value-type="float">
            <text:p>16,0</text:p>
          </table:table-cell>
          <table:table-cell table:style-name="ce165" table:formula="of:=[.D14]*[.B14]/[.$E$2]*[.$B$2]" office:value-type="float" office:value="1367.95939711587" calcext:value-type="float">
            <text:p>1.368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70" table:formula="of:=[.$A$2]*[.F14]/100*[.$E$6]" office:value-type="float" office:value="16.016" calcext:value-type="float">
            <text:p>16,0</text:p>
          </table:table-cell>
          <table:table-cell table:style-name="ce165" table:formula="of:=[.G14]*[.B14]/[.$E$2]*[.$B$2]" office:value-type="float" office:value="1367.95939711587" calcext:value-type="float">
            <text:p>1.368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1">
          <table:table-cell table:style-name="ce62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6.016" calcext:value-type="float">
            <text:p>16,0</text:p>
          </table:table-cell>
          <table:table-cell table:style-name="ce165" table:formula="of:=[.D15]*[.B15]/[.$E$2]*[.$B$2]" office:value-type="float" office:value="1823.94586282116" calcext:value-type="float">
            <text:p>1.824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70" table:formula="of:=[.$A$2]*[.F15]/100*[.$E$6]" office:value-type="float" office:value="16.016" calcext:value-type="float">
            <text:p>16,0</text:p>
          </table:table-cell>
          <table:table-cell table:style-name="ce165" table:formula="of:=[.G15]*[.B15]/[.$E$2]*[.$B$2]" office:value-type="float" office:value="1823.94586282116" calcext:value-type="float">
            <text:p>1.824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6.016" calcext:value-type="float">
            <text:p>16,0</text:p>
          </table:table-cell>
          <table:table-cell table:style-name="ce165" table:formula="of:=[.D16]*[.B16]/[.$E$2]*[.$B$2]" office:value-type="float" office:value="2279.93232852645" calcext:value-type="float">
            <text:p>2.280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70" table:formula="of:=[.$A$2]*[.F16]/100*[.$E$6]" office:value-type="float" office:value="16.016" calcext:value-type="float">
            <text:p>16,0</text:p>
          </table:table-cell>
          <table:table-cell table:style-name="ce165" table:formula="of:=[.G16]*[.B16]/[.$E$2]*[.$B$2]" office:value-type="float" office:value="2279.93232852645" calcext:value-type="float">
            <text:p>2.28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6.016" calcext:value-type="float">
            <text:p>16,0</text:p>
          </table:table-cell>
          <table:table-cell table:style-name="ce165" table:formula="of:=[.D17]*[.B17]/[.$E$2]*[.$B$2]" office:value-type="float" office:value="2735.91879423174" calcext:value-type="float">
            <text:p>2.736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70" table:formula="of:=[.$A$2]*[.F17]/100*[.$E$6]" office:value-type="float" office:value="16.016" calcext:value-type="float">
            <text:p>16,0</text:p>
          </table:table-cell>
          <table:table-cell table:style-name="ce165" table:formula="of:=[.G17]*[.B17]/[.$E$2]*[.$B$2]" office:value-type="float" office:value="2735.91879423174" calcext:value-type="float">
            <text:p>2.736</text:p>
          </table:table-cell>
          <table:table-cell table:style-name="ce62" table:number-columns-repeated="6"/>
          <table:table-cell table:style-name="ce95"/>
          <table:table-cell table:style-name="ce63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6.016" calcext:value-type="float">
            <text:p>16,0</text:p>
          </table:table-cell>
          <table:table-cell table:style-name="ce165" table:formula="of:=[.D18]*[.B18]/[.$E$2]*[.$B$2]" office:value-type="float" office:value="3191.90525993703" calcext:value-type="float">
            <text:p>3.192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70" table:formula="of:=[.$A$2]*[.F18]/100*[.$E$6]" office:value-type="float" office:value="16.016" calcext:value-type="float">
            <text:p>16,0</text:p>
          </table:table-cell>
          <table:table-cell table:style-name="ce165" table:formula="of:=[.G18]*[.B18]/[.$E$2]*[.$B$2]" office:value-type="float" office:value="3191.90525993703" calcext:value-type="float">
            <text:p>3.19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6.016" calcext:value-type="float">
            <text:p>16,0</text:p>
          </table:table-cell>
          <table:table-cell table:style-name="ce165" table:formula="of:=[.D19]*[.B19]/[.$E$2]*[.$B$2]" office:value-type="float" office:value="3647.89172564232" calcext:value-type="float">
            <text:p>3.648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100" calcext:value-type="float">
            <text:p>100,0</text:p>
          </table:table-cell>
          <table:table-cell table:style-name="ce70" table:formula="of:=[.$A$2]*[.F19]/100*[.$E$6]" office:value-type="float" office:value="16.016" calcext:value-type="float">
            <text:p>16,0</text:p>
          </table:table-cell>
          <table:table-cell table:style-name="ce165" table:formula="of:=[.G19]*[.B19]/[.$E$2]*[.$B$2]" office:value-type="float" office:value="3647.89172564232" calcext:value-type="float">
            <text:p>3.64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6.016" calcext:value-type="float">
            <text:p>16,0</text:p>
          </table:table-cell>
          <table:table-cell table:style-name="ce165" table:formula="of:=[.D20]*[.B20]/[.$E$2]*[.$B$2]" office:value-type="float" office:value="4103.87819134761" calcext:value-type="float">
            <text:p>4.104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100" calcext:value-type="float">
            <text:p>100,0</text:p>
          </table:table-cell>
          <table:table-cell table:style-name="ce70" table:formula="of:=[.$A$2]*[.F20]/100*[.$E$6]" office:value-type="float" office:value="16.016" calcext:value-type="float">
            <text:p>16,0</text:p>
          </table:table-cell>
          <table:table-cell table:style-name="ce165" table:formula="of:=[.G20]*[.B20]/[.$E$2]*[.$B$2]" office:value-type="float" office:value="4103.87819134761" calcext:value-type="float">
            <text:p>4.10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6.016" calcext:value-type="float">
            <text:p>16,0</text:p>
          </table:table-cell>
          <table:table-cell table:style-name="ce165" table:formula="of:=[.D21]*[.B21]/[.$E$2]*[.$B$2]" office:value-type="float" office:value="4559.8646570529" calcext:value-type="float">
            <text:p>4.560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100" calcext:value-type="float">
            <text:p>100,0</text:p>
          </table:table-cell>
          <table:table-cell table:style-name="ce71" table:formula="of:=[.$A$2]*[.F21]/100*[.$E$6]" office:value-type="float" office:value="16.016" calcext:value-type="float">
            <text:p>16,0</text:p>
          </table:table-cell>
          <table:table-cell table:style-name="ce165" table:formula="of:=[.G21]*[.B21]/[.$E$2]*[.$B$2]" office:value-type="float" office:value="4559.8646570529" calcext:value-type="float">
            <text:p>4.56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6.016" calcext:value-type="float">
            <text:p>16,0</text:p>
          </table:table-cell>
          <table:table-cell table:style-name="ce165" table:formula="of:=[.D22]*[.B22]/[.$E$2]*[.$B$2]" office:value-type="float" office:value="5015.8511227582" calcext:value-type="float">
            <text:p>5.016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100" calcext:value-type="float">
            <text:p>100,0</text:p>
          </table:table-cell>
          <table:table-cell table:style-name="ce70" table:formula="of:=[.$A$2]*[.F22]/100*[.$E$6]" office:value-type="float" office:value="16.016" calcext:value-type="float">
            <text:p>16,0</text:p>
          </table:table-cell>
          <table:table-cell table:style-name="ce165" table:formula="of:=[.G22]*[.B22]/[.$E$2]*[.$B$2]" office:value-type="float" office:value="5015.8511227582" calcext:value-type="float">
            <text:p>5.01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90" calcext:value-type="float">
            <text:p>90,0</text:p>
          </table:table-cell>
          <table:table-cell table:style-name="ce70" table:formula="of:=[.$A$2]*[.C23]/100*[.$A$6]" office:value-type="float" office:value="14.4144" calcext:value-type="float">
            <text:p>14,4</text:p>
          </table:table-cell>
          <table:table-cell table:style-name="ce165" table:formula="of:=[.D23]*[.B23]/[.$E$2]*[.$B$2]" office:value-type="float" office:value="4924.65382961714" calcext:value-type="float">
            <text:p>4.925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90" calcext:value-type="float">
            <text:p>90,0</text:p>
          </table:table-cell>
          <table:table-cell table:style-name="ce70" table:formula="of:=[.$A$2]*[.F23]/100*[.$E$6]" office:value-type="float" office:value="14.4144" calcext:value-type="float">
            <text:p>14,4</text:p>
          </table:table-cell>
          <table:table-cell table:style-name="ce165" table:formula="of:=[.G23]*[.B23]/[.$E$2]*[.$B$2]" office:value-type="float" office:value="4924.65382961714" calcext:value-type="float">
            <text:p>4.9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80" calcext:value-type="float">
            <text:p>80,0</text:p>
          </table:table-cell>
          <table:table-cell table:style-name="ce70" table:formula="of:=[.$A$2]*[.C24]/100*[.$A$6]" office:value-type="float" office:value="12.8128" calcext:value-type="float">
            <text:p>12,8</text:p>
          </table:table-cell>
          <table:table-cell table:style-name="ce165" table:formula="of:=[.D24]*[.B24]/[.$E$2]*[.$B$2]" office:value-type="float" office:value="4742.25924333502" calcext:value-type="float">
            <text:p>4.742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80" calcext:value-type="float">
            <text:p>80,0</text:p>
          </table:table-cell>
          <table:table-cell table:style-name="ce70" table:formula="of:=[.$A$2]*[.F24]/100*[.$E$6]" office:value-type="float" office:value="12.8128" calcext:value-type="float">
            <text:p>12,8</text:p>
          </table:table-cell>
          <table:table-cell table:style-name="ce165" table:formula="of:=[.G24]*[.B24]/[.$E$2]*[.$B$2]" office:value-type="float" office:value="4742.25924333502" calcext:value-type="float">
            <text:p>4.74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71.8181818181818" calcext:value-type="float">
            <text:p>71,8</text:p>
          </table:table-cell>
          <table:table-cell table:style-name="ce70" table:formula="of:=[.$A$2]*[.C25]/100*[.$A$6]" office:value-type="float" office:value="11.5024" calcext:value-type="float">
            <text:p>11,5</text:p>
          </table:table-cell>
          <table:table-cell table:style-name="ce165" table:formula="of:=[.D25]*[.B25]/[.$E$2]*[.$B$2]" office:value-type="float" office:value="4584.73664609138" calcext:value-type="float">
            <text:p>4.585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71.8181818181818" calcext:value-type="float">
            <text:p>71,8</text:p>
          </table:table-cell>
          <table:table-cell table:style-name="ce70" table:formula="of:=[.$A$2]*[.F25]/100*[.$E$6]" office:value-type="float" office:value="11.5024" calcext:value-type="float">
            <text:p>11,5</text:p>
          </table:table-cell>
          <table:table-cell table:style-name="ce165" table:formula="of:=[.G25]*[.B25]/[.$E$2]*[.$B$2]" office:value-type="float" office:value="4584.73664609138" calcext:value-type="float">
            <text:p>4.58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63.6363636363636" calcext:value-type="float">
            <text:p>63,6</text:p>
          </table:table-cell>
          <table:table-cell table:style-name="ce70" table:formula="of:=[.$A$2]*[.C26]/100*[.$A$6]" office:value-type="float" office:value="10.192" calcext:value-type="float">
            <text:p>10,2</text:p>
          </table:table-cell>
          <table:table-cell table:style-name="ce165" table:formula="of:=[.D26]*[.B26]/[.$E$2]*[.$B$2]" office:value-type="float" office:value="4352.59808173232" calcext:value-type="float">
            <text:p>4.353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63.6363636363636" calcext:value-type="float">
            <text:p>63,6</text:p>
          </table:table-cell>
          <table:table-cell table:style-name="ce70" table:formula="of:=[.$A$2]*[.F26]/100*[.$E$6]" office:value-type="float" office:value="10.192" calcext:value-type="float">
            <text:p>10,2</text:p>
          </table:table-cell>
          <table:table-cell table:style-name="ce165" table:formula="of:=[.G26]*[.B26]/[.$E$2]*[.$B$2]" office:value-type="float" office:value="4352.59808173232" calcext:value-type="float">
            <text:p>4.35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55.4545454545455" calcext:value-type="float">
            <text:p>55,5</text:p>
          </table:table-cell>
          <table:table-cell table:style-name="ce70" table:formula="of:=[.$A$2]*[.C27]/100*[.$A$6]" office:value-type="float" office:value="8.8816" calcext:value-type="float">
            <text:p>8,9</text:p>
          </table:table-cell>
          <table:table-cell table:style-name="ce165" table:formula="of:=[.D27]*[.B27]/[.$E$2]*[.$B$2]" office:value-type="float" office:value="4045.84355025785" calcext:value-type="float">
            <text:p>4.046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55.4545454545455" calcext:value-type="float">
            <text:p>55,5</text:p>
          </table:table-cell>
          <table:table-cell table:style-name="ce70" table:formula="of:=[.$A$2]*[.F27]/100*[.$E$6]" office:value-type="float" office:value="8.8816" calcext:value-type="float">
            <text:p>8,9</text:p>
          </table:table-cell>
          <table:table-cell table:style-name="ce165" table:formula="of:=[.G27]*[.B27]/[.$E$2]*[.$B$2]" office:value-type="float" office:value="4045.84355025785" calcext:value-type="float">
            <text:p>4.04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48.125" calcext:value-type="float">
            <text:p>48,1</text:p>
          </table:table-cell>
          <table:table-cell table:style-name="ce71" table:formula="of:=[.$A$2]*[.C28]/100*[.$A$6]" office:value-type="float" office:value="7.7077" calcext:value-type="float">
            <text:p>7,7</text:p>
          </table:table-cell>
          <table:table-cell table:style-name="ce165" table:formula="of:=[.D28]*[.B28]/[.$E$2]*[.$B$2]" office:value-type="float" office:value="3730.53927255141" calcext:value-type="float">
            <text:p>3.731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8.125" calcext:value-type="float">
            <text:p>48,1</text:p>
          </table:table-cell>
          <table:table-cell table:style-name="ce71" table:formula="of:=[.$A$2]*[.F28]/100*[.$E$6]" office:value-type="float" office:value="7.7077" calcext:value-type="float">
            <text:p>7,7</text:p>
          </table:table-cell>
          <table:table-cell table:style-name="ce165" table:formula="of:=[.G28]*[.B28]/[.$E$2]*[.$B$2]" office:value-type="float" office:value="3730.53927255141" calcext:value-type="float">
            <text:p>3.73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42.5" calcext:value-type="float">
            <text:p>42,5</text:p>
          </table:table-cell>
          <table:table-cell table:style-name="ce70" table:formula="of:=[.$A$2]*[.C29]/100*[.$A$6]" office:value-type="float" office:value="6.8068" calcext:value-type="float">
            <text:p>6,8</text:p>
          </table:table-cell>
          <table:table-cell table:style-name="ce165" table:formula="of:=[.D29]*[.B29]/[.$E$2]*[.$B$2]" office:value-type="float" office:value="3488.29646264547" calcext:value-type="float">
            <text:p>3.488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2.5" calcext:value-type="float">
            <text:p>42,5</text:p>
          </table:table-cell>
          <table:table-cell table:style-name="ce70" table:formula="of:=[.$A$2]*[.F29]/100*[.$E$6]" office:value-type="float" office:value="6.8068" calcext:value-type="float">
            <text:p>6,8</text:p>
          </table:table-cell>
          <table:table-cell table:style-name="ce165" table:formula="of:=[.G29]*[.B29]/[.$E$2]*[.$B$2]" office:value-type="float" office:value="3488.29646264547" calcext:value-type="float">
            <text:p>3.48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36.875" calcext:value-type="float">
            <text:p>36,9</text:p>
          </table:table-cell>
          <table:table-cell table:style-name="ce70" table:formula="of:=[.$A$2]*[.C30]/100*[.$A$6]" office:value-type="float" office:value="5.9059" calcext:value-type="float">
            <text:p>5,9</text:p>
          </table:table-cell>
          <table:table-cell table:style-name="ce165" table:formula="of:=[.D30]*[.B30]/[.$E$2]*[.$B$2]" office:value-type="float" office:value="3194.75517534769" calcext:value-type="float">
            <text:p>3.195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36.875" calcext:value-type="float">
            <text:p>36,9</text:p>
          </table:table-cell>
          <table:table-cell table:style-name="ce70" table:formula="of:=[.$A$2]*[.F30]/100*[.$E$6]" office:value-type="float" office:value="5.9059" calcext:value-type="float">
            <text:p>5,9</text:p>
          </table:table-cell>
          <table:table-cell table:style-name="ce165" table:formula="of:=[.G30]*[.B30]/[.$E$2]*[.$B$2]" office:value-type="float" office:value="3194.75517534769" calcext:value-type="float">
            <text:p>3.19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31.25" calcext:value-type="float">
            <text:p>31,3</text:p>
          </table:table-cell>
          <table:table-cell table:style-name="ce70" table:formula="of:=[.$A$2]*[.C31]/100*[.$A$6]" office:value-type="float" office:value="5.005" calcext:value-type="float">
            <text:p>5,0</text:p>
          </table:table-cell>
          <table:table-cell table:style-name="ce165" table:formula="of:=[.D31]*[.B31]/[.$E$2]*[.$B$2]" office:value-type="float" office:value="2849.91541065807" calcext:value-type="float">
            <text:p>2.850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1.25" calcext:value-type="float">
            <text:p>31,3</text:p>
          </table:table-cell>
          <table:table-cell table:style-name="ce70" table:formula="of:=[.$A$2]*[.F31]/100*[.$E$6]" office:value-type="float" office:value="5.005" calcext:value-type="float">
            <text:p>5,0</text:p>
          </table:table-cell>
          <table:table-cell table:style-name="ce165" table:formula="of:=[.G31]*[.B31]/[.$E$2]*[.$B$2]" office:value-type="float" office:value="2849.91541065807" calcext:value-type="float">
            <text:p>2.85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25.625" calcext:value-type="float">
            <text:p>25,6</text:p>
          </table:table-cell>
          <table:table-cell table:style-name="ce70" table:formula="of:=[.$A$2]*[.C32]/100*[.$A$6]" office:value-type="float" office:value="4.1041" calcext:value-type="float">
            <text:p>4,1</text:p>
          </table:table-cell>
          <table:table-cell table:style-name="ce165" table:formula="of:=[.D32]*[.B32]/[.$E$2]*[.$B$2]" office:value-type="float" office:value="2453.77716857659" calcext:value-type="float">
            <text:p>2.454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25.625" calcext:value-type="float">
            <text:p>25,6</text:p>
          </table:table-cell>
          <table:table-cell table:style-name="ce70" table:formula="of:=[.$A$2]*[.F32]/100*[.$E$6]" office:value-type="float" office:value="4.1041" calcext:value-type="float">
            <text:p>4,1</text:p>
          </table:table-cell>
          <table:table-cell table:style-name="ce165" table:formula="of:=[.G32]*[.B32]/[.$E$2]*[.$B$2]" office:value-type="float" office:value="2453.77716857659" calcext:value-type="float">
            <text:p>2.45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20" calcext:value-type="float">
            <text:p>20,0</text:p>
          </table:table-cell>
          <table:table-cell table:style-name="ce70" table:formula="of:=[.$A$2]*[.C33]/100*[.$A$6]" office:value-type="float" office:value="3.2032" calcext:value-type="float">
            <text:p>3,2</text:p>
          </table:table-cell>
          <table:table-cell table:style-name="ce165" table:formula="of:=[.D33]*[.B33]/[.$E$2]*[.$B$2]" office:value-type="float" office:value="2006.34044910328" calcext:value-type="float">
            <text:p>2.006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20" calcext:value-type="float">
            <text:p>20,0</text:p>
          </table:table-cell>
          <table:table-cell table:style-name="ce70" table:formula="of:=[.$A$2]*[.F33]/100*[.$E$6]" office:value-type="float" office:value="3.2032" calcext:value-type="float">
            <text:p>3,2</text:p>
          </table:table-cell>
          <table:table-cell table:style-name="ce165" table:formula="of:=[.G33]*[.B33]/[.$E$2]*[.$B$2]" office:value-type="float" office:value="2006.34044910328" calcext:value-type="float">
            <text:p>2.00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20" calcext:value-type="float">
            <text:p>20,0</text:p>
          </table:table-cell>
          <table:table-cell table:style-name="ce70" table:formula="of:=[.$A$2]*[.C34]/100*[.$A$6]" office:value-type="float" office:value="3.2032" calcext:value-type="float">
            <text:p>3,2</text:p>
          </table:table-cell>
          <table:table-cell table:style-name="ce165" table:formula="of:=[.D34]*[.B34]/[.$E$2]*[.$B$2]" office:value-type="float" office:value="2097.53774224434" calcext:value-type="float">
            <text:p>2.098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20" calcext:value-type="float">
            <text:p>20,0</text:p>
          </table:table-cell>
          <table:table-cell table:style-name="ce70" table:formula="of:=[.$A$2]*[.F34]/100*[.$E$6]" office:value-type="float" office:value="3.2032" calcext:value-type="float">
            <text:p>3,2</text:p>
          </table:table-cell>
          <table:table-cell table:style-name="ce165" table:formula="of:=[.G34]*[.B34]/[.$E$2]*[.$B$2]" office:value-type="float" office:value="2097.53774224434" calcext:value-type="float">
            <text:p>2.09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4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20" calcext:value-type="float">
            <text:p>20,0</text:p>
          </table:table-cell>
          <table:table-cell table:style-name="ce71" table:formula="of:=[.$A$2]*[.C35]/100*[.$A$6]" office:value-type="float" office:value="3.2032" calcext:value-type="float">
            <text:p>3,2</text:p>
          </table:table-cell>
          <table:table-cell table:style-name="ce165" table:formula="of:=[.D35]*[.B35]/[.$E$2]*[.$B$2]" office:value-type="float" office:value="2188.73503538539" calcext:value-type="float">
            <text:p>2.189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20" calcext:value-type="float">
            <text:p>20,0</text:p>
          </table:table-cell>
          <table:table-cell table:style-name="ce71" table:formula="of:=[.$A$2]*[.F35]/100*[.$E$6]" office:value-type="float" office:value="3.2032" calcext:value-type="float">
            <text:p>3,2</text:p>
          </table:table-cell>
          <table:table-cell table:style-name="ce165" table:formula="of:=[.G35]*[.B35]/[.$E$2]*[.$B$2]" office:value-type="float" office:value="2188.73503538539" calcext:value-type="float">
            <text:p>2.189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20" calcext:value-type="float">
            <text:p>20,0</text:p>
          </table:table-cell>
          <table:table-cell table:style-name="ce70" table:formula="of:=[.$A$2]*[.C36]/100*[.$A$6]" office:value-type="float" office:value="3.2032" calcext:value-type="float">
            <text:p>3,2</text:p>
          </table:table-cell>
          <table:table-cell table:style-name="ce165" table:formula="of:=[.D36]*[.B36]/[.$E$2]*[.$B$2]" office:value-type="float" office:value="2279.93232852645" calcext:value-type="float">
            <text:p>2.280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20" calcext:value-type="float">
            <text:p>20,0</text:p>
          </table:table-cell>
          <table:table-cell table:style-name="ce70" table:formula="of:=[.$A$2]*[.F36]/100*[.$E$6]" office:value-type="float" office:value="3.2032" calcext:value-type="float">
            <text:p>3,2</text:p>
          </table:table-cell>
          <table:table-cell table:style-name="ce165" table:formula="of:=[.G36]*[.B36]/[.$E$2]*[.$B$2]" office:value-type="float" office:value="2279.93232852645" calcext:value-type="float">
            <text:p>2.28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20" calcext:value-type="float">
            <text:p>20,0</text:p>
          </table:table-cell>
          <table:table-cell table:style-name="ce70" table:formula="of:=[.$A$2]*[.C37]/100*[.$A$6]" office:value-type="float" office:value="3.2032" calcext:value-type="float">
            <text:p>3,2</text:p>
          </table:table-cell>
          <table:table-cell table:style-name="ce165" table:formula="of:=[.D37]*[.B37]/[.$E$2]*[.$B$2]" office:value-type="float" office:value="2371.12962166751" calcext:value-type="float">
            <text:p>2.371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20" calcext:value-type="float">
            <text:p>20,0</text:p>
          </table:table-cell>
          <table:table-cell table:style-name="ce70" table:formula="of:=[.$A$2]*[.F37]/100*[.$E$6]" office:value-type="float" office:value="3.2032" calcext:value-type="float">
            <text:p>3,2</text:p>
          </table:table-cell>
          <table:table-cell table:style-name="ce165" table:formula="of:=[.G37]*[.B37]/[.$E$2]*[.$B$2]" office:value-type="float" office:value="2371.12962166751" calcext:value-type="float">
            <text:p>2.37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20" calcext:value-type="float">
            <text:p>20,0</text:p>
          </table:table-cell>
          <table:table-cell table:style-name="ce70" table:formula="of:=[.$A$2]*[.C38]/100*[.$A$6]" office:value-type="float" office:value="3.2032" calcext:value-type="float">
            <text:p>3,2</text:p>
          </table:table-cell>
          <table:table-cell table:style-name="ce165" table:formula="of:=[.D38]*[.B38]/[.$E$2]*[.$B$2]" office:value-type="float" office:value="2462.32691480857" calcext:value-type="float">
            <text:p>2.462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0" calcext:value-type="float">
            <text:p>20,0</text:p>
          </table:table-cell>
          <table:table-cell table:style-name="ce70" table:formula="of:=[.$A$2]*[.F38]/100*[.$E$6]" office:value-type="float" office:value="3.2032" calcext:value-type="float">
            <text:p>3,2</text:p>
          </table:table-cell>
          <table:table-cell table:style-name="ce165" table:formula="of:=[.G38]*[.B38]/[.$E$2]*[.$B$2]" office:value-type="float" office:value="2462.32691480857" calcext:value-type="float">
            <text:p>2.46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20" calcext:value-type="float">
            <text:p>20,0</text:p>
          </table:table-cell>
          <table:table-cell table:style-name="ce70" table:formula="of:=[.$A$2]*[.C39]/100*[.$A$6]" office:value-type="float" office:value="3.2032" calcext:value-type="float">
            <text:p>3,2</text:p>
          </table:table-cell>
          <table:table-cell table:style-name="ce165" table:formula="of:=[.D39]*[.B39]/[.$E$2]*[.$B$2]" office:value-type="float" office:value="2553.52420794963" calcext:value-type="float">
            <text:p>2.554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0" calcext:value-type="float">
            <text:p>20,0</text:p>
          </table:table-cell>
          <table:table-cell table:style-name="ce70" table:formula="of:=[.$A$2]*[.F39]/100*[.$E$6]" office:value-type="float" office:value="3.2032" calcext:value-type="float">
            <text:p>3,2</text:p>
          </table:table-cell>
          <table:table-cell table:style-name="ce165" table:formula="of:=[.G39]*[.B39]/[.$E$2]*[.$B$2]" office:value-type="float" office:value="2553.52420794963" calcext:value-type="float">
            <text:p>2.55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20" calcext:value-type="float">
            <text:p>20,0</text:p>
          </table:table-cell>
          <table:table-cell table:style-name="ce70" table:formula="of:=[.$A$2]*[.C40]/100*[.$A$6]" office:value-type="float" office:value="3.2032" calcext:value-type="float">
            <text:p>3,2</text:p>
          </table:table-cell>
          <table:table-cell table:style-name="ce165" table:formula="of:=[.D40]*[.B40]/[.$E$2]*[.$B$2]" office:value-type="float" office:value="2644.72150109068" calcext:value-type="float">
            <text:p>2.645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0" calcext:value-type="float">
            <text:p>20,0</text:p>
          </table:table-cell>
          <table:table-cell table:style-name="ce70" table:formula="of:=[.$A$2]*[.F40]/100*[.$E$6]" office:value-type="float" office:value="3.2032" calcext:value-type="float">
            <text:p>3,2</text:p>
          </table:table-cell>
          <table:table-cell table:style-name="ce165" table:formula="of:=[.G40]*[.B40]/[.$E$2]*[.$B$2]" office:value-type="float" office:value="2644.72150109068" calcext:value-type="float">
            <text:p>2.64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20" calcext:value-type="float">
            <text:p>20,0</text:p>
          </table:table-cell>
          <table:table-cell table:style-name="ce70" table:formula="of:=[.$A$2]*[.C41]/100*[.$A$6]" office:value-type="float" office:value="3.2032" calcext:value-type="float">
            <text:p>3,2</text:p>
          </table:table-cell>
          <table:table-cell table:style-name="ce165" table:formula="of:=[.D41]*[.B41]/[.$E$2]*[.$B$2]" office:value-type="float" office:value="2735.91879423174" calcext:value-type="float">
            <text:p>2.736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0" calcext:value-type="float">
            <text:p>20,0</text:p>
          </table:table-cell>
          <table:table-cell table:style-name="ce70" table:formula="of:=[.$A$2]*[.F41]/100*[.$E$6]" office:value-type="float" office:value="3.2032" calcext:value-type="float">
            <text:p>3,2</text:p>
          </table:table-cell>
          <table:table-cell table:style-name="ce165" table:formula="of:=[.G41]*[.B41]/[.$E$2]*[.$B$2]" office:value-type="float" office:value="2735.91879423174" calcext:value-type="float">
            <text:p>2.73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20" calcext:value-type="float">
            <text:p>20,0</text:p>
          </table:table-cell>
          <table:table-cell table:style-name="ce70" table:formula="of:=[.$A$2]*[.C42]/100*[.$A$6]" office:value-type="float" office:value="3.2032" calcext:value-type="float">
            <text:p>3,2</text:p>
          </table:table-cell>
          <table:table-cell table:style-name="ce165" table:formula="of:=[.D42]*[.B42]/[.$E$2]*[.$B$2]" office:value-type="float" office:value="2827.1160873728" calcext:value-type="float">
            <text:p>2.827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0" calcext:value-type="float">
            <text:p>20,0</text:p>
          </table:table-cell>
          <table:table-cell table:style-name="ce70" table:formula="of:=[.$A$2]*[.F42]/100*[.$E$6]" office:value-type="float" office:value="3.2032" calcext:value-type="float">
            <text:p>3,2</text:p>
          </table:table-cell>
          <table:table-cell table:style-name="ce165" table:formula="of:=[.G42]*[.B42]/[.$E$2]*[.$B$2]" office:value-type="float" office:value="2827.1160873728" calcext:value-type="float">
            <text:p>2.82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20" calcext:value-type="float">
            <text:p>20,0</text:p>
          </table:table-cell>
          <table:table-cell table:style-name="ce70" table:formula="of:=[.$A$2]*[.C43]/100*[.$A$6]" office:value-type="float" office:value="3.2032" calcext:value-type="float">
            <text:p>3,2</text:p>
          </table:table-cell>
          <table:table-cell table:style-name="ce165" table:formula="of:=[.D43]*[.B43]/[.$E$2]*[.$B$2]" office:value-type="float" office:value="2918.31338051386" calcext:value-type="float">
            <text:p>2.918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0" calcext:value-type="float">
            <text:p>20,0</text:p>
          </table:table-cell>
          <table:table-cell table:style-name="ce70" table:formula="of:=[.$A$2]*[.F43]/100*[.$E$6]" office:value-type="float" office:value="3.2032" calcext:value-type="float">
            <text:p>3,2</text:p>
          </table:table-cell>
          <table:table-cell table:style-name="ce165" table:formula="of:=[.G43]*[.B43]/[.$E$2]*[.$B$2]" office:value-type="float" office:value="2918.31338051386" calcext:value-type="float">
            <text:p>2.91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20" calcext:value-type="float">
            <text:p>20,0</text:p>
          </table:table-cell>
          <table:table-cell table:style-name="ce70" table:formula="of:=[.$A$2]*[.C44]/100*[.$A$6]" office:value-type="float" office:value="3.2032" calcext:value-type="float">
            <text:p>3,2</text:p>
          </table:table-cell>
          <table:table-cell table:style-name="ce165" table:formula="of:=[.D44]*[.B44]/[.$E$2]*[.$B$2]" office:value-type="float" office:value="3009.51067365492" calcext:value-type="float">
            <text:p>3.010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0" calcext:value-type="float">
            <text:p>20,0</text:p>
          </table:table-cell>
          <table:table-cell table:style-name="ce70" table:formula="of:=[.$A$2]*[.F44]/100*[.$E$6]" office:value-type="float" office:value="3.2032" calcext:value-type="float">
            <text:p>3,2</text:p>
          </table:table-cell>
          <table:table-cell table:style-name="ce165" table:formula="of:=[.G44]*[.B44]/[.$E$2]*[.$B$2]" office:value-type="float" office:value="3009.51067365492" calcext:value-type="float">
            <text:p>3.01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3"/>
          <table:table-cell table:style-name="ce66"/>
          <table:table-cell table:style-name="ce166"/>
          <table:table-cell table:style-name="ce66" table:number-columns-repeated="2"/>
          <table:table-cell table:style-name="ce62" table:number-columns-repeated="1001"/>
        </table:table-row>
        <table:table-row table:style-name="ro5">
          <table:table-cell table:style-name="ce62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20" calcext:value-type="float">
            <text:p>20,0</text:p>
          </table:table-cell>
          <table:table-cell table:style-name="ce70" table:formula="of:=[.$A$2]*[.C45]/100*[.$A$6]" office:value-type="float" office:value="3.2032" calcext:value-type="float">
            <text:p>3,2</text:p>
          </table:table-cell>
          <table:table-cell table:style-name="ce165" table:formula="of:=[.D45]*[.B45]/[.$E$2]*[.$B$2]" office:value-type="float" office:value="3100.70796679598" calcext:value-type="float">
            <text:p>3.101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0" calcext:value-type="float">
            <text:p>20,0</text:p>
          </table:table-cell>
          <table:table-cell table:style-name="ce70" table:formula="of:=[.$A$2]*[.F45]/100*[.$E$6]" office:value-type="float" office:value="3.2032" calcext:value-type="float">
            <text:p>3,2</text:p>
          </table:table-cell>
          <table:table-cell table:style-name="ce165" table:formula="of:=[.G45]*[.B45]/[.$E$2]*[.$B$2]" office:value-type="float" office:value="3100.70796679598" calcext:value-type="float">
            <text:p>3.10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2">
          <table:table-cell table:style-name="ce62" table:number-columns-repeated="3"/>
          <table:table-cell table:number-columns-repeated="5"/>
          <table:table-cell table:style-name="ce62" table:number-columns-repeated="7"/>
          <table:table-cell table:style-name="ce97"/>
          <table:table-cell table:style-name="ce62" table:number-columns-repeated="1008"/>
        </table:table-row>
        <table:table-row table:style-name="ro1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82" table:formula="of:=SUM([.E12:.E45])" office:value-type="float" office:value="101658.296280707" calcext:value-type="float">
            <text:p>101.658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9" table:formula="of:=SUM([.H12:.H45])" office:value-type="float" office:value="101658.296280707" calcext:value-type="float">
            <text:p>101.658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45"/>
          <table:table-cell table:style-name="ce50"/>
          <table:table-cell table:style-name="ce55"/>
          <table:table-cell table:style-name="ce73"/>
          <table:table-cell table:style-name="ce83" table:formula="of:=[.E47]/(34*[.$D$2])" office:value-type="percentage" office:value="0.284757132438956" calcext:value-type="percentage">
            <text:p>28,5%</text:p>
          </table:table-cell>
          <table:table-cell/>
          <table:table-cell table:style-name="ce73"/>
          <table:table-cell table:style-name="ce90" table:formula="of:=[.H47]/(34*[.$D$2])" office:value-type="percentage" office:value="0.284757132438956" calcext:value-type="percentage">
            <text:p>28,5%</text:p>
          </table:table-cell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5"/>
          <table:table-cell table:style-name="ce50"/>
          <table:table-cell table:style-name="ce55"/>
          <table:table-cell table:style-name="ce73"/>
          <table:table-cell table:style-name="ce83"/>
          <table:table-cell/>
          <table:table-cell table:style-name="ce73"/>
          <table:table-cell table:style-name="ce90"/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85" table:formula="of:=MAX([.E12:.E45])+800" office:value-type="float" office:value="5815.8511227582" calcext:value-type="float">
            <text:p>5.816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92" table:formula="of:=MAX([.H12:.H45])+800" office:value-type="float" office:value="5815.8511227582" calcext:value-type="float">
            <text:p>5.816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/>
          <table:table-cell table:style-name="ce86" table:formula="of:=[.E50]/[.$D$2]" office:value-type="percentage" office:value="0.553890583119828" calcext:value-type="percentage">
            <text:p>55,4%</text:p>
          </table:table-cell>
          <table:table-cell table:style-name="ce55"/>
          <table:table-cell table:style-name="ce73"/>
          <table:table-cell table:style-name="ce90" table:formula="of:=[.H50]/[.$D$2]" office:value-type="percentage" office:value="0.553890583119828" calcext:value-type="percentage">
            <text:p>55,4%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125" table:formula="of:=ROUNDUP([.E50];-2)/100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164" table:formula="of:=ROUNDUP([.H50];-2)/100" office:value-type="float" office:value="59" calcext:value-type="float">
            <text:p>59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5"/>
          <table:table-cell table:style-name="ce50"/>
          <table:table-cell table:number-columns-repeated="4"/>
          <table:table-cell table:style-name="ce98"/>
          <table:table-cell table:style-name="ce57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2"/>
          <table:table-cell table:style-name="ce99"/>
          <table:table-cell table:number-columns-repeated="996"/>
        </table:table-row>
        <table:table-row table:style-name="ro2">
          <table:table-cell table:number-columns-repeated="26"/>
          <table:table-cell table:style-name="ce42"/>
          <table:table-cell table:style-name="ce100"/>
          <table:table-cell table:number-columns-repeated="99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org.E11:Recupmap_80_org.E45 Recupmap_80_org.H11:Recupmap_80_org.H45">
            <calcext:condition calcext:apply-style-name="Warnung" calcext:value="&gt;8000" calcext:base-cell-address="Recupmap_80_org.E11"/>
          </calcext:conditional-format>
        </calcext:conditional-formats>
      </table:table>
      <table:table table:name="Powermap_45" table:style-name="ta1">
        <table:shapes>
          <draw:frame draw:z-index="0" draw:style-name="gr3" draw:text-style-name="P1" svg:width="192.88mm" svg:height="123.7mm" svg:x="168.85mm" svg:y="13.04mm">
            <loext:p draw:notify-on-update-of-ranges="Powermap_45.C25:Powermap_45.C33 Powermap_45.A23:Powermap_45.A23 Powermap_45.D25:Powermap_45.D33 Powermap_45.C11:Powermap_45.C19 Powermap_45.A9:Powermap_45.A9 Powermap_45.D11:Powermap_45.D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5"/>
        <table:table-column table:style-name="co1" table:default-cell-style-name="ce26"/>
        <table:table-column table:style-name="co1" table:default-cell-style-name="ce9"/>
        <table:table-column table:style-name="co1" table:default-cell-style-name="ce37"/>
        <table:table-column table:style-name="co1" table:number-columns-repeated="8" table:default-cell-style-name="ce1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70" calcext:value-type="float">
            <text:p>70,0</text:p>
          </table:table-cell>
          <table:table-cell table:style-name="ce15" office:value-type="percentage" office:value="1.24" calcext:value-type="percentage">
            <text:p>124%</text:p>
          </table:table-cell>
          <table:table-cell table:style-name="ce15" office:value-type="percentage" office:value="1.3" calcext:value-type="percentage">
            <text:p>130%</text:p>
          </table:table-cell>
          <table:table-cell table:style-name="ce15" office:value-type="percentage" office:value="1.2" calcext:value-type="percentage">
            <text:p>120%</text:p>
          </table:table-cell>
          <table:table-cell table:style-name="ce28" office:value-type="percentage" office:value="1.11" calcext:value-type="percentage">
            <text:p>111%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5814)" office:value-type="float" office:value="9044" calcext:value-type="float">
            <text:p>9044</text:p>
          </table:table-cell>
          <table:table-cell table:style-name="ce16" table:formula="of:=MIN(IF([.F2]&lt;&gt;&quot;&quot;;200;36);[.C5]*[.C2])" office:value-type="float" office:value="40.3" calcext:value-type="float">
            <text:p>40,300</text:p>
          </table:table-cell>
          <table:table-cell table:style-name="ce21" table:formula="of:=[.D5]*MIN(IF([.F2]&lt;&gt;&quot;&quot;;2.54;1.39);[.D2])" office:value-type="float" office:value="9165" calcext:value-type="float">
            <text:p>9.165</text:p>
          </table:table-cell>
          <table:table-cell table:style-name="ce21" table:formula="of:=[.E5]*MIN(IF([.F2]&lt;&gt;&quot;&quot;;2.54;1.3);[.E2])" office:value-type="float" office:value="9180" calcext:value-type="float">
            <text:p>9.180</text:p>
          </table:table-cell>
          <table:table-cell table:style-name="ce21" table:formula="of:=[.F5]*MIN(IF([.F2]&lt;&gt;&quot;&quot;;1.2;1);[.F2])" office:value-type="float" office:value="299.7" calcext:value-type="float">
            <text:p>300</text:p>
          </table:table-cell>
          <table:table-cell table:style-name="ce33" table:formula="of:=[.F4]*35/[.$F$7]" office:value-type="float" office:value="10926.5625" calcext:value-type="float">
            <text:p>10.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45" calcext:value-type="float">
            <text:p>45,0</text:p>
          </table:table-cell>
          <table:table-cell table:style-name="ce17" office:value-type="float" office:value="32.5" calcext:value-type="float">
            <text:p>32,500</text:p>
          </table:table-cell>
          <table:table-cell table:style-name="ce22" office:value-type="float" office:value="7050" calcext:value-type="float">
            <text:p>7.050</text:p>
          </table:table-cell>
          <table:table-cell table:style-name="ce22" office:value-type="float" office:value="7650" calcext:value-type="float">
            <text:p>7.650</text:p>
          </table:table-cell>
          <table:table-cell table:style-name="ce22" office:value-type="float" office:value="270" calcext:value-type="float">
            <text:p>270</text:p>
          </table:table-cell>
          <table:table-cell table:style-name="ce33" table:formula="of:=[.F5]*35/[.$F$7]" office:value-type="float" office:value="9843.75" calcext:value-type="float">
            <text:p>9.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table:formula="of:=ROUND(([.B19]-[.B12])/[.A19])" office:value-type="float" office:value="327" calcext:value-type="float">
            <text:p>327</text:p>
          </table:table-cell>
          <table:table-cell table:style-name="Default" table:number-columns-repeated="2"/>
          <table:table-cell table:style-name="ce11" table:formula="of:=ROUND(([.E4]-[.D4])/[.A18];0)" office:value-type="float" office:value="1" calcext:value-type="float">
            <text:p>1</text:p>
          </table:table-cell>
          <table:table-cell table:style-name="ce29" office:value-type="string" calcext:value-type="string">
            <text:p>n_c min(?)</text:p>
          </table:table-cell>
          <table:table-cell table:style-name="ce34" office:value-type="string" calcext:value-type="string">
            <text:p>n_mc min: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style-name="Default"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5" office:value-type="percentage" office:value="0.884" calcext:value-type="percentage">
            <text:p>88,4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70 POWER 124 130 120 111" calcext:value-type="string">
            <text:p>SPEED 70 POWER 124 130 120 1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6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]/5814*45" office:value-type="float" office:value="0" calcext:value-type="float">
            <text:p>0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office:value-type="float" office:value="0" calcext:value-type="float">
            <text:p>0</text:p>
          </table:table-cell>
          <table:table-cell table:formula="of:=ROUND([.D11]*16)"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2171" calcext:value-type="float">
            <text:p>2171</text:p>
          </table:table-cell>
          <table:table-cell table:formula="of:=[.B12]/5814*45" office:value-type="float" office:value="16.8034055727554" calcext:value-type="float">
            <text:p>17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table:style-name="ce21" table:formula="of:=[.D4]" office:value-type="float" office:value="9165" calcext:value-type="float">
            <text:p>9.165</text:p>
          </table:table-cell>
          <table:table-cell table:formula="of:=ROUND([.D12]*16)" office:value-type="float" office:value="645" calcext:value-type="float">
            <text:p>645</text:p>
          </table:table-cell>
          <table:table-cell table:style-name="ce21" table:formula="of:=[.E12]/[.G$7]" office:value-type="float" office:value="10367.6470588235" calcext:value-type="float">
            <text:p>10.3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+[.$B$6]*[.A13]" office:value-type="float" office:value="2498" calcext:value-type="float">
            <text:p>2498</text:p>
          </table:table-cell>
          <table:table-cell table:formula="of:=[.B13]/5814*45" office:value-type="float" office:value="19.3343653250774" calcext:value-type="float">
            <text:p>19</text:p>
          </table:table-cell>
          <table:table-cell table:formula="of:=[.E13]/[.B13]*[.$B$7]" office:value-type="float" office:value="35.0395726592549" calcext:value-type="float">
            <text:p>35,0</text:p>
          </table:table-cell>
          <table:table-cell table:formula="of:=[.E$12]+[.E$6]*[.A13]" office:value-type="float" office:value="9166" calcext:value-type="float">
            <text:p>9.166</text:p>
          </table:table-cell>
          <table:table-cell table:formula="of:=ROUND([.D13]*16)" office:value-type="float" office:value="561" calcext:value-type="float">
            <text:p>561</text:p>
          </table:table-cell>
          <table:table-cell table:formula="of:=[.E13]/[.G$7]" office:value-type="float" office:value="10368.778280543" calcext:value-type="float">
            <text:p>10.3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2]+[.$B$6]*[.A14]" office:value-type="float" office:value="2825" calcext:value-type="float">
            <text:p>2825</text:p>
          </table:table-cell>
          <table:table-cell table:formula="of:=[.B14]/5814*45" office:value-type="float" office:value="21.8653250773994" calcext:value-type="float">
            <text:p>22</text:p>
          </table:table-cell>
          <table:table-cell table:formula="of:=[.E14]/[.B14]*[.$B$7]" office:value-type="float" office:value="30.9870448847449" calcext:value-type="float">
            <text:p>31,0</text:p>
          </table:table-cell>
          <table:table-cell table:formula="of:=[.E$12]+[.E$6]*[.A14]" office:value-type="float" office:value="9167" calcext:value-type="float">
            <text:p>9.167</text:p>
          </table:table-cell>
          <table:table-cell table:formula="of:=ROUND([.D14]*16)" office:value-type="float" office:value="496" calcext:value-type="float">
            <text:p>496</text:p>
          </table:table-cell>
          <table:table-cell table:formula="of:=[.E14]/[.G$7]" office:value-type="float" office:value="10369.9095022624" calcext:value-type="float">
            <text:p>10.37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2]+[.$B$6]*[.A15]" office:value-type="float" office:value="3152" calcext:value-type="float">
            <text:p>3152</text:p>
          </table:table-cell>
          <table:table-cell table:formula="of:=[.B15]/5814*45" office:value-type="float" office:value="24.3962848297214" calcext:value-type="float">
            <text:p>24</text:p>
          </table:table-cell>
          <table:table-cell table:formula="of:=[.E15]/[.B15]*[.$B$7]" office:value-type="float" office:value="27.7753651954282" calcext:value-type="float">
            <text:p>27,8</text:p>
          </table:table-cell>
          <table:table-cell table:formula="of:=[.E$12]+[.E$6]*[.A15]" office:value-type="float" office:value="9168" calcext:value-type="float">
            <text:p>9.168</text:p>
          </table:table-cell>
          <table:table-cell table:formula="of:=ROUND([.D15]*16)" office:value-type="float" office:value="444" calcext:value-type="float">
            <text:p>444</text:p>
          </table:table-cell>
          <table:table-cell table:formula="of:=[.E15]/[.G$7]" office:value-type="float" office:value="10371.0407239819" calcext:value-type="float">
            <text:p>10.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2]+[.$B$6]*[.A16]" office:value-type="float" office:value="3806" calcext:value-type="float">
            <text:p>3806</text:p>
          </table:table-cell>
          <table:table-cell table:formula="of:=[.B16]/5814*45" office:value-type="float" office:value="29.4582043343653" calcext:value-type="float">
            <text:p>29</text:p>
          </table:table-cell>
          <table:table-cell table:formula="of:=[.E16]/[.B16]*[.$B$7]" office:value-type="float" office:value="23.007632603563" calcext:value-type="float">
            <text:p>23,0</text:p>
          </table:table-cell>
          <table:table-cell table:formula="of:=[.E$12]+[.E$6]*[.A16]" office:value-type="float" office:value="9170" calcext:value-type="float">
            <text:p>9.170</text:p>
          </table:table-cell>
          <table:table-cell table:formula="of:=ROUND([.D16]*16)" office:value-type="float" office:value="368" calcext:value-type="float">
            <text:p>368</text:p>
          </table:table-cell>
          <table:table-cell table:formula="of:=[.E16]/[.G$7]" office:value-type="float" office:value="10373.3031674208" calcext:value-type="float">
            <text:p>10.3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2]+[.$B$6]*[.A17]" office:value-type="float" office:value="4787" calcext:value-type="float">
            <text:p>4787</text:p>
          </table:table-cell>
          <table:table-cell table:formula="of:=[.B17]/5814*45" office:value-type="float" office:value="37.0510835913313" calcext:value-type="float">
            <text:p>37</text:p>
          </table:table-cell>
          <table:table-cell table:formula="of:=[.E17]/[.B17]*[.$B$7]" office:value-type="float" office:value="18.2986625399869" calcext:value-type="float">
            <text:p>18,3</text:p>
          </table:table-cell>
          <table:table-cell table:formula="of:=[.E$12]+[.E$6]*[.A17]" office:value-type="float" office:value="9173" calcext:value-type="float">
            <text:p>9.173</text:p>
          </table:table-cell>
          <table:table-cell table:formula="of:=ROUND([.D17]*16)" office:value-type="float" office:value="293" calcext:value-type="float">
            <text:p>293</text:p>
          </table:table-cell>
          <table:table-cell table:formula="of:=[.E17]/[.G$7]" office:value-type="float" office:value="10376.6968325792" calcext:value-type="float">
            <text:p>10.37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2]+[.$B$6]*[.A18]" office:value-type="float" office:value="6422" calcext:value-type="float">
            <text:p>6422</text:p>
          </table:table-cell>
          <table:table-cell table:formula="of:=[.B18]/5814*45" office:value-type="float" office:value="49.7058823529412" calcext:value-type="float">
            <text:p>50</text:p>
          </table:table-cell>
          <table:table-cell table:formula="of:=[.E18]/[.B18]*[.$B$7]" office:value-type="float" office:value="13.6503492144217" calcext:value-type="float">
            <text:p>13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8]*16)" office:value-type="float" office:value="218" calcext:value-type="float">
            <text:p>218</text:p>
          </table:table-cell>
          <table:table-cell table:style-name="ce27" table:formula="of:=[.E18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044" calcext:value-type="float">
            <text:p>9044</text:p>
          </table:table-cell>
          <table:table-cell table:formula="of:=[.B19]/5814*45" office:value-type="float" office:value="70" calcext:value-type="float">
            <text:p>70</text:p>
          </table:table-cell>
          <table:table-cell table:formula="of:=[.E19]/[.B19]*[.$B$7]" office:value-type="float" office:value="9.69289503040867" calcext:value-type="float">
            <text:p>9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9]*16)" office:value-type="float" office:value="155" calcext:value-type="float">
            <text:p>155</text:p>
          </table:table-cell>
          <table:table-cell table:style-name="ce27" table:formula="of:=[.E19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Auto power ref:</text:p>
          </table:table-cell>
          <table:table-cell table:style-name="ce99" table:formula="of:=ROUNDUP(MAX([.G12:.G19]);-2)/100+1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6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[.B25]/5814*45" office:value-type="float" office:value="0" calcext:value-type="float">
            <text:p>0</text:p>
          </table:table-cell>
          <table:table-cell table:formula="of:=[.F25]/16" office:value-type="float" office:value="32.5" calcext:value-type="float">
            <text:p>32,5</text:p>
          </table:table-cell>
          <table:table-cell table:formula="of:=[.B25]*[.D25]/[.$B$7]" office:value-type="float" office:value="0" calcext:value-type="float">
            <text:p>0</text:p>
          </table:table-cell>
          <table:table-cell table:style-name="ce14" office:value-type="float" office:value="520" calcext:value-type="float">
            <text:p>5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float" office:value="2050" calcext:value-type="float">
            <text:p>2050</text:p>
          </table:table-cell>
          <table:table-cell table:formula="of:=[.B26]/5814*45" office:value-type="float" office:value="15.8668730650155" calcext:value-type="float">
            <text:p>16</text:p>
          </table:table-cell>
          <table:table-cell table:formula="of:=[.F26]/16" office:value-type="float" office:value="32.5" calcext:value-type="float">
            <text:p>32,5</text:p>
          </table:table-cell>
          <table:table-cell table:formula="of:=[.B26]*[.D26]/[.$B$7]" office:value-type="float" office:value="6976.95368484733" calcext:value-type="float">
            <text:p>6.977</text:p>
          </table:table-cell>
          <table:table-cell table:style-name="ce14" office:value-type="float" office:value="520" calcext:value-type="float">
            <text:p>520</text:p>
          </table:table-cell>
          <table:table-cell table:formula="of:=[.E26]/[.G$7]" office:value-type="float" office:value="7892.48154394495" calcext:value-type="float">
            <text:p>7.89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2500" calcext:value-type="float">
            <text:p>2500</text:p>
          </table:table-cell>
          <table:table-cell table:formula="of:=[.B27]/5814*45" office:value-type="float" office:value="19.3498452012384" calcext:value-type="float">
            <text:p>19</text:p>
          </table:table-cell>
          <table:table-cell table:formula="of:=[.F27]/16" office:value-type="float" office:value="27.3125" calcext:value-type="float">
            <text:p>27,3</text:p>
          </table:table-cell>
          <table:table-cell table:formula="of:=[.B27]*[.D27]/[.$B$7]" office:value-type="float" office:value="7150.39577926427" calcext:value-type="float">
            <text:p>7.150</text:p>
          </table:table-cell>
          <table:table-cell table:style-name="ce14" office:value-type="float" office:value="437" calcext:value-type="float">
            <text:p>437</text:p>
          </table:table-cell>
          <table:table-cell table:formula="of:=[.E27]/[.G$7]" office:value-type="float" office:value="8088.6830082175" calcext:value-type="float">
            <text:p>8.08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formula="of:=[.B28]/5814*45" office:value-type="float" office:value="23.2198142414861" calcext:value-type="float">
            <text:p>23</text:p>
          </table:table-cell>
          <table:table-cell table:formula="of:=[.F28]/16" office:value-type="float" office:value="22.6875" calcext:value-type="float">
            <text:p>22,7</text:p>
          </table:table-cell>
          <table:table-cell table:formula="of:=[.B28]*[.D28]/[.$B$7]" office:value-type="float" office:value="7127.48833283184" calcext:value-type="float">
            <text:p>7.127</text:p>
          </table:table-cell>
          <table:table-cell table:style-name="ce14" office:value-type="float" office:value="363" calcext:value-type="float">
            <text:p>363</text:p>
          </table:table-cell>
          <table:table-cell table:formula="of:=[.E28]/[.G$7]" office:value-type="float" office:value="8062.76960727584" calcext:value-type="float">
            <text:p>8.063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formula="of:=[.B29]/5814*45" office:value-type="float" office:value="27.0897832817337" calcext:value-type="float">
            <text:p>27</text:p>
          </table:table-cell>
          <table:table-cell table:formula="of:=[.F29]/16" office:value-type="float" office:value="19.625" calcext:value-type="float">
            <text:p>19,6</text:p>
          </table:table-cell>
          <table:table-cell table:formula="of:=[.B29]*[.D29]/[.$B$7]" office:value-type="float" office:value="7192.93817978163" calcext:value-type="float">
            <text:p>7.193</text:p>
          </table:table-cell>
          <table:table-cell table:style-name="ce14" office:value-type="float" office:value="314" calcext:value-type="float">
            <text:p>314</text:p>
          </table:table-cell>
          <table:table-cell table:formula="of:=[.E29]/[.G$7]" office:value-type="float" office:value="8136.80789568058" calcext:value-type="float">
            <text:p>8.137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formula="of:=[.B30]/5814*45" office:value-type="float" office:value="30.9597523219814" calcext:value-type="float">
            <text:p>31</text:p>
          </table:table-cell>
          <table:table-cell table:formula="of:=[.F30]/16" office:value-type="float" office:value="17.4375" calcext:value-type="float">
            <text:p>17,4</text:p>
          </table:table-cell>
          <table:table-cell table:formula="of:=[.B30]*[.D30]/[.$B$7]" office:value-type="float" office:value="7304.20291959627" calcext:value-type="float">
            <text:p>7.304</text:p>
          </table:table-cell>
          <table:table-cell table:style-name="ce14" office:value-type="float" office:value="279" calcext:value-type="float">
            <text:p>279</text:p>
          </table:table-cell>
          <table:table-cell table:formula="of:=[.E30]/[.G$7]" office:value-type="float" office:value="8262.67298596863" calcext:value-type="float">
            <text:p>8.26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formula="of:=[.B31]/5814*45" office:value-type="float" office:value="34.8297213622291" calcext:value-type="float">
            <text:p>35</text:p>
          </table:table-cell>
          <table:table-cell table:formula="of:=[.F31]/16" office:value-type="float" office:value="15.4375" calcext:value-type="float">
            <text:p>15,4</text:p>
          </table:table-cell>
          <table:table-cell table:formula="of:=[.B31]*[.D31]/[.$B$7]" office:value-type="float" office:value="7274.75048846886" calcext:value-type="float">
            <text:p>7.275</text:p>
          </table:table-cell>
          <table:table-cell table:style-name="ce14" office:value-type="float" office:value="247" calcext:value-type="float">
            <text:p>247</text:p>
          </table:table-cell>
          <table:table-cell table:formula="of:=[.E31]/[.G$7]" office:value-type="float" office:value="8229.3557561865" calcext:value-type="float">
            <text:p>8.229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formula="of:=[.B32]/5814*45" office:value-type="float" office:value="38.6996904024768" calcext:value-type="float">
            <text:p>39</text:p>
          </table:table-cell>
          <table:table-cell table:formula="of:=[.F32]/16" office:value-type="float" office:value="14.125" calcext:value-type="float">
            <text:p>14,1</text:p>
          </table:table-cell>
          <table:table-cell table:formula="of:=[.B32]*[.D32]/[.$B$7]" office:value-type="float" office:value="7395.83270532597" calcext:value-type="float">
            <text:p>7.396</text:p>
          </table:table-cell>
          <table:table-cell table:style-name="ce14" office:value-type="float" office:value="226" calcext:value-type="float">
            <text:p>226</text:p>
          </table:table-cell>
          <table:table-cell table:formula="of:=[.E32]/[.G$7]" office:value-type="float" office:value="8366.32658973526" calcext:value-type="float">
            <text:p>8.36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6000" calcext:value-type="float">
            <text:p>6000</text:p>
          </table:table-cell>
          <table:table-cell table:formula="of:=[.B33]/5814*45" office:value-type="float" office:value="46.4396284829721" calcext:value-type="float">
            <text:p>46</text:p>
          </table:table-cell>
          <table:table-cell table:formula="of:=[.F33]/16" office:value-type="float" office:value="12.1875" calcext:value-type="float">
            <text:p>12,2</text:p>
          </table:table-cell>
          <table:table-cell table:formula="of:=[.B33]*[.D33]/[.$B$7]" office:value-type="float" office:value="7657.63209312512" calcext:value-type="float">
            <text:p>7.658</text:p>
          </table:table-cell>
          <table:table-cell table:style-name="ce14" office:value-type="float" office:value="195" calcext:value-type="float">
            <text:p>195</text:p>
          </table:table-cell>
          <table:table-cell table:formula="of:=[.E33]/[.G$7]" office:value-type="float" office:value="8662.47974335421" calcext:value-type="float">
            <text:p>8.66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currency-style style:name="N198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8P0"/>
    </number:currency-style>
    <number:currency-style style:name="N20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20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00P0"/>
    </number:currency-style>
    <number:number-style style:name="N201">
      <number:number number:decimal-places="1" loext:min-decimal-places="1" number:min-integer-digits="1" number:grouping="true"/>
    </number:number-style>
    <number:percentage-style style:name="N202">
      <number:number number:decimal-places="4" loext:min-decimal-places="4" number:min-integer-digits="1"/>
      <number:text>%</number:text>
    </number:percentage-style>
    <number:number-style style:name="N203">
      <number:number number:decimal-places="16" loext:min-decimal-places="16" number:min-integer-digits="1"/>
    </number:number-style>
    <number:number-style style:name="N204">
      <number:number number:decimal-places="17" loext:min-decimal-places="17" number:min-integer-digits="1"/>
    </number:number-style>
    <number:number-style style:name="N205">
      <number:number number:decimal-places="18" loext:min-decimal-places="18" number:min-integer-digits="1"/>
    </number:number-style>
    <number:number-style style:name="N206">
      <number:number number:decimal-places="19" loext:min-decimal-places="19" number:min-integer-digits="1"/>
    </number:number-style>
    <number:number-style style:name="N207">
      <number:number number:decimal-places="3" loext:min-decimal-places="3" number:min-integer-digits="1" number:grouping="true"/>
    </number:number-style>
    <number:number-style style:name="N208">
      <number:number number:decimal-places="4" loext:min-decimal-places="4" number:min-integer-digits="1" number:grouping="true"/>
    </number:number-style>
    <number:number-style style:name="N209">
      <number:number number:decimal-places="5" loext:min-decimal-places="5" number:min-integer-digits="1" number:grouping="true"/>
    </number:number-style>
    <number:number-style style:name="N210">
      <number:number number:decimal-places="20" loext:min-decimal-places="20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28P2" style:volatile="true" number:language="de" number:country="DE">
      <number:text> - €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29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29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3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de" number:country="DE">
      <number:minutes number:style="long"/>
      <number:text>:</number:text>
      <number:seconds number:style="long"/>
    </number:time-style>
    <number:time-style style:name="N1013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de" number:country="DE">
      <number:minutes number:style="long"/>
      <number:text>:</number:text>
      <number:seconds number:style="long" number:decimal-places="1"/>
    </number:time-style>
    <number:number-style style:name="N1013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7mm" fo:page-height="210.01mm" style:num-format="1" style:print-orientation="landscape" fo:margin-left="8.48mm" fo:margin-right="4.5mm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 style:data-style-name="N2" text:time-value="15:07:38.4211302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6-04-15T16:31:26.636597103</dc:date>
    <meta:editing-duration>P25DT4H25M42S</meta:editing-duration>
    <meta:editing-cycles>307</meta:editing-cycles>
    <meta:generator>LibreOffice/5.0.4.2$Linux_X86_64 LibreOffice_project/00m0$Build-2</meta:generator>
    <dc:creator>Michael Balzer</dc:creator>
    <meta:printed-by>Michael Balzer</meta:printed-by>
    <meta:print-date>2014-07-31T11:22:42</meta:print-date>
    <meta:document-statistic meta:table-count="6" meta:cell-count="19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8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1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88">
      <style:chart-properties chart:display-label="true" chart:logarithmic="false" chart:minimum="0" chart:maximum="135" chart:origin="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display-label="true" chart:logarithmic="false" chart:minimum="0" chart:maximum="27000" chart:interval-major="2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88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188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89cm" svg:height="13.912cm" xlink:href=".." xlink:type="simple" chart:class="chart:scatter" chart:style-name="ch1">
        <chart:title svg:x="8.026cm" svg:y="0.414cm" chart:style-name="ch2">
          <text:p>Torque &amp; Power</text:p>
        </chart:title>
        <chart:legend svg:x="5.696cm" svg:y="1.697cm" style:legend-expansion="custom" chartooo:width="10.748cm" chartooo:height="1.096cm" style:legend-expansion-aspect-ratio="9.80656934306569" chart:style-name="ch3"/>
        <chart:plot-area chart:style-name="ch4" table:cell-range-address="Powermap_80.C25:Powermap_80.E33 Powermap_80.A23:Powermap_80.A23 Powermap_80.E24:Powermap_80.E24 Powermap_80.A9:Powermap_80.A9 Powermap_80.D11:Powermap_80.E19 Powermap_80.E10:Powermap_80.E10" chart:data-source-has-labels="row" svg:x="1.396cm" svg:y="1.471cm" svg:width="16.562cm" svg:height="11.182cm">
          <chartooo:coordinate-region svg:x="2.308cm" svg:y="1.471cm" svg:width="14.18cm" svg:height="10.535cm"/>
          <chart:axis chart:dimension="x" chart:name="primary-x" chart:style-name="ch5">
            <chart:title svg:x="8.733cm" svg:y="12.931cm" chart:style-name="ch6">
              <text:p>Speed (kph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9cm" chart:style-name="ch10">
              <text:p>Torque (Nm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>
            <chart:title svg:x="18.343cm" svg:y="7.873cm" chart:style-name="ch10">
              <text:p>Power (W)</text:p>
            </chart:title>
          </chart:axis>
          <chart:series chart:attached-axis="primary-y" chart:style-name="ch12" chart:values-cell-range-address="Powermap_80.D25:Powermap_80.D33" chart:label-cell-address="Powermap_80.A23:Powermap_80.A23" chart:class="chart:scatter">
            <chart:domain table:cell-range-address="Powermap_80.C25:Powermap_80.C33"/>
            <chart:data-point chart:repeated="9"/>
          </chart:series>
          <chart:series chart:attached-axis="secondary-y" chart:style-name="ch13" chart:values-cell-range-address="Powermap_80.E25:Powermap_80.E33" chart:label-cell-address="Powermap_80.E24:Powermap_80.E24" chart:class="chart:scatter">
            <chart:data-point chart:repeated="9"/>
          </chart:series>
          <chart:series chart:attached-axis="primary-y" chart:style-name="ch14" chart:values-cell-range-address="Powermap_80.D11:Powermap_80.D19" chart:label-cell-address="Powermap_80.A9:Powermap_80.A9" chart:class="chart:scatter">
            <chart:domain table:cell-range-address="Powermap_80.C11:Powermap_80.C19"/>
            <chart:data-point chart:repeated="9"/>
          </chart:series>
          <chart:series chart:attached-axis="secondary-y" chart:style-name="ch15" chart:values-cell-range-address="Powermap_80.E11:Powermap_80.E19" chart:label-cell-address="Powermap_80.E10:Powermap_80.E10" chart:class="chart:scatter">
            <chart:domain table:cell-range-address="Powermap_80.C11:Powermap_80.C19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80.A23:Powermap_80.A23</svg:desc>
                </draw:g>
              </table:table-cell>
              <table:table-cell office:value-type="string">
                <text:p>Power</text:p>
                <draw:g>
                  <svg:desc>Powermap_80.E24:Powermap_80.E24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110 POWER 160 127 119 107</text:p>
                <draw:g>
                  <svg:desc>Powermap_80.A9:Powermap_80.A9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Power</text:p>
                <draw:g>
                  <svg:desc>Powermap_80.E10:Power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C25:Powermap_80.C33</svg:desc>
                </draw:g>
              </table:table-cell>
              <table:table-cell office:value-type="float" office:value="55">
                <text:p>55</text:p>
                <draw:g>
                  <svg:desc>Powermap_80.D25:Powermap_80.D33</svg:desc>
                </draw:g>
              </table:table-cell>
              <table:table-cell office:value-type="float" office:value="0">
                <text:p>0</text:p>
                <draw:g>
                  <svg:desc>Powermap_80.E25:Powermap_80.E33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88">
                <text:p>88</text:p>
                <draw:g>
                  <svg:desc>Powermap_80.D11:Powermap_80.D19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0">
                <text:p>0</text:p>
                <draw:g>
                  <svg:desc>Powermap_80.E11:Powermap_80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88">
                <text:p>88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71.2679712378219">
                <text:p>71.2679712378219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59.8616306223682">
                <text:p>59.861630622368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51.6026910150209">
                <text:p>51.6026910150209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40.4430616961415">
                <text:p>40.4430616961415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30.5371030128162">
                <text:p>30.5371030128162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21.6831965621455">
                <text:p>21.6831965621455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15470">
                <text:p>15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110">
                <text:p>110</text:p>
              </table:table-cell>
              <table:table-cell office:value-type="float" office:value="14.8190714159646">
                <text:p>14.8190714159646</text:p>
              </table:table-cell>
              <table:table-cell office:value-type="float" office:value="110">
                <text:p>110</text:p>
              </table:table-cell>
              <table:table-cell office:value-type="float" office:value="15470">
                <text:p>15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20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1">
      <style:chart-properties chart:display-label="true" chart:logarithmic="false" chart:minimum="0" chart:maximum="55" chart:origin="0" chart:interval-maj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1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1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.A11:Recupmap_80.A48 Recupmap_80.G10:Recupmap_80.H48 Recupmap_80.D10:Recupmap_80.E48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.G11:Recupmap_80.G48" chart:label-cell-address="Recupmap_80.G10:Recupmap_80.G10" chart:class="chart:scatter">
            <chart:domain table:cell-range-address="Recupmap_80.A11:Recupmap_80.A48"/>
            <chart:data-point chart:repeated="38"/>
          </chart:series>
          <chart:series chart:attached-axis="primary-y" chart:style-name="ch10" chart:values-cell-range-address="Recupmap_80.D11:Recupmap_80.D48" chart:label-cell-address="Recupmap_80.D10:Recupmap_80.D10" chart:class="chart:scatter">
            <chart:data-point chart:repeated="38"/>
          </chart:series>
          <chart:series chart:attached-axis="secondary-y" chart:style-name="ch11" chart:values-cell-range-address="Recupmap_80.H11:Recupmap_80.H48" chart:label-cell-address="Recupmap_80.H10:Recupmap_80.H10" chart:class="chart:scatter">
            <chart:data-point chart:repeated="38"/>
          </chart:series>
          <chart:series chart:attached-axis="secondary-y" chart:style-name="ch12" chart:values-cell-range-address="Recupmap_80.E11:Recupmap_80.E48" chart:label-cell-address="Recupmap_80.E10:Recupmap_80.E10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.G10:Recupmap_80.G10</svg:desc>
                </draw:g>
              </table:table-cell>
              <table:table-cell office:value-type="string">
                <text:p>Ntr_Trq</text:p>
                <draw:g>
                  <svg:desc>Recupmap_80.D10:Recupmap_80.D10</svg:desc>
                </draw:g>
              </table:table-cell>
              <table:table-cell office:value-type="string">
                <text:p>Brk_Pwr</text:p>
                <draw:g>
                  <svg:desc>Recupmap_80.H10:Recupmap_80.H10</svg:desc>
                </draw:g>
              </table:table-cell>
              <table:table-cell office:value-type="string">
                <text:p>Ntr_Pwr</text:p>
                <draw:g>
                  <svg:desc>Recupmap_80.E10:Recup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.A11:Recupmap_80.A48</svg:desc>
                </draw:g>
              </table:table-cell>
              <table:table-cell office:value-type="float" office:value="41.8">
                <text:p>41.8</text:p>
                <draw:g>
                  <svg:desc>Recupmap_80.G11:Recupmap_80.G48</svg:desc>
                </draw:g>
              </table:table-cell>
              <table:table-cell office:value-type="float" office:value="18.656">
                <text:p>18.656</text:p>
                <draw:g>
                  <svg:desc>Recupmap_80.D11:Recupmap_80.D48</svg:desc>
                </draw:g>
              </table:table-cell>
              <table:table-cell office:value-type="float" office:value="0">
                <text:p>0</text:p>
                <draw:g>
                  <svg:desc>Recupmap_80.H11:Recupmap_80.H48</svg:desc>
                </draw:g>
              </table:table-cell>
              <table:table-cell office:value-type="float" office:value="0">
                <text:p>0</text:p>
                <draw:g>
                  <svg:desc>Recupmap_80.E11:Recupmap_80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.8">
                <text:p>41.8</text:p>
              </table:table-cell>
              <table:table-cell office:value-type="float" office:value="18.656">
                <text:p>18.656</text:p>
              </table:table-cell>
              <table:table-cell office:value-type="float" office:value="1190.07456708798">
                <text:p>1190.07456708798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1.30676">
                <text:p>41.30676</text:p>
              </table:table-cell>
              <table:table-cell office:value-type="float" office:value="18.656">
                <text:p>18.656</text:p>
              </table:table-cell>
              <table:table-cell office:value-type="float" office:value="2352.06337439269">
                <text:p>2352.06337439269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9.82704">
                <text:p>39.82704</text:p>
              </table:table-cell>
              <table:table-cell office:value-type="float" office:value="18.656">
                <text:p>18.656</text:p>
              </table:table-cell>
              <table:table-cell office:value-type="float" office:value="3401.70914256429">
                <text:p>3401.70914256429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8.34732">
                <text:p>38.34732</text:p>
              </table:table-cell>
              <table:table-cell office:value-type="float" office:value="18.656">
                <text:p>18.656</text:p>
              </table:table-cell>
              <table:table-cell office:value-type="float" office:value="4367.09763138606">
                <text:p>4367.09763138606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6.8676">
                <text:p>36.8676</text:p>
              </table:table-cell>
              <table:table-cell office:value-type="float" office:value="18.656">
                <text:p>18.656</text:p>
              </table:table-cell>
              <table:table-cell office:value-type="float" office:value="5248.22884085801">
                <text:p>5248.22884085801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38788">
                <text:p>35.38788</text:p>
              </table:table-cell>
              <table:table-cell office:value-type="float" office:value="18.656">
                <text:p>18.656</text:p>
              </table:table-cell>
              <table:table-cell office:value-type="float" office:value="6045.10277098012">
                <text:p>6045.10277098012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3.90816">
                <text:p>33.90816</text:p>
              </table:table-cell>
              <table:table-cell office:value-type="float" office:value="18.656">
                <text:p>18.656</text:p>
              </table:table-cell>
              <table:table-cell office:value-type="float" office:value="6757.71942175241">
                <text:p>6757.71942175241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2.42844">
                <text:p>32.42844</text:p>
              </table:table-cell>
              <table:table-cell office:value-type="float" office:value="18.656">
                <text:p>18.656</text:p>
              </table:table-cell>
              <table:table-cell office:value-type="float" office:value="7386.07879317486">
                <text:p>7386.07879317486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0.94872">
                <text:p>30.94872</text:p>
              </table:table-cell>
              <table:table-cell office:value-type="float" office:value="18.656">
                <text:p>18.656</text:p>
              </table:table-cell>
              <table:table-cell office:value-type="float" office:value="7930.18088524749">
                <text:p>7930.18088524749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.469">
                <text:p>29.469</text:p>
              </table:table-cell>
              <table:table-cell office:value-type="float" office:value="18.656">
                <text:p>18.656</text:p>
              </table:table-cell>
              <table:table-cell office:value-type="float" office:value="8390.02569797028">
                <text:p>8390.02569797028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7.98928">
                <text:p>27.98928</text:p>
              </table:table-cell>
              <table:table-cell office:value-type="float" office:value="18.656">
                <text:p>18.656</text:p>
              </table:table-cell>
              <table:table-cell office:value-type="float" office:value="8765.61323134325">
                <text:p>8765.61323134325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6.50956">
                <text:p>26.50956</text:p>
              </table:table-cell>
              <table:table-cell office:value-type="float" office:value="18.656">
                <text:p>18.656</text:p>
              </table:table-cell>
              <table:table-cell office:value-type="float" office:value="9056.94348536639">
                <text:p>9056.94348536639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5.02984">
                <text:p>25.02984</text:p>
              </table:table-cell>
              <table:table-cell office:value-type="float" office:value="18.656">
                <text:p>18.656</text:p>
              </table:table-cell>
              <table:table-cell office:value-type="float" office:value="9264.0164600397">
                <text:p>9264.0164600397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3.55012">
                <text:p>23.55012</text:p>
              </table:table-cell>
              <table:table-cell office:value-type="float" office:value="18.656">
                <text:p>18.656</text:p>
              </table:table-cell>
              <table:table-cell office:value-type="float" office:value="9386.83215536318">
                <text:p>9386.83215536318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2.0704">
                <text:p>22.0704</text:p>
              </table:table-cell>
              <table:table-cell office:value-type="float" office:value="18.656">
                <text:p>18.656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7967.2360491364">
                <text:p>7967.2360491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20.59068">
                <text:p>20.59068</text:p>
              </table:table-cell>
              <table:table-cell office:value-type="float" office:value="17.81648">
                <text:p>17.81648</text:p>
              </table:table-cell>
              <table:table-cell office:value-type="float" office:value="9379.69170796065">
                <text:p>9379.69170796065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9.11096">
                <text:p>19.11096</text:p>
              </table:table-cell>
              <table:table-cell office:value-type="float" office:value="16.97696">
                <text:p>16.97696</text:p>
              </table:table-cell>
              <table:table-cell office:value-type="float" office:value="9249.73556523464">
                <text:p>9249.73556523464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7.63124">
                <text:p>17.63124</text:p>
              </table:table-cell>
              <table:table-cell office:value-type="float" office:value="16.13744">
                <text:p>16.13744</text:p>
              </table:table-cell>
              <table:table-cell office:value-type="float" office:value="9035.52214315881">
                <text:p>9035.52214315881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6.7498571428572">
                <text:p>16.7498571428572</text:p>
              </table:table-cell>
              <table:table-cell office:value-type="float" office:value="15.29792">
                <text:p>15.29792</text:p>
              </table:table-cell>
              <table:table-cell office:value-type="float" office:value="9060.71772185059">
                <text:p>9060.71772185059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6.1676428571428">
                <text:p>16.1676428571428</text:p>
              </table:table-cell>
              <table:table-cell office:value-type="float" office:value="14.4584">
                <text:p>14.4584</text:p>
              </table:table-cell>
              <table:table-cell office:value-type="float" office:value="9206.07682968775">
                <text:p>9206.07682968775</text:p>
              </table:table-cell>
              <table:table-cell office:value-type="float" office:value="8232.81058410761">
                <text:p>8232.81058410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5.5854285714286">
                <text:p>15.5854285714286</text:p>
              </table:table-cell>
              <table:table-cell office:value-type="float" office:value="13.83936">
                <text:p>13.83936</text:p>
              </table:table-cell>
              <table:table-cell office:value-type="float" office:value="9318.28386029892">
                <text:p>9318.28386029892</text:p>
              </table:table-cell>
              <table:table-cell office:value-type="float" office:value="8274.33678412129">
                <text:p>8274.33678412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5.0032142857143">
                <text:p>15.0032142857143</text:p>
              </table:table-cell>
              <table:table-cell office:value-type="float" office:value="13.33056">
                <text:p>13.33056</text:p>
              </table:table-cell>
              <table:table-cell office:value-type="float" office:value="9397.33881368404">
                <text:p>9397.33881368404</text:p>
              </table:table-cell>
              <table:table-cell office:value-type="float" office:value="8349.66337949495">
                <text:p>8349.66337949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4.421">
                <text:p>14.421</text:p>
              </table:table-cell>
              <table:table-cell office:value-type="float" office:value="12.82176">
                <text:p>12.82176</text:p>
              </table:table-cell>
              <table:table-cell office:value-type="float" office:value="9443.24168984315">
                <text:p>9443.24168984315</text:p>
              </table:table-cell>
              <table:table-cell office:value-type="float" office:value="8396.01820741719">
                <text:p>8396.0182074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3.8387857142857">
                <text:p>13.8387857142857</text:p>
              </table:table-cell>
              <table:table-cell office:value-type="float" office:value="12.31296">
                <text:p>12.31296</text:p>
              </table:table-cell>
              <table:table-cell office:value-type="float" office:value="9455.99248877625">
                <text:p>9455.99248877625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3.2565714285714">
                <text:p>13.2565714285714</text:p>
              </table:table-cell>
              <table:table-cell office:value-type="float" office:value="11.80416">
                <text:p>11.80416</text:p>
              </table:table-cell>
              <table:table-cell office:value-type="float" office:value="9435.5912104833">
                <text:p>9435.5912104833</text:p>
              </table:table-cell>
              <table:table-cell office:value-type="float" office:value="8401.81256090748">
                <text:p>8401.81256090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2.6743571428572">
                <text:p>12.6743571428572</text:p>
              </table:table-cell>
              <table:table-cell office:value-type="float" office:value="11.29536">
                <text:p>11.29536</text:p>
              </table:table-cell>
              <table:table-cell office:value-type="float" office:value="9382.03785496435">
                <text:p>9382.03785496435</text:p>
              </table:table-cell>
              <table:table-cell office:value-type="float" office:value="8361.25208647551">
                <text:p>8361.25208647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2.0921428571428">
                <text:p>12.0921428571428</text:p>
              </table:table-cell>
              <table:table-cell office:value-type="float" office:value="10.78656">
                <text:p>10.78656</text:p>
              </table:table-cell>
              <table:table-cell office:value-type="float" office:value="9295.33242221935">
                <text:p>9295.33242221935</text:p>
              </table:table-cell>
              <table:table-cell office:value-type="float" office:value="8291.71984459213">
                <text:p>8291.71984459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1.5995">
                <text:p>11.5995</text:p>
              </table:table-cell>
              <table:table-cell office:value-type="float" office:value="10.35408">
                <text:p>10.35408</text:p>
              </table:table-cell>
              <table:table-cell office:value-type="float" office:value="9246.87938627363">
                <text:p>9246.87938627363</text:p>
              </table:table-cell>
              <table:table-cell office:value-type="float" office:value="8254.05654690531">
                <text:p>8254.05654690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286">
                <text:p>11.286</text:p>
              </table:table-cell>
              <table:table-cell office:value-type="float" office:value="10.07424">
                <text:p>10.07424</text:p>
              </table:table-cell>
              <table:table-cell office:value-type="float" office:value="9318.28386029891">
                <text:p>9318.28386029891</text:p>
              </table:table-cell>
              <table:table-cell office:value-type="float" office:value="8317.7944352984">
                <text:p>8317.7944352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0.9725">
                <text:p>10.9725</text:p>
              </table:table-cell>
              <table:table-cell office:value-type="float" office:value="9.7944">
                <text:p>9.7944</text:p>
              </table:table-cell>
              <table:table-cell office:value-type="float" office:value="9371.83721581787">
                <text:p>9371.8372158178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0.659">
                <text:p>10.659</text:p>
              </table:table-cell>
              <table:table-cell office:value-type="float" office:value="9.51456">
                <text:p>9.51456</text:p>
              </table:table-cell>
              <table:table-cell office:value-type="float" office:value="9407.53945283051">
                <text:p>9407.5394528305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0.3455">
                <text:p>10.3455</text:p>
              </table:table-cell>
              <table:table-cell office:value-type="float" office:value="9.23472">
                <text:p>9.23472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0.032">
                <text:p>10.032</text:p>
              </table:table-cell>
              <table:table-cell office:value-type="float" office:value="8.95488">
                <text:p>8.95488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7185">
                <text:p>9.7185</text:p>
              </table:table-cell>
              <table:table-cell office:value-type="float" office:value="8.67504">
                <text:p>8.67504</text:p>
              </table:table-cell>
              <table:table-cell office:value-type="float" office:value="9407.53945283051">
                <text:p>9407.5394528305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.405">
                <text:p>9.405</text:p>
              </table:table-cell>
              <table:table-cell office:value-type="float" office:value="8.3952">
                <text:p>8.3952</text:p>
              </table:table-cell>
              <table:table-cell office:value-type="float" office:value="9371.83721581787">
                <text:p>9371.8372158178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9.196">
                <text:p>9.196</text:p>
              </table:table-cell>
              <table:table-cell office:value-type="float" office:value="8.20864">
                <text:p>8.20864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9.196">
                <text:p>9.196</text:p>
              </table:table-cell>
              <table:table-cell office:value-type="float" office:value="8.20864">
                <text:p>8.20864</text:p>
              </table:table-cell>
              <table:table-cell office:value-type="float" office:value="9687.20697609619">
                <text:p>9687.20697609619</text:p>
              </table:table-cell>
              <table:table-cell office:value-type="float" office:value="8647.1068586627">
                <text:p>8647.1068586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8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7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8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8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8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083cm" svg:y="0.185cm" style:legend-expansion="wide" chart:style-name="ch2"/>
        <chart:plot-area chart:style-name="ch3" table:cell-range-address="Powermap_45.C25:Powermap_45.D33 Powermap_45.A23:Powermap_45.A23 Powermap_45.A9:Powermap_45.A9 Powermap_45.D11:Powermap_45.D19" chart:data-source-has-labels="row" svg:x="0.385cm" svg:y="1.03cm" svg:width="18.519cm" svg:height="11.094cm">
          <chartooo:coordinate-region svg:x="1.297cm" svg:y="1.229cm" svg:width="17.42cm" svg:height="10.248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5:Powermap_45.D33" chart:label-cell-address="Powermap_45.A23:Powermap_45.A23" chart:class="chart:scatter">
            <chart:domain table:cell-range-address="Powermap_45.C25:Powermap_45.C33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C11:Powermap_45.C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45.A23:Powermap_45.A2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70 POWER 124 130 120 111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C25:Powermap_45.C33</svg:desc>
                </draw:g>
              </table:table-cell>
              <table:table-cell office:value-type="float" office:value="32.5">
                <text:p>32.5</text:p>
                <draw:g>
                  <svg:desc>Powermap_45.D25:Powermap_45.D33</svg:desc>
                </draw:g>
              </table:table-cell>
              <table:table-cell office:value-type="float" office:value="0">
                <text:p>0</text:p>
                <draw:g>
                  <svg:desc>Powermap_45.C11:Powermap_45.C19</svg:desc>
                </draw:g>
              </table:table-cell>
              <table:table-cell office:value-type="float" office:value="40.3">
                <text:p>40.3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8668730650155">
                <text:p>15.8668730650155</text:p>
              </table:table-cell>
              <table:table-cell office:value-type="float" office:value="32.5">
                <text:p>32.5</text:p>
              </table:table-cell>
              <table:table-cell office:value-type="float" office:value="16.8034055727554">
                <text:p>16.803405572755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498452012384">
                <text:p>19.3498452012384</text:p>
              </table:table-cell>
              <table:table-cell office:value-type="float" office:value="27.3125">
                <text:p>27.3125</text:p>
              </table:table-cell>
              <table:table-cell office:value-type="float" office:value="19.3343653250774">
                <text:p>19.3343653250774</text:p>
              </table:table-cell>
              <table:table-cell office:value-type="float" office:value="35.0395726592549">
                <text:p>35.039572659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8142414861">
                <text:p>23.2198142414861</text:p>
              </table:table-cell>
              <table:table-cell office:value-type="float" office:value="22.6875">
                <text:p>22.6875</text:p>
              </table:table-cell>
              <table:table-cell office:value-type="float" office:value="21.8653250773994">
                <text:p>21.8653250773994</text:p>
              </table:table-cell>
              <table:table-cell office:value-type="float" office:value="30.9870448847449">
                <text:p>30.9870448847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897832817337">
                <text:p>27.0897832817337</text:p>
              </table:table-cell>
              <table:table-cell office:value-type="float" office:value="19.625">
                <text:p>19.625</text:p>
              </table:table-cell>
              <table:table-cell office:value-type="float" office:value="24.3962848297214">
                <text:p>24.3962848297214</text:p>
              </table:table-cell>
              <table:table-cell office:value-type="float" office:value="27.7753651954282">
                <text:p>27.775365195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597523219814">
                <text:p>30.9597523219814</text:p>
              </table:table-cell>
              <table:table-cell office:value-type="float" office:value="17.4375">
                <text:p>17.4375</text:p>
              </table:table-cell>
              <table:table-cell office:value-type="float" office:value="29.4582043343653">
                <text:p>29.4582043343653</text:p>
              </table:table-cell>
              <table:table-cell office:value-type="float" office:value="23.007632603563">
                <text:p>23.007632603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97213622291">
                <text:p>34.8297213622291</text:p>
              </table:table-cell>
              <table:table-cell office:value-type="float" office:value="15.4375">
                <text:p>15.4375</text:p>
              </table:table-cell>
              <table:table-cell office:value-type="float" office:value="37.0510835913313">
                <text:p>37.0510835913313</text:p>
              </table:table-cell>
              <table:table-cell office:value-type="float" office:value="18.2986625399869">
                <text:p>18.2986625399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996904024768">
                <text:p>38.6996904024768</text:p>
              </table:table-cell>
              <table:table-cell office:value-type="float" office:value="14.125">
                <text:p>14.125</text:p>
              </table:table-cell>
              <table:table-cell office:value-type="float" office:value="49.7058823529412">
                <text:p>49.7058823529412</text:p>
              </table:table-cell>
              <table:table-cell office:value-type="float" office:value="13.6503492144217">
                <text:p>13.6503492144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396284829721">
                <text:p>46.4396284829721</text:p>
              </table:table-cell>
              <table:table-cell office:value-type="float" office:value="12.1875">
                <text:p>12.1875</text:p>
              </table:table-cell>
              <table:table-cell office:value-type="float" office:value="70">
                <text:p>70</text:p>
              </table:table-cell>
              <table:table-cell office:value-type="float" office:value="9.69289503040867">
                <text:p>9.69289503040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20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1">
      <style:chart-properties chart:display-label="true" chart:logarithmic="false" chart:minimum="0" chart:maximum="55" chart:interval-maj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1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1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org.A11:Recupmap_80_org.A45 Recupmap_80_org.G10:Recupmap_80_org.H45 Recupmap_80_org.D10:Recupmap_80_org.E45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org.G11:Recupmap_80_org.G45" chart:label-cell-address="Recupmap_80_org.G10:Recupmap_80_org.G10" chart:class="chart:scatter">
            <chart:domain table:cell-range-address="Recupmap_80_org.A11:Recupmap_80_org.A45"/>
            <chart:data-point chart:repeated="35"/>
          </chart:series>
          <chart:series chart:attached-axis="primary-y" chart:style-name="ch10" chart:values-cell-range-address="Recupmap_80_org.D11:Recupmap_80_org.D45" chart:label-cell-address="Recupmap_80_org.D10:Recupmap_80_org.D10" chart:class="chart:scatter">
            <chart:data-point chart:repeated="35"/>
          </chart:series>
          <chart:series chart:attached-axis="secondary-y" chart:style-name="ch11" chart:values-cell-range-address="Recupmap_80_org.H11:Recupmap_80_org.H45" chart:label-cell-address="Recupmap_80_org.H10:Recupmap_80_org.H10" chart:class="chart:scatter">
            <chart:data-point chart:repeated="35"/>
          </chart:series>
          <chart:series chart:attached-axis="secondary-y" chart:style-name="ch12" chart:values-cell-range-address="Recupmap_80_org.E11:Recupmap_80_org.E45" chart:label-cell-address="Recupmap_80_org.E10:Recupmap_80_org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org.G10:Recupmap_80_org.G10</svg:desc>
                </draw:g>
              </table:table-cell>
              <table:table-cell office:value-type="string">
                <text:p>Ntr_Trq</text:p>
                <draw:g>
                  <svg:desc>Recupmap_80_org.D10:Recupmap_80_org.D10</svg:desc>
                </draw:g>
              </table:table-cell>
              <table:table-cell office:value-type="string">
                <text:p>Brk_Pwr</text:p>
                <draw:g>
                  <svg:desc>Recupmap_80_org.H10:Recupmap_80_org.H10</svg:desc>
                </draw:g>
              </table:table-cell>
              <table:table-cell office:value-type="string">
                <text:p>Ntr_Pwr</text:p>
                <draw:g>
                  <svg:desc>Recupmap_80_org.E10:Recupmap_80_or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org.A11:Recupmap_80_org.A45</svg:desc>
                </draw:g>
              </table:table-cell>
              <table:table-cell office:value-type="float" office:value="16.016">
                <text:p>16.016</text:p>
                <draw:g>
                  <svg:desc>Recupmap_80_org.G11:Recupmap_80_org.G45</svg:desc>
                </draw:g>
              </table:table-cell>
              <table:table-cell office:value-type="float" office:value="16.016">
                <text:p>16.016</text:p>
                <draw:g>
                  <svg:desc>Recupmap_80_org.D11:Recupmap_80_org.D45</svg:desc>
                </draw:g>
              </table:table-cell>
              <table:table-cell office:value-type="float" office:value="0">
                <text:p>0</text:p>
                <draw:g>
                  <svg:desc>Recupmap_80_org.H11:Recupmap_80_org.H45</svg:desc>
                </draw:g>
              </table:table-cell>
              <table:table-cell office:value-type="float" office:value="0">
                <text:p>0</text:p>
                <draw:g>
                  <svg:desc>Recupmap_80_org.E11:Recupmap_80_org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55.98646570529">
                <text:p>455.98646570529</text:p>
              </table:table-cell>
              <table:table-cell office:value-type="float" office:value="455.98646570529">
                <text:p>455.98646570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911.972931410581">
                <text:p>911.972931410581</text:p>
              </table:table-cell>
              <table:table-cell office:value-type="float" office:value="911.972931410581">
                <text:p>911.97293141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1367.95939711587">
                <text:p>1367.95939711587</text:p>
              </table:table-cell>
              <table:table-cell office:value-type="float" office:value="1367.95939711587">
                <text:p>1367.95939711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1823.94586282116">
                <text:p>1823.94586282116</text:p>
              </table:table-cell>
              <table:table-cell office:value-type="float" office:value="1823.94586282116">
                <text:p>1823.9458628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2279.93232852645">
                <text:p>2279.93232852645</text:p>
              </table:table-cell>
              <table:table-cell office:value-type="float" office:value="2279.93232852645">
                <text:p>2279.93232852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2735.91879423174">
                <text:p>2735.91879423174</text:p>
              </table:table-cell>
              <table:table-cell office:value-type="float" office:value="2735.91879423174">
                <text:p>2735.91879423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3191.90525993703">
                <text:p>3191.90525993703</text:p>
              </table:table-cell>
              <table:table-cell office:value-type="float" office:value="3191.90525993703">
                <text:p>3191.90525993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3647.89172564232">
                <text:p>3647.89172564232</text:p>
              </table:table-cell>
              <table:table-cell office:value-type="float" office:value="3647.89172564232">
                <text:p>3647.8917256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103.87819134761">
                <text:p>4103.87819134761</text:p>
              </table:table-cell>
              <table:table-cell office:value-type="float" office:value="4103.87819134761">
                <text:p>4103.87819134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559.8646570529">
                <text:p>4559.8646570529</text:p>
              </table:table-cell>
              <table:table-cell office:value-type="float" office:value="4559.8646570529">
                <text:p>4559.8646570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5015.8511227582">
                <text:p>5015.8511227582</text:p>
              </table:table-cell>
              <table:table-cell office:value-type="float" office:value="5015.8511227582">
                <text:p>5015.8511227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4.4144">
                <text:p>14.4144</text:p>
              </table:table-cell>
              <table:table-cell office:value-type="float" office:value="14.4144">
                <text:p>14.4144</text:p>
              </table:table-cell>
              <table:table-cell office:value-type="float" office:value="4924.65382961714">
                <text:p>4924.65382961714</text:p>
              </table:table-cell>
              <table:table-cell office:value-type="float" office:value="4924.65382961714">
                <text:p>4924.65382961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2.8128">
                <text:p>12.8128</text:p>
              </table:table-cell>
              <table:table-cell office:value-type="float" office:value="12.8128">
                <text:p>12.8128</text:p>
              </table:table-cell>
              <table:table-cell office:value-type="float" office:value="4742.25924333502">
                <text:p>4742.25924333502</text:p>
              </table:table-cell>
              <table:table-cell office:value-type="float" office:value="4742.25924333502">
                <text:p>4742.25924333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1.5024">
                <text:p>11.5024</text:p>
              </table:table-cell>
              <table:table-cell office:value-type="float" office:value="11.5024">
                <text:p>11.5024</text:p>
              </table:table-cell>
              <table:table-cell office:value-type="float" office:value="4584.73664609138">
                <text:p>4584.73664609138</text:p>
              </table:table-cell>
              <table:table-cell office:value-type="float" office:value="4584.73664609138">
                <text:p>4584.73664609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0.192">
                <text:p>10.192</text:p>
              </table:table-cell>
              <table:table-cell office:value-type="float" office:value="10.192">
                <text:p>10.192</text:p>
              </table:table-cell>
              <table:table-cell office:value-type="float" office:value="4352.59808173232">
                <text:p>4352.59808173232</text:p>
              </table:table-cell>
              <table:table-cell office:value-type="float" office:value="4352.59808173232">
                <text:p>4352.59808173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8.8816">
                <text:p>8.8816</text:p>
              </table:table-cell>
              <table:table-cell office:value-type="float" office:value="8.8816">
                <text:p>8.8816</text:p>
              </table:table-cell>
              <table:table-cell office:value-type="float" office:value="4045.84355025785">
                <text:p>4045.84355025785</text:p>
              </table:table-cell>
              <table:table-cell office:value-type="float" office:value="4045.84355025785">
                <text:p>4045.84355025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7.7077">
                <text:p>7.7077</text:p>
              </table:table-cell>
              <table:table-cell office:value-type="float" office:value="7.7077">
                <text:p>7.7077</text:p>
              </table:table-cell>
              <table:table-cell office:value-type="float" office:value="3730.53927255141">
                <text:p>3730.53927255141</text:p>
              </table:table-cell>
              <table:table-cell office:value-type="float" office:value="3730.53927255141">
                <text:p>3730.53927255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6.8068">
                <text:p>6.8068</text:p>
              </table:table-cell>
              <table:table-cell office:value-type="float" office:value="6.8068">
                <text:p>6.8068</text:p>
              </table:table-cell>
              <table:table-cell office:value-type="float" office:value="3488.29646264547">
                <text:p>3488.29646264547</text:p>
              </table:table-cell>
              <table:table-cell office:value-type="float" office:value="3488.29646264547">
                <text:p>3488.29646264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5.9059">
                <text:p>5.9059</text:p>
              </table:table-cell>
              <table:table-cell office:value-type="float" office:value="5.9059">
                <text:p>5.9059</text:p>
              </table:table-cell>
              <table:table-cell office:value-type="float" office:value="3194.75517534769">
                <text:p>3194.75517534769</text:p>
              </table:table-cell>
              <table:table-cell office:value-type="float" office:value="3194.75517534769">
                <text:p>3194.75517534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005">
                <text:p>5.005</text:p>
              </table:table-cell>
              <table:table-cell office:value-type="float" office:value="5.005">
                <text:p>5.005</text:p>
              </table:table-cell>
              <table:table-cell office:value-type="float" office:value="2849.91541065807">
                <text:p>2849.91541065807</text:p>
              </table:table-cell>
              <table:table-cell office:value-type="float" office:value="2849.91541065807">
                <text:p>2849.91541065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4.1041">
                <text:p>4.1041</text:p>
              </table:table-cell>
              <table:table-cell office:value-type="float" office:value="4.1041">
                <text:p>4.1041</text:p>
              </table:table-cell>
              <table:table-cell office:value-type="float" office:value="2453.77716857659">
                <text:p>2453.77716857659</text:p>
              </table:table-cell>
              <table:table-cell office:value-type="float" office:value="2453.77716857659">
                <text:p>2453.77716857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006.34044910328">
                <text:p>2006.34044910328</text:p>
              </table:table-cell>
              <table:table-cell office:value-type="float" office:value="2006.34044910328">
                <text:p>2006.34044910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097.53774224434">
                <text:p>2097.53774224434</text:p>
              </table:table-cell>
              <table:table-cell office:value-type="float" office:value="2097.53774224434">
                <text:p>2097.53774224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188.73503538539">
                <text:p>2188.73503538539</text:p>
              </table:table-cell>
              <table:table-cell office:value-type="float" office:value="2188.73503538539">
                <text:p>2188.73503538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279.93232852645">
                <text:p>2279.93232852645</text:p>
              </table:table-cell>
              <table:table-cell office:value-type="float" office:value="2279.93232852645">
                <text:p>2279.93232852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371.12962166751">
                <text:p>2371.12962166751</text:p>
              </table:table-cell>
              <table:table-cell office:value-type="float" office:value="2371.12962166751">
                <text:p>2371.1296216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462.32691480857">
                <text:p>2462.32691480857</text:p>
              </table:table-cell>
              <table:table-cell office:value-type="float" office:value="2462.32691480857">
                <text:p>2462.32691480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553.52420794963">
                <text:p>2553.52420794963</text:p>
              </table:table-cell>
              <table:table-cell office:value-type="float" office:value="2553.52420794963">
                <text:p>2553.52420794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644.72150109068">
                <text:p>2644.72150109068</text:p>
              </table:table-cell>
              <table:table-cell office:value-type="float" office:value="2644.72150109068">
                <text:p>2644.72150109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735.91879423174">
                <text:p>2735.91879423174</text:p>
              </table:table-cell>
              <table:table-cell office:value-type="float" office:value="2735.91879423174">
                <text:p>2735.91879423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827.1160873728">
                <text:p>2827.1160873728</text:p>
              </table:table-cell>
              <table:table-cell office:value-type="float" office:value="2827.1160873728">
                <text:p>2827.1160873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918.31338051386">
                <text:p>2918.31338051386</text:p>
              </table:table-cell>
              <table:table-cell office:value-type="float" office:value="2918.31338051386">
                <text:p>2918.31338051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3009.51067365492">
                <text:p>3009.51067365492</text:p>
              </table:table-cell>
              <table:table-cell office:value-type="float" office:value="3009.51067365492">
                <text:p>3009.51067365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3100.70796679598">
                <text:p>3100.70796679598</text:p>
              </table:table-cell>
              <table:table-cell office:value-type="float" office:value="3100.70796679598">
                <text:p>3100.707966795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20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1">
      <style:chart-properties chart:display-label="true" chart:logarithmic="false" chart:minimum="0" chart:maximum="55" chart:origin="0" chart:interval-maj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1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1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B.A11:Recupmap_80_B.A49 Recupmap_80_B.G10:Recupmap_80_B.H49 Recupmap_80_B.D10:Recupmap_80_B.E49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B.G11:Recupmap_80_B.G49" chart:label-cell-address="Recupmap_80_B.G10:Recupmap_80_B.G10" chart:class="chart:scatter">
            <chart:domain table:cell-range-address="Recupmap_80_B.A11:Recupmap_80_B.A49"/>
            <chart:data-point chart:repeated="39"/>
          </chart:series>
          <chart:series chart:attached-axis="primary-y" chart:style-name="ch10" chart:values-cell-range-address="Recupmap_80_B.D11:Recupmap_80_B.D49" chart:label-cell-address="Recupmap_80_B.D10:Recupmap_80_B.D10" chart:class="chart:scatter">
            <chart:data-point chart:repeated="39"/>
          </chart:series>
          <chart:series chart:attached-axis="secondary-y" chart:style-name="ch11" chart:values-cell-range-address="Recupmap_80_B.H11:Recupmap_80_B.H49" chart:label-cell-address="Recupmap_80_B.H10:Recupmap_80_B.H10" chart:class="chart:scatter">
            <chart:data-point chart:repeated="39"/>
          </chart:series>
          <chart:series chart:attached-axis="secondary-y" chart:style-name="ch12" chart:values-cell-range-address="Recupmap_80_B.E11:Recupmap_80_B.E49" chart:label-cell-address="Recupmap_80_B.E10:Recupmap_80_B.E10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B.G10:Recupmap_80_B.G10</svg:desc>
                </draw:g>
              </table:table-cell>
              <table:table-cell office:value-type="string">
                <text:p>Ntr_Trq</text:p>
                <draw:g>
                  <svg:desc>Recupmap_80_B.D10:Recupmap_80_B.D10</svg:desc>
                </draw:g>
              </table:table-cell>
              <table:table-cell office:value-type="string">
                <text:p>Brk_Pwr</text:p>
                <draw:g>
                  <svg:desc>Recupmap_80_B.H10:Recupmap_80_B.H10</svg:desc>
                </draw:g>
              </table:table-cell>
              <table:table-cell office:value-type="string">
                <text:p>Ntr_Pwr</text:p>
                <draw:g>
                  <svg:desc>Recupmap_80_B.E10:Recupmap_80_B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B.A11:Recupmap_80_B.A49</svg:desc>
                </draw:g>
              </table:table-cell>
              <table:table-cell office:value-type="float" office:value="38.192">
                <text:p>38.192</text:p>
                <draw:g>
                  <svg:desc>Recupmap_80_B.G11:Recupmap_80_B.G49</svg:desc>
                </draw:g>
              </table:table-cell>
              <table:table-cell office:value-type="float" office:value="18.656">
                <text:p>18.656</text:p>
                <draw:g>
                  <svg:desc>Recupmap_80_B.D11:Recupmap_80_B.D49</svg:desc>
                </draw:g>
              </table:table-cell>
              <table:table-cell office:value-type="float" office:value="0">
                <text:p>0</text:p>
                <draw:g>
                  <svg:desc>Recupmap_80_B.H11:Recupmap_80_B.H49</svg:desc>
                </draw:g>
              </table:table-cell>
              <table:table-cell office:value-type="float" office:value="0">
                <text:p>0</text:p>
                <draw:g>
                  <svg:desc>Recupmap_80_B.E11:Recupmap_80_B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1087.35234129723">
                <text:p>1087.35234129723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2174.70468259446">
                <text:p>2174.70468259446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3262.05702389169">
                <text:p>3262.05702389169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4349.40936518893">
                <text:p>4349.40936518893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5436.76170648616">
                <text:p>5436.76170648616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6524.11404778339">
                <text:p>6524.11404778339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7.35872">
                <text:p>37.35872</text:p>
              </table:table-cell>
              <table:table-cell office:value-type="float" office:value="18.656">
                <text:p>18.656</text:p>
              </table:table-cell>
              <table:table-cell office:value-type="float" office:value="7445.39803150068">
                <text:p>7445.39803150068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.85888">
                <text:p>34.85888</text:p>
              </table:table-cell>
              <table:table-cell office:value-type="float" office:value="18.656">
                <text:p>18.656</text:p>
              </table:table-cell>
              <table:table-cell office:value-type="float" office:value="7939.64909572669">
                <text:p>7939.64909572669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2.35904">
                <text:p>32.35904</text:p>
              </table:table-cell>
              <table:table-cell office:value-type="float" office:value="18.656">
                <text:p>18.656</text:p>
              </table:table-cell>
              <table:table-cell office:value-type="float" office:value="8291.55585345561">
                <text:p>8291.55585345561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.8592">
                <text:p>29.8592</text:p>
              </table:table-cell>
              <table:table-cell office:value-type="float" office:value="18.656">
                <text:p>18.656</text:p>
              </table:table-cell>
              <table:table-cell office:value-type="float" office:value="8501.11830468744">
                <text:p>8501.11830468744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7.35936">
                <text:p>27.35936</text:p>
              </table:table-cell>
              <table:table-cell office:value-type="float" office:value="18.656">
                <text:p>18.656</text:p>
              </table:table-cell>
              <table:table-cell office:value-type="float" office:value="8568.33644942218">
                <text:p>8568.33644942218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4.85952">
                <text:p>24.85952</text:p>
              </table:table-cell>
              <table:table-cell office:value-type="float" office:value="18.656">
                <text:p>18.656</text:p>
              </table:table-cell>
              <table:table-cell office:value-type="float" office:value="8493.21028765983">
                <text:p>8493.21028765983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2.35968">
                <text:p>22.35968</text:p>
              </table:table-cell>
              <table:table-cell office:value-type="float" office:value="18.656">
                <text:p>18.656</text:p>
              </table:table-cell>
              <table:table-cell office:value-type="float" office:value="8275.73981940038">
                <text:p>8275.73981940038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9.85984">
                <text:p>19.85984</text:p>
              </table:table-cell>
              <table:table-cell office:value-type="float" office:value="18.656">
                <text:p>18.656</text:p>
              </table:table-cell>
              <table:table-cell office:value-type="float" office:value="7915.92504464384">
                <text:p>7915.92504464384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9.0666215384615">
                <text:p>19.0666215384615</text:p>
              </table:table-cell>
              <table:table-cell office:value-type="float" office:value="18.656">
                <text:p>18.656</text:p>
              </table:table-cell>
              <table:table-cell office:value-type="float" office:value="8142.59618656042">
                <text:p>8142.59618656042</text:p>
              </table:table-cell>
              <table:table-cell office:value-type="float" office:value="7967.23604913639">
                <text:p>7967.23604913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8.2734030769231">
                <text:p>18.2734030769231</text:p>
              </table:table-cell>
              <table:table-cell office:value-type="float" office:value="17.81648">
                <text:p>17.81648</text:p>
              </table:table-cell>
              <table:table-cell office:value-type="float" office:value="8324.10038506926">
                <text:p>8324.10038506926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7.4801846153846">
                <text:p>17.4801846153846</text:p>
              </table:table-cell>
              <table:table-cell office:value-type="float" office:value="16.97696">
                <text:p>16.97696</text:p>
              </table:table-cell>
              <table:table-cell office:value-type="float" office:value="8460.43764017038">
                <text:p>8460.43764017038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6.6869661538462">
                <text:p>16.6869661538462</text:p>
              </table:table-cell>
              <table:table-cell office:value-type="float" office:value="16.13744">
                <text:p>16.13744</text:p>
              </table:table-cell>
              <table:table-cell office:value-type="float" office:value="8551.60795186376">
                <text:p>8551.60795186376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8937476923077">
                <text:p>15.8937476923077</text:p>
              </table:table-cell>
              <table:table-cell office:value-type="float" office:value="15.29792">
                <text:p>15.29792</text:p>
              </table:table-cell>
              <table:table-cell office:value-type="float" office:value="8597.61132014941">
                <text:p>8597.61132014941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5.1005292307692">
                <text:p>15.1005292307692</text:p>
              </table:table-cell>
              <table:table-cell office:value-type="float" office:value="14.5856">
                <text:p>14.5856</text:p>
              </table:table-cell>
              <table:table-cell office:value-type="float" office:value="8598.44774502734">
                <text:p>8598.44774502734</text:p>
              </table:table-cell>
              <table:table-cell office:value-type="float" office:value="8305.24000273612">
                <text:p>8305.24000273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4.3073107692308">
                <text:p>14.3073107692308</text:p>
              </table:table-cell>
              <table:table-cell office:value-type="float" office:value="13.87328">
                <text:p>13.87328</text:p>
              </table:table-cell>
              <table:table-cell office:value-type="float" office:value="8554.11722649752">
                <text:p>8554.11722649752</text:p>
              </table:table-cell>
              <table:table-cell office:value-type="float" office:value="8294.61702133727">
                <text:p>8294.61702133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3.5140923076923">
                <text:p>13.5140923076923</text:p>
              </table:table-cell>
              <table:table-cell office:value-type="float" office:value="13.16096">
                <text:p>13.16096</text:p>
              </table:table-cell>
              <table:table-cell office:value-type="float" office:value="8464.61976455999">
                <text:p>8464.61976455999</text:p>
              </table:table-cell>
              <table:table-cell office:value-type="float" office:value="8243.43356550646">
                <text:p>8243.43356550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2.8464">
                <text:p>12.8464</text:p>
              </table:table-cell>
              <table:table-cell office:value-type="float" office:value="12.5504">
                <text:p>12.5504</text:p>
              </table:table-cell>
              <table:table-cell office:value-type="float" office:value="8412.15311312676">
                <text:p>8412.15311312676</text:p>
              </table:table-cell>
              <table:table-cell office:value-type="float" office:value="8218.3247003819">
                <text:p>8218.3247003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2.42976">
                <text:p>12.42976</text:p>
              </table:table-cell>
              <table:table-cell office:value-type="float" office:value="12.14336">
                <text:p>12.14336</text:p>
              </table:table-cell>
              <table:table-cell office:value-type="float" office:value="8493.21028765983">
                <text:p>8493.21028765983</text:p>
              </table:table-cell>
              <table:table-cell office:value-type="float" office:value="8297.51419808241">
                <text:p>8297.51419808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2.01312">
                <text:p>12.01312</text:p>
              </table:table-cell>
              <table:table-cell office:value-type="float" office:value="11.73632">
                <text:p>11.73632</text:p>
              </table:table-cell>
              <table:table-cell office:value-type="float" office:value="8550.54341111004">
                <text:p>8550.54341111004</text:p>
              </table:table-cell>
              <table:table-cell office:value-type="float" office:value="8353.5262818218">
                <text:p>8353.5262818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9648">
                <text:p>11.59648</text:p>
              </table:table-cell>
              <table:table-cell office:value-type="float" office:value="11.32928">
                <text:p>11.32928</text:p>
              </table:table-cell>
              <table:table-cell office:value-type="float" office:value="8584.15248347741">
                <text:p>8584.15248347741</text:p>
              </table:table-cell>
              <table:table-cell office:value-type="float" office:value="8386.36095160005">
                <text:p>8386.3609516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1.17984">
                <text:p>11.17984</text:p>
              </table:table-cell>
              <table:table-cell office:value-type="float" office:value="10.92224">
                <text:p>10.92224</text:p>
              </table:table-cell>
              <table:table-cell office:value-type="float" office:value="8594.03750476193">
                <text:p>8594.03750476193</text:p>
              </table:table-cell>
              <table:table-cell office:value-type="float" office:value="8396.01820741719">
                <text:p>8396.01820741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0.7632">
                <text:p>10.7632</text:p>
              </table:table-cell>
              <table:table-cell office:value-type="float" office:value="10.5152">
                <text:p>10.5152</text:p>
              </table:table-cell>
              <table:table-cell office:value-type="float" office:value="8580.19847496361">
                <text:p>8580.19847496361</text:p>
              </table:table-cell>
              <table:table-cell office:value-type="float" office:value="8382.4980492732">
                <text:p>8382.4980492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0.34656">
                <text:p>10.34656</text:p>
              </table:table-cell>
              <table:table-cell office:value-type="float" office:value="10.10816">
                <text:p>10.10816</text:p>
              </table:table-cell>
              <table:table-cell office:value-type="float" office:value="8542.63539408243">
                <text:p>8542.63539408243</text:p>
              </table:table-cell>
              <table:table-cell office:value-type="float" office:value="8345.80047716809">
                <text:p>8345.80047716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481.3482621184">
                <text:p>8481.3482621184</text:p>
              </table:table-cell>
              <table:table-cell office:value-type="float" office:value="8285.92549110185">
                <text:p>8285.92549110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764.05987085568">
                <text:p>8764.05987085568</text:p>
              </table:table-cell>
              <table:table-cell office:value-type="float" office:value="8562.12300747191">
                <text:p>8562.12300747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046.77147959296">
                <text:p>9046.77147959296</text:p>
              </table:table-cell>
              <table:table-cell office:value-type="float" office:value="8838.32052384197">
                <text:p>8838.32052384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329.48308833024">
                <text:p>9329.48308833024</text:p>
              </table:table-cell>
              <table:table-cell office:value-type="float" office:value="9114.51804021204">
                <text:p>9114.51804021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612.19469706752">
                <text:p>9612.19469706752</text:p>
              </table:table-cell>
              <table:table-cell office:value-type="float" office:value="9390.7155565821">
                <text:p>9390.7155565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894.9063058048">
                <text:p>9894.9063058048</text:p>
              </table:table-cell>
              <table:table-cell office:value-type="float" office:value="9666.91307295216">
                <text:p>9666.91307295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177.6179145421">
                <text:p>10177.6179145421</text:p>
              </table:table-cell>
              <table:table-cell office:value-type="float" office:value="9943.11058932222">
                <text:p>9943.1105893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460.3295232794">
                <text:p>10460.3295232794</text:p>
              </table:table-cell>
              <table:table-cell office:value-type="float" office:value="10219.3081056923">
                <text:p>10219.3081056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0" chart:maximum="100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5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legend chart:legend-position="top" svg:x="5.688cm" svg:y="0.185cm" style:legend-expansion="wide" chart:style-name="ch2"/>
        <chart:plot-area chart:style-name="ch3" table:cell-range-address="Limiter_80.B12:Limiter_80.B87 Limiter_80.F12:Limiter_80.F12 Limiter_80.G13:Limiter_80.G87 Limiter_80.C13:Limiter_80.C87" chart:data-source-has-labels="row" svg:x="0.32cm" svg:y="0.963cm" svg:width="15.361cm" svg:height="7.858cm">
          <chartooo:coordinate-region svg:x="1.603cm" svg:y="1.162cm" svg:width="13.984cm" svg:height="7.0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imiter_80.G13:Limiter_80.G87" chart:label-cell-address="Limiter_80.F12:Limiter_80.F12" chart:class="chart:scatter">
            <chart:domain table:cell-range-address="Limiter_80.B13:Limiter_80.B87"/>
            <chart:data-point chart:repeated="75"/>
          </chart:series>
          <chart:series chart:attached-axis="secondary-y" chart:style-name="ch9" chart:values-cell-range-address="Limiter_80.C13:Limiter_80.C87" chart:label-cell-address="Limiter_80.B12:Limiter_80.B12" chart:class="chart:scatter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recup level</text:p>
                <draw:g>
                  <svg:desc>Limiter_80.F12:Limiter_80.F12</svg:desc>
                </draw:g>
              </table:table-cell>
              <table:table-cell office:value-type="string">
                <text:p>SOC</text:p>
                <draw:g>
                  <svg:desc>Limiter_80.B12:Limiter_80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Limiter_80.B13:Limiter_80.B87</svg:desc>
                </draw:g>
              </table:table-cell>
              <table:table-cell office:value-type="float" office:value="17554.6875">
                <text:p>17554.6875</text:p>
                <draw:g>
                  <svg:desc>Limiter_80.G13:Limiter_80.G87</svg:desc>
                </draw:g>
              </table:table-cell>
              <table:table-cell office:value-type="float" office:value="19000">
                <text:p>19000</text:p>
                <draw:g>
                  <svg:desc>Limiter_80.C13:Limiter_80.C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28">
                <text:p>99.2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18">
                <text:p>99.1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16">
                <text:p>99.1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66">
                <text:p>98.6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58">
                <text:p>98.5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2">
                <text:p>98.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2">
                <text:p>98.0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.58">
                <text:p>97.5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3">
                <text:p>97.3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64">
                <text:p>96.6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.22">
                <text:p>96.2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74">
                <text:p>95.7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8">
                <text:p>95.1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58">
                <text:p>94.5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92">
                <text:p>93.9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.28">
                <text:p>93.2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64">
                <text:p>92.6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36">
                <text:p>91.3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08">
                <text:p>90.0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.44">
                <text:p>89.4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8">
                <text:p>88.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14">
                <text:p>88.1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86">
                <text:p>84.8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2">
                <text:p>84.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98">
                <text:p>69.9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36">
                <text:p>69.3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42">
                <text:p>57.4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92">
                <text:p>56.9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">
                <text:p>43.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68">
                <text:p>41.6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08">
                <text:p>34.0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06">
                <text:p>26.0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2">
                <text:p>24.8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8">
                <text:p>17.4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8">
                <text:p>15.5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2">
                <text:p>15.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98">
                <text:p>14.9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8">
                <text:p>14.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12">
                <text:p>14.1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2">
                <text:p>13.9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2">
                <text:p>13.6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">
                <text:p>13.5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88">
                <text:p>12.8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2">
                <text:p>11.72</text:p>
              </table:table-cell>
              <table:table-cell office:value-type="float" office:value="16490.7670454546">
                <text:p>16490.7670454546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6">
                <text:p>8.6</text:p>
              </table:table-cell>
              <table:table-cell office:value-type="float" office:value="16490.7670454546">
                <text:p>16490.7670454546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8">
                <text:p>5.98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8">
                <text:p>5.88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">
                <text:p>5.8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">
                <text:p>5.7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6">
                <text:p>5.56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">
                <text:p>5.42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6">
                <text:p>5.26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">
                <text:p>5.1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2">
                <text:p>4.92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2">
                <text:p>4.82</text:p>
              </table:table-cell>
              <table:table-cell office:value-type="float" office:value="13830.9659090909">
                <text:p>13830.965909090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4">
                <text:p>4.64</text:p>
              </table:table-cell>
              <table:table-cell office:value-type="float" office:value="13299.0056818182">
                <text:p>13299.0056818182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8">
                <text:p>4.38</text:p>
              </table:table-cell>
              <table:table-cell office:value-type="float" office:value="12767.0454545455">
                <text:p>12767.0454545455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4">
                <text:p>4.24</text:p>
              </table:table-cell>
              <table:table-cell office:value-type="float" office:value="12235.0852272727">
                <text:p>12235.085227272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1703.125">
                <text:p>11703.12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">
                <text:p>3.86</text:p>
              </table:table-cell>
              <table:table-cell office:value-type="float" office:value="11703.125">
                <text:p>11703.12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2">
                <text:p>3.72</text:p>
              </table:table-cell>
              <table:table-cell office:value-type="float" office:value="11171.1647727273">
                <text:p>11171.1647727273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">
                <text:p>3.58</text:p>
              </table:table-cell>
              <table:table-cell office:value-type="float" office:value="11171.1647727273">
                <text:p>11171.1647727273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6">
                <text:p>3.46</text:p>
              </table:table-cell>
              <table:table-cell office:value-type="float" office:value="10639.2045454545">
                <text:p>10639.204545454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2">
                <text:p>2.62</text:p>
              </table:table-cell>
              <table:table-cell office:value-type="float" office:value="9043.32386363636">
                <text:p>9043.3238636363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">
                <text:p>2.46</text:p>
              </table:table-cell>
              <table:table-cell office:value-type="float" office:value="8511.36363636364">
                <text:p>8511.36363636364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4">
                <text:p>2.24</text:p>
              </table:table-cell>
              <table:table-cell office:value-type="float" office:value="7979.40340909091">
                <text:p>7979.40340909091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7447.44318181818">
                <text:p>7447.443181818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">
                <text:p>1.48</text:p>
              </table:table-cell>
              <table:table-cell office:value-type="float" office:value="6383.52272727273">
                <text:p>6383.5227272727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8">
                <text:p>1.38</text:p>
              </table:table-cell>
              <table:table-cell office:value-type="float" office:value="5851.5625">
                <text:p>5851.5625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">
                <text:p>1.2</text:p>
              </table:table-cell>
              <table:table-cell office:value-type="float" office:value="5319.60227272727">
                <text:p>5319.60227272727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0" chart:maximum="100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5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2cm" xlink:href=".." xlink:type="simple" chart:class="chart:scatter" chart:style-name="ch1">
        <chart:legend chart:legend-position="top" svg:x="4.775cm" svg:y="0.185cm" style:legend-expansion="wide" chart:style-name="ch2"/>
        <chart:plot-area chart:style-name="ch3" table:cell-range-address="Limiter_80.B13:Limiter_80.B87 Limiter_80.G12:Limiter_80.G12 Limiter_80.H13:Limiter_80.H87 Limiter_80.C12:Limiter_80.C12 Limiter_80.D13:Limiter_80.D87" chart:data-source-has-labels="row" svg:x="0.32cm" svg:y="0.963cm" svg:width="15.361cm" svg:height="7.859cm">
          <chartooo:coordinate-region svg:x="1.603cm" svg:y="1.163cm" svg:width="13.984cm" svg:height="7.0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imiter_80.H13:Limiter_80.H87" chart:label-cell-address="Limiter_80.G12:Limiter_80.G12" chart:class="chart:scatter">
            <chart:domain table:cell-range-address="Limiter_80.B13:Limiter_80.B87"/>
            <chart:data-point chart:repeated="75"/>
          </chart:series>
          <chart:series chart:attached-axis="secondary-y" chart:style-name="ch9" chart:values-cell-range-address="Limiter_80.D13:Limiter_80.D87" chart:label-cell-address="Limiter_80.C12:Limiter_80.C12" chart:class="chart:scatter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VMS drive</text:p>
                <draw:g>
                  <svg:desc>Limiter_80.G12:Limiter_80.G12</svg:desc>
                </draw:g>
              </table:table-cell>
              <table:table-cell office:value-type="string">
                <text:p>BMS discharge</text:p>
                <draw:g>
                  <svg:desc>Limiter_80.C12:Limiter_80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Limiter_80.B13:Limiter_80.B87</svg:desc>
                </draw:g>
              </table:table-cell>
              <table:table-cell office:value-type="float" office:value="0">
                <text:p>0</text:p>
                <draw:g>
                  <svg:desc>Limiter_80.H13:Limiter_80.H87</svg:desc>
                </draw:g>
              </table:table-cell>
              <table:table-cell office:value-type="float" office:value="0">
                <text:p>0</text:p>
                <draw:g>
                  <svg:desc>Limiter_80.D13:Limiter_80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28">
                <text:p>99.28</text:p>
              </table:table-cell>
              <table:table-cell office:value-type="float" office:value="745.169767392014">
                <text:p>745.1697673920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18">
                <text:p>99.18</text:p>
              </table:table-cell>
              <table:table-cell office:value-type="float" office:value="745.169767392014">
                <text:p>745.1697673920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16">
                <text:p>99.16</text:p>
              </table:table-cell>
              <table:table-cell office:value-type="float" office:value="1490.33953478403">
                <text:p>1490.339534784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66">
                <text:p>98.66</text:p>
              </table:table-cell>
              <table:table-cell office:value-type="float" office:value="1490.33953478403">
                <text:p>1490.339534784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58">
                <text:p>98.58</text:p>
              </table:table-cell>
              <table:table-cell office:value-type="float" office:value="2235.50930217604">
                <text:p>2235.5093021760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2">
                <text:p>98.2</text:p>
              </table:table-cell>
              <table:table-cell office:value-type="float" office:value="2235.50930217604">
                <text:p>2235.5093021760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2">
                <text:p>98.02</text:p>
              </table:table-cell>
              <table:table-cell office:value-type="float" office:value="2980.67906956806">
                <text:p>2980.679069568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.58">
                <text:p>97.58</text:p>
              </table:table-cell>
              <table:table-cell office:value-type="float" office:value="2980.67906956806">
                <text:p>2980.679069568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3">
                <text:p>97.3</text:p>
              </table:table-cell>
              <table:table-cell office:value-type="float" office:value="3725.84883696007">
                <text:p>3725.8488369600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3725.84883696007">
                <text:p>3725.8488369600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64">
                <text:p>96.64</text:p>
              </table:table-cell>
              <table:table-cell office:value-type="float" office:value="4471.01860435209">
                <text:p>4471.0186043520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.22">
                <text:p>96.22</text:p>
              </table:table-cell>
              <table:table-cell office:value-type="float" office:value="5216.1883717441">
                <text:p>5216.18837174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74">
                <text:p>95.74</text:p>
              </table:table-cell>
              <table:table-cell office:value-type="float" office:value="5961.35813913611">
                <text:p>5961.358139136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8">
                <text:p>95.18</text:p>
              </table:table-cell>
              <table:table-cell office:value-type="float" office:value="6706.52790652813">
                <text:p>6706.5279065281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58">
                <text:p>94.58</text:p>
              </table:table-cell>
              <table:table-cell office:value-type="float" office:value="7451.69767392014">
                <text:p>7451.6976739201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92">
                <text:p>93.92</text:p>
              </table:table-cell>
              <table:table-cell office:value-type="float" office:value="8196.86744131216">
                <text:p>8196.86744131216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.28">
                <text:p>93.28</text:p>
              </table:table-cell>
              <table:table-cell office:value-type="float" office:value="8196.86744131216">
                <text:p>8196.86744131216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64">
                <text:p>92.64</text:p>
              </table:table-cell>
              <table:table-cell office:value-type="float" office:value="8942.03720870417">
                <text:p>8942.0372087041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8942.03720870417">
                <text:p>8942.0372087041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36">
                <text:p>91.3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08">
                <text:p>90.0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.44">
                <text:p>89.4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8">
                <text:p>88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14">
                <text:p>88.1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86">
                <text:p>84.8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2">
                <text:p>84.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98">
                <text:p>69.9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36">
                <text:p>69.3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42">
                <text:p>57.4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92">
                <text:p>56.9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">
                <text:p>43.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68">
                <text:p>41.6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08">
                <text:p>34.0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06">
                <text:p>26.0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2">
                <text:p>24.8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8">
                <text:p>17.4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8">
                <text:p>15.5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2">
                <text:p>15.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98">
                <text:p>14.9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8">
                <text:p>14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12">
                <text:p>14.1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2">
                <text:p>13.9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2">
                <text:p>13.6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">
                <text:p>13.5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88">
                <text:p>12.8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2">
                <text:p>11.7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6">
                <text:p>8.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8">
                <text:p>5.9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8">
                <text:p>5.8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">
                <text:p>5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">
                <text:p>5.7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6">
                <text:p>5.5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">
                <text:p>5.4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6">
                <text:p>5.2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">
                <text:p>5.1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2">
                <text:p>4.9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2">
                <text:p>4.8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4">
                <text:p>4.6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8">
                <text:p>4.3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4">
                <text:p>4.2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">
                <text:p>3.8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2">
                <text:p>3.7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">
                <text:p>3.5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6">
                <text:p>3.4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2">
                <text:p>2.6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">
                <text:p>2.4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4">
                <text:p>2.2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">
                <text:p>1.4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8">
                <text:p>1.3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">
                <text:p>1.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